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メイリオ" svg:font-family="メイリオ"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7.013cm" fo:margin-left="0cm" fo:margin-right="-0.012cm" table:align="margins"/>
    </style:style>
    <style:style style:name="表1.A" style:family="table-column">
      <style:table-column-properties style:column-width="0.552cm" style:rel-column-width="2126*"/>
    </style:style>
    <style:style style:name="表1.B" style:family="table-column">
      <style:table-column-properties style:column-width="10.428cm" style:rel-column-width="40170*"/>
    </style:style>
    <style:style style:name="表1.C" style:family="table-column">
      <style:table-column-properties style:column-width="3.863cm" style:rel-column-width="14880*"/>
    </style:style>
    <style:style style:name="表1.D" style:family="table-column">
      <style:table-column-properties style:column-width="2.17cm" style:rel-column-width="8359*"/>
    </style:style>
    <style:style style:name="表1.A1" style:family="table-cell">
      <style:table-cell-properties fo:padding="0.097cm" fo:border-left="0.002cm solid #000000" fo:border-right="none" fo:border-top="0.002cm solid #000000" fo:border-bottom="0.002cm solid #000000"/>
    </style:style>
    <style:style style:name="表1.D1" style:family="table-cell">
      <style:table-cell-properties fo:padding="0.097cm" fo:border="0.002cm solid #000000"/>
    </style:style>
    <style:style style:name="表1.A2" style:family="table-cell">
      <style:table-cell-properties fo:padding="0.097cm" fo:border-left="0.002cm solid #000000" fo:border-right="none" fo:border-top="none" fo:border-bottom="0.002cm solid #000000"/>
    </style:style>
    <style:style style:name="表1.D2" style:family="table-cell">
      <style:table-cell-properties fo:padding="0.097cm" fo:border-left="0.002cm solid #000000" fo:border-right="0.002cm solid #000000" fo:border-top="none" fo:border-bottom="0.002cm solid #000000"/>
    </style:style>
    <style:style style:name="表2" style:family="table">
      <style:table-properties style:width="17.013cm" fo:margin-left="0cm" fo:margin-right="-0.012cm" table:align="margins"/>
    </style:style>
    <style:style style:name="表2.A" style:family="table-column">
      <style:table-column-properties style:column-width="0.55cm" style:rel-column-width="2119*"/>
    </style:style>
    <style:style style:name="表2.B" style:family="table-column">
      <style:table-column-properties style:column-width="3.948cm" style:rel-column-width="15206*"/>
    </style:style>
    <style:style style:name="表2.C" style:family="table-column">
      <style:table-column-properties style:column-width="10.343cm" style:rel-column-width="39844*"/>
    </style:style>
    <style:style style:name="表2.D" style:family="table-column">
      <style:table-column-properties style:column-width="2.171cm" style:rel-column-width="8366*"/>
    </style:style>
    <style:style style:name="表2.A1" style:family="table-cell" style:data-style-name="N0">
      <style:table-cell-properties fo:padding="0.097cm" fo:border-left="0.002cm solid #000000" fo:border-right="none" fo:border-top="0.002cm solid #000000" fo:border-bottom="0.002cm solid #000000"/>
    </style:style>
    <style:style style:name="表2.B1" style:family="table-cell">
      <style:table-cell-properties fo:padding="0.097cm" fo:border-left="0.002cm solid #000000" fo:border-right="none" fo:border-top="0.002cm solid #000000" fo:border-bottom="0.002cm solid #000000"/>
    </style:style>
    <style:style style:name="表2.D1" style:family="table-cell">
      <style:table-cell-properties fo:padding="0.097cm" fo:border="0.002cm solid #000000"/>
    </style:style>
    <style:style style:name="表2.A2" style:family="table-cell" style:data-style-name="N0">
      <style:table-cell-properties fo:padding="0.097cm" fo:border-left="0.002cm solid #000000" fo:border-right="none" fo:border-top="none" fo:border-bottom="0.002cm solid #000000"/>
    </style:style>
    <style:style style:name="表2.B2" style:family="table-cell">
      <style:table-cell-properties fo:background-color="#ffff66" fo:padding="0.097cm" fo:border-left="0.002cm solid #000000" fo:border-right="none" fo:border-top="none" fo:border-bottom="0.002cm solid #000000">
        <style:background-image/>
      </style:table-cell-properties>
    </style:style>
    <style:style style:name="表2.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5pt" style:font-size-asian="15pt" style:font-size-complex="15pt"/>
    </style:style>
    <style:style style:name="P2" style:family="paragraph" style:parent-style-name="Standard">
      <style:paragraph-properties fo:line-height="150%"/>
      <style:text-properties fo:font-size="15pt" style:font-size-asian="15pt" style:font-size-complex="15pt"/>
    </style:style>
    <style:style style:name="P3" style:family="paragraph" style:parent-style-name="Standard">
      <style:text-properties fo:font-size="15pt" style:font-size-asian="15pt" style:language-asian="ja" style:country-asian="JP" style:font-size-complex="15pt"/>
    </style:style>
    <style:style style:name="P4" style:family="paragraph" style:parent-style-name="Standard">
      <style:text-properties style:font-name="Arial" fo:font-size="16pt" style:font-name-asian="Arial" style:font-size-asian="16pt" style:font-size-complex="16pt"/>
    </style:style>
    <style:style style:name="P5" style:family="paragraph" style:parent-style-name="Standard">
      <style:paragraph-properties fo:line-height="150%"/>
      <style:text-properties style:font-name="Arial" fo:font-size="15pt" style:font-name-asian="Arial" style:font-size-asian="15pt" style:font-size-complex="15pt"/>
    </style:style>
    <style:style style:name="P6" style:family="paragraph" style:parent-style-name="Standard">
      <style:paragraph-properties fo:line-height="150%"/>
      <style:text-properties style:font-name="Arial" fo:font-size="15pt" style:font-size-asian="15pt" style:font-size-complex="15pt"/>
    </style:style>
    <style:style style:name="P7" style:family="paragraph" style:parent-style-name="Standard">
      <style:text-properties fo:color="#3333ff" style:font-name="Arial" fo:font-size="24pt" fo:background-color="#ffff99" style:font-name-asian="Arial" style:font-size-asian="24pt" style:font-size-complex="24pt"/>
    </style:style>
    <style:style style:name="P8"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9" style:family="paragraph" style:parent-style-name="Standard">
      <style:text-properties fo:color="#3333ff" style:font-name="Arial" fo:font-size="16pt" fo:background-color="#ffcc00" style:font-name-asian="Arial" style:font-size-asian="16pt" style:font-size-complex="16pt"/>
    </style:style>
    <style:style style:name="P10" style:family="paragraph" style:parent-style-name="Standard">
      <style:paragraph-properties fo:line-height="150%"/>
      <style:text-properties fo:color="#3333ff" style:font-name="Arial" fo:font-size="20pt" fo:background-color="#ffcc00" style:font-name-asian="Arial" style:font-size-asian="20pt" style:font-size-complex="20pt"/>
    </style:style>
    <style:style style:name="P11" style:family="paragraph" style:parent-style-name="Standard">
      <style:text-properties fo:color="#3333ff" fo:font-size="20pt" fo:background-color="#ffcc00" style:font-size-asian="20pt" style:font-size-complex="20pt"/>
    </style:style>
    <style:style style:name="P12" style:family="paragraph" style:parent-style-name="Standard">
      <style:text-properties fo:font-size="16pt" style:font-size-asian="16pt" style:font-size-complex="16pt"/>
    </style:style>
    <style:style style:name="P13" style:family="paragraph" style:parent-style-name="Table_20_Contents">
      <style:text-properties fo:font-size="15pt" style:font-size-asian="15pt" style:font-size-complex="15pt"/>
    </style:style>
    <style:style style:name="P14" style:family="paragraph" style:parent-style-name="Table_20_Contents">
      <style:text-properties fo:font-size="15pt" style:font-size-asian="15pt" style:language-asian="ja" style:country-asian="JP" style:font-size-complex="15pt"/>
    </style:style>
    <style:style style:name="P15" style:family="paragraph" style:parent-style-name="Standard">
      <style:text-properties fo:font-size="15pt" style:font-size-asian="15pt" style:font-size-complex="15pt"/>
    </style:style>
    <style:style style:name="P16" style:family="paragraph" style:parent-style-name="Standard">
      <style:text-properties fo:color="#3333ff" fo:font-size="20pt" fo:background-color="#ffcc00" style:font-size-asian="20pt" style:font-size-complex="20pt"/>
    </style:style>
    <style:style style:name="P17"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3333ff"/>
    </style:style>
    <style:style style:name="T2" style:family="text">
      <style:text-properties fo:color="#009900"/>
    </style:style>
    <style:style style:name="T3" style:family="text">
      <style:text-properties style:use-window-font-color="true" style:text-outline="false" style:text-line-through-style="none" style:text-position="0% 100%" style:font-name="メイリオ"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ＭＳ Ｐ明朝" style:font-size-asian="12pt" style:language-asian="ja" style:country-asian="JP"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pubs.rsc.org/en/content/articlelanding/2017/cs/c6cs00066e#!divAbstract" text:style-name="Internet_20_link" text:visited-style-name="Visited_20_Internet_20_Link">https://pubs.rsc.org/en/content/articlelanding/2017/cs/c6cs00066e#!divAbstract</text:a></text:p>
      <text:p text:style-name="P1"/>
      <text:p text:style-name="P3"/>
      <text:p text:style-name="P1"/>
      <text:p text:style-name="P1">M-47</text:p>
      <text:p text:style-name="P7"/>
      <text:p text:style-name="P7"/>
      <text:p text:style-name="P1">=========================[ 20200601_123641</text:p>
      <text:p text:style-name="P11">#1</text:p>
      <text:section text:style-name="Sect1" text:name="セクション4">
        <text:p text:style-name="P12"><text:s/>Plasma technology – a novel solution for CO2 conversion? </text:p>
        <text:p text:style-name="P12"/>
        <text:p text:style-name="P12">Abstract</text:p>
        <text:p text:style-name="P7"/>
        <text:p text:style-name="P12">CO2 conversion into value-added chemicals and fuels is considered as one of the great challenges of the 21st century.</text:p>
        <text:p text:style-name="P12"/>
        <text:p text:style-name="P12"><text:s/>Due to the limitations of the traditional thermal approaches,</text:p>
        <text:p text:style-name="P12"/>
        <text:p text:style-name="P12"><text:s/>several novel technologies are being developed.</text:p>
        <text:p text:style-name="P12"/>
        <text:p text:style-name="P12"><text:s/>One promising approach in this field,</text:p>
        <text:p text:style-name="P12"/>
        <text:p text:style-name="P12"><text:s/>which has received little attention to date,</text:p>
        <text:p text:style-name="P12"/>
        <text:p text:style-name="P12"><text:s/>is plasma technology.</text:p>
        <text:p text:style-name="P12"/>
        <text:p text:style-name="P12"><text:s/>Its advantages include mild operating conditions,</text:p>
        <text:p text:style-name="P12"/>
        <text:p text:style-name="P12"><text:s/>easy upscaling,</text:p>
        <text:p text:style-name="P12"/>
        <text:p text:style-name="P12"><text:s/>and gas activation by energetic electrons instead of heat.</text:p>
        <text:p text:style-name="P12"/>
        <text:p text:style-name="P12"><text:s/>This allows thermodynamically difficult reactions,</text:p>
        <text:p text:style-name="P12"/>
        <text:p text:style-name="P12"><text:s/>such as CO2 splitting and the dry reformation of methane,</text:p>
        <text:p text:style-name="P12"/>
        <text:p text:style-name="P12"><text:s/>to occur with reasonable energy cost.</text:p>
        <text:p text:style-name="P12"/>
        <text:p text:style-name="P12"><text:s/>In this review,</text:p>
        <text:p text:style-name="P12"/>
        <text:p text:style-name="P12"><text:s/>after exploring the traditional thermal approaches,</text:p>
        <text:p text:style-name="P12"/>
        <text:p text:style-name="P12"><text:s/>we have provided a brief overview of the fierce competition between various novel approaches in a quest to find the most effective and efficient CO2 conversion technology.</text:p>
        <text:p text:style-name="P12"/>
        <text:p text:style-name="P12"><text:s/>This is needed to critically assess whether plasma technology can be <text:soft-page-break/>successful in an already crowded arena.</text:p>
        <text:p text:style-name="P12"/>
        <text:p text:style-name="P12"><text:s/>The following questions need to be answered in this regard: are there key advantages to using plasma technology over other novel approaches,</text:p>
        <text:p text:style-name="P12"/>
        <text:p text:style-name="P12"><text:s/>and if so,</text:p>
        <text:p text:style-name="P12"/>
        <text:p text:style-name="P12"><text:s/>what is the flip side to the use of this technology? Can plasma technology be successful on its own,</text:p>
        <text:p text:style-name="P12"/>
        <text:p text:style-name="P12"><text:s/>or can synergies be achieved by combining it with other technologies? To answer these specific questions and to evaluate the potentials and limitations of plasma technology in general,</text:p>
        <text:p text:style-name="P12"/>
        <text:p text:style-name="P12"><text:s/>this review presents the current state-of-the-art and a critical assessment of plasma-based CO2 conversion,</text:p>
        <text:p text:style-name="P12"/>
        <text:p text:style-name="P12"><text:s/>as well as the future challenges for its practical implementation.</text:p>
        <text:p text:style-name="P12"/>
        <text:p text:style-name="P12"/>
      </text:section>
      <text:p text:style-name="P1"/>
      <text:p text:style-name="P11">#2</text:p>
      <text:section text:style-name="Sect1" text:name="セクション1">
        <text:p text:style-name="P7"/>
        <text:p text:style-name="P5">1. Introduction</text:p>
        <text:p text:style-name="P5">Environmental and energy applications of low temperature plasmas are gaining increasing interest worldwide.</text:p>
        <text:p text:style-name="P5"/>
        <text:p text:style-name="P5"><text:s/>The central research question is whether plasma-based solutions can yield a valuable alternative to existing thermal processes and whether they can compete with other novel gas conversion technologies.</text:p>
        <text:p text:style-name="P5"/>
        <text:p text:style-name="P5"><text:s/>Nowadays,</text:p>
        <text:p text:style-name="P5"/>
        <text:p text:style-name="P5"><text:s/>the conversion of CO2 into chemicals and fuels is a hot topic.</text:p>
        <text:p text:style-name="P5"/>
        <text:p text:style-name="P8"/>
        <text:p text:style-name="P10">#2.1</text:p>
        <text:p text:style-name="P5"><text:s/>The worldwide transition to renewable energy gives plasma processes a clean electricity source,</text:p>
        <text:p text:style-name="P5"/>
        <text:p text:style-name="P5"><text:s/>and due to their high <office:annotation office:name="__Annotation__30183_1738740099"><dc:creator>iwabuchi ken</dc:creator><dc:date>2020-07-05T18:19:17.88</dc:date><text:p text:style-name="P18"><text:span text:style-name="T3">:d-1</text:span></text:p><text:p text:style-name="P18"><text:span text:style-name="T3">https://www.uniper.energy/enerlytics/set-up-running/implementation/architecture</text:span></text:p></office:annotation>operation flexibility<office:annotation-end office:name="__Annotation__30183_1738740099"/>,</text:p>
        <text:p text:style-name="P5"/>
        <text:p text:style-name="P5"><text:soft-page-break/><text:s/>plasmas are very suitable for storing this intermittent renewable energy in a chemical form,</text:p>
        <text:p text:style-name="P5"/>
        <text:p text:style-name="P5"><text:s/>i.</text:p>
        <text:p text:style-name="P5"/>
        <text:p text:style-name="P5">e.</text:p>
        <text:p text:style-name="P5"/>
        <text:p text:style-name="P5"><text:s/>as fuels and chemicals.</text:p>
        <text:p text:style-name="P5"/>
        <text:p text:style-name="P2"/>
        <text:p text:style-name="P8"/>
        <text:p text:style-name="P10">#2.2</text:p>
        <text:p text:style-name="P5">1.1. CO2 mitigation and valorisation</text:p>
        <text:p text:style-name="P5">Throughout history,</text:p>
        <text:p text:style-name="P5"/>
        <text:p text:style-name="P5"><text:s/>the use of natural resources has played a major role in the rapid development of the human race.</text:p>
        <text:p text:style-name="P5"/>
        <text:p text:style-name="P5"><text:s/>Among these resources,</text:p>
        <text:p text:style-name="P5"/>
        <text:p text:style-name="P5"><text:s/>fossil fuels in particular have contributed to a fast and unprecedented development in human society.</text:p>
        <text:p text:style-name="P5"/>
        <text:p text:style-name="P5"><text:s/>Still,</text:p>
        <text:p text:style-name="P5"/>
        <text:p text:style-name="P5"><text:s/>this comes with a great cost,</text:p>
        <text:p text:style-name="P5"/>
        <text:p text:style-name="P5"><text:s/>since burning fossil fuels leads to the emission of large amounts of the greenhouse gas CO2. Because these anthropogenic CO2 emissions outpace the natural carbon cycle,</text:p>
        <text:p text:style-name="P5"/>
        <text:p text:style-name="P5"><text:s/>atmospheric CO2 concentrations have been increasing from 280 ppm since the beginning of the industrial revolution to 400 ppm in 2014.1 With high certainty,</text:p>
        <text:p text:style-name="P5"/>
        <text:p text:style-name="P5"><text:s/>it can be said that it is this increase that has led to the current adverse global environmental climate changes,</text:p>
        <text:p text:style-name="P5"/>
        <text:p text:style-name="P5">1 which have a growing detrimental effect on our climate and environment,</text:p>
        <text:p text:style-name="P5"/>
        <text:p text:style-name="P5"><text:s/>and that represent a severe threat to our current society and future <text:soft-page-break/>generations in general.</text:p>
        <text:p text:style-name="P5"/>
        <text:p text:style-name="P5">2–5</text:p>
        <text:p text:style-name="P5"/>
        <text:p text:style-name="P8"/>
        <text:p text:style-name="P10">#2.3</text:p>
        <text:p text:style-name="P5">Therefore,</text:p>
        <text:p text:style-name="P5"/>
        <text:p text:style-name="P5"><text:s/>the conversion of this main greenhouse gas into value-added chemicals and liquid fuels is considered as one of the main challenges for the 21st century.</text:p>
        <text:p text:style-name="P5"/>
        <text:p text:style-name="P5">1,2 The aim is not only to tackle climate change,</text:p>
        <text:p text:style-name="P5"/>
        <text:p text:style-name="P5"><text:s/>but also to provide an answer to our dependence on fossil fuels.</text:p>
        <text:p text:style-name="P5"/>
        <text:p text:style-name="P5"><text:s/>As stated by Goeppert et al.</text:p>
        <text:p text:style-name="P5"/>
        <text:p text:style-name="P5">,6 “Whether humankind uses up most of the fossil fuel resources (combined with carbon capture) or uses increasingly alternative energies,</text:p>
        <text:p text:style-name="P5"/>
        <text:p text:style-name="P5"><text:s/>the need for transportation fuels and materials that we currently obtain from petroleum and natural gas will remain.</text:p>
        <text:p text:style-name="P5"/>
        <text:p text:style-name="P5"><text:s/>With increasing population,</text:p>
        <text:p text:style-name="P5"/>
        <text:p text:style-name="P5"><text:s/>products based on carbon from plastics to medicines will also be required in increasing quantities.</text:p>
        <text:p text:style-name="P5"/>
        <text:p text:style-name="P5"><text:s/>In order to fulfil the demand for carbon-based products,</text:p>
        <text:p text:style-name="P5"/>
        <text:p text:style-name="P5"><text:s/>CO2will have to be recycled in an anthropogenic version of nature's own carbon cycle.</text:p>
        <text:p text:style-name="P5"/>
        <text:p text:style-name="P5"><text:s/>Carbon capture and recycling (CCR) will capture CO2from any source,</text:p>
        <text:p text:style-name="P5"/>
        <text:p text:style-name="P5"><text:s/>and eventually mainly from the atmosphere,</text:p>
        <text:p text:style-name="P5"/>
        <text:p text:style-name="P5"><text:s/>and recycle it to new materials and fuels using any alternative energy <text:soft-page-break/>source.</text:p>
        <text:p text:style-name="P5"/>
        <text:p text:style-name="P5">”</text:p>
        <text:p text:style-name="P5"/>
        <text:p text:style-name="P5">Utilization of this waste and converting it into a new feedstock not only complies with the framework of sustainable and green chemistry7,8 but also fits within the ‘cradle-to-cradle’ concept.</text:p>
        <text:p text:style-name="P5"/>
        <text:p text:style-name="P5">9 By generating useful products out of CO2 we create the possibility to effectively close the carbon loop.</text:p>
        <text:p text:style-name="P5"/>
        <text:p text:style-name="P5"><text:s/>This has already resulted in a booming interest in technologies that can convert CO2 into value-added products,</text:p>
        <text:p text:style-name="P5"/>
        <text:p text:style-name="P5">10–12 since they can effectively convert waste into new feedstocks following the cradle-to-cradle principle.</text:p>
        <text:p text:style-name="P5"/>
        <text:p text:style-name="P5">9 Besides chemical conversion,</text:p>
        <text:p text:style-name="P5"/>
        <text:p text:style-name="P5"><text:s/>which is the principle focus of this review,</text:p>
        <text:p text:style-name="P5"/>
        <text:p text:style-name="P5"><text:s/>CO2 also has other applications in the field of carbon dioxide capture,</text:p>
        <text:p text:style-name="P5"/>
        <text:p text:style-name="P5"><text:s/>storage and utilization,</text:p>
        <text:p text:style-name="P5"/>
        <text:p text:style-name="P5"><text:s/>such as its fixation and technological utilization,</text:p>
        <text:p text:style-name="P5"/>
        <text:p text:style-name="P5"><text:s/>for these and other processes,</text:p>
        <text:p text:style-name="P5"/>
        <text:p text:style-name="P5"><text:s/>as well as in carbon capture,</text:p>
        <text:p text:style-name="P5"/>
        <text:p text:style-name="P5"><text:s/>for which we refer to several existing reviews in the literature.</text:p>
        <text:p text:style-name="P5"/>
        <text:p text:style-name="P5">12–19</text:p>
        <text:p text:style-name="P5"/>
        <text:p text:style-name="P8"/>
        <text:p text:style-name="P10">#2.4</text:p>
        <text:p text:style-name="P5">Besides the traditional thermal CO2 conversion,</text:p>
        <text:p text:style-name="P5"/>
        <text:p text:style-name="P5"><text:s/>several alternative technologies are being investigated,</text:p>
        <text:p text:style-name="P5"/>
        <text:p text:style-name="P5"><text:soft-page-break/><text:s/>such as electrochemical,</text:p>
        <text:p text:style-name="P5"/>
        <text:p text:style-name="P5"><text:s/>solar thermochemical,</text:p>
        <text:p text:style-name="P5"/>
        <text:p text:style-name="P5"><text:s/>photochemical and biochemical pathways,</text:p>
        <text:p text:style-name="P5"/>
        <text:p text:style-name="P5"><text:s/>either with or without catalysts,</text:p>
        <text:p text:style-name="P5"/>
        <text:p text:style-name="P5"><text:s/>as well as all their possible combinations.</text:p>
        <text:p text:style-name="P5"/>
        <text:p text:style-name="P5"><text:s/>Their advantages and disadvantages are briefly discussed herein,</text:p>
        <text:p text:style-name="P5"/>
        <text:p text:style-name="P5"><text:s/>as they form the context for a novel approach considered to have great potential in recent years,</text:p>
        <text:p text:style-name="P5"/>
        <text:p text:style-name="P5"><text:s/>which is the approach based on (non-thermal) plasma.</text:p>
        <text:p text:style-name="P5"/>
        <text:p text:style-name="P5">20,21 Several options are being investigated in this regard,</text:p>
        <text:p text:style-name="P5"/>
        <text:p text:style-name="P5"><text:s/>including both pure CO2 splitting into CO and O2, as well as the reaction with other gases,</text:p>
        <text:p text:style-name="P5"/>
        <text:p text:style-name="P5"><text:s/>like CH4 (dry reforming of methane),</text:p>
        <text:p text:style-name="P5"/>
        <text:p text:style-name="P5"><text:s/>H2 (hydrogenation of CO2) or H2O (artificial photosynthesis),</text:p>
        <text:p text:style-name="P5"/>
        <text:p text:style-name="P5"><text:s/>aiming for the production of syngas and valuable oxygenates,</text:p>
        <text:p text:style-name="P5"/>
        <text:p text:style-name="P5"><text:s/>such as methanol,</text:p>
        <text:p text:style-name="P5"/>
        <text:p text:style-name="P5"><text:s/>formaldehyde and formic acid.</text:p>
        <text:p text:style-name="P5"/>
        <text:p text:style-name="P5"/>
      </text:section>
      <text:p text:style-name="P7"/>
      <text:p text:style-name="P11">#3</text:p>
      <text:section text:style-name="Sect1" text:name="セクション2">
        <text:p text:style-name="P6">1.2. Solar fuels</text:p>
        <text:p text:style-name="P6">The important difference between the traditional thermal conversion approaches and the emerging technologies is their independence of burning fossil fuels to provide the necessary thermal heat to drive reactions.</text:p>
        <text:p text:style-name="P6"><text:soft-page-break/></text:p>
        <text:p text:style-name="P6"><text:s/>More precisely,</text:p>
        <text:p text:style-name="P6"/>
        <text:p text:style-name="P6"><text:s/>biochemical pathways rely on the natural photosynthesis process to convert light (either natural or artificial) into biomass,</text:p>
        <text:p text:style-name="P6"/>
        <text:p text:style-name="P6"><text:s/>which can then be harvested and further processed.</text:p>
        <text:p text:style-name="P6"/>
        <text:p text:style-name="P6"><text:s/>Other emerging technologies,</text:p>
        <text:p text:style-name="P6"/>
        <text:p text:style-name="P6"><text:s/>such as the solar thermochemical and photochemical processes rely on direct solar energy.</text:p>
        <text:p text:style-name="P6"/>
        <text:p text:style-name="P6"><text:s/>The average solar flux striking the earth's surface is 175 W m−2, which represents more energy striking the earth's surface in two hours,</text:p>
        <text:p text:style-name="P6"/>
        <text:p text:style-name="P6"><text:s/>i.</text:p>
        <text:p text:style-name="P6"/>
        <text:p text:style-name="P6">e.</text:p>
        <text:p text:style-name="P6"/>
        <text:p text:style-name="P6"><text:s/>640 EJ,</text:p>
        <text:p text:style-name="P6"/>
        <text:p text:style-name="P6"><text:s/>than the worldwide energy consumption from all sources combined in 2008, i.</text:p>
        <text:p text:style-name="P6"/>
        <text:p text:style-name="P6">e.</text:p>
        <text:p text:style-name="P6"/>
        <text:p text:style-name="P6"><text:s/>514 EJ.</text:p>
        <text:p text:style-name="P6"/>
        <text:p text:style-name="P6">22 The solar thermochemical process makes use of concentrated solar heat,</text:p>
        <text:p text:style-name="P6"/>
        <text:p text:style-name="P6"><text:s/>while the photochemical process relies on the energy of photons.</text:p>
        <text:p text:style-name="P6"/>
        <text:p text:style-name="P6"><text:s/>Ultimately though,</text:p>
        <text:p text:style-name="P6"/>
        <text:p text:style-name="P6"><text:s/>the electrochemical and plasmachemical processes rely on electricity.</text:p>
        <text:p text:style-name="P6"/>
        <text:p text:style-name="P6"><text:s/>Fig.</text:p>
        <text:p text:style-name="P6"/>
        <text:p text:style-name="P6"><text:s/>1 gives an overview of the different novel technologies and their principal use of renewable energy <text:soft-page-break/>for the conversion of CO2 in a carbon neutral cycle.</text:p>
        <text:p text:style-name="P6"/>
        <text:p text:style-name="P6"/>
        <text:p text:style-name="P6"/>
        <text:p text:style-name="P6">The reliance of electrochemical and plasmachemical conversions on electricity at first seems to limit their use as a greenhouse gas mitigation technology,</text:p>
        <text:p text:style-name="P6"/>
        <text:p text:style-name="P6"><text:s/>since currently,</text:p>
        <text:p text:style-name="P6"/>
        <text:p text:style-name="P6"><text:s/>producing electricity generally results in CO2 emissions.</text:p>
        <text:p text:style-name="P6"/>
        <text:p text:style-name="P6"><text:s/>This idea though could not be further from the truth due to the worldwide transition to renewable energy sources,</text:p>
        <text:p text:style-name="P6"/>
        <text:p text:style-name="P6"><text:s/>such as solar and wind energy.</text:p>
        <text:p text:style-name="P6"/>
        <text:p text:style-name="P6"><text:s/>In 2014, the estimated renewable energy share of the global final energy consumption was already 19.2%,</text:p>
        <text:p text:style-name="P6"/>
        <text:p text:style-name="P6"><text:s/>while by the end of 2015, the estimated renewable energy share of global electricity production was 23.7%.</text:p>
        <text:p text:style-name="P6"/>
        <text:p text:style-name="P6">23 It is even at such a stage that the large-scale adoption of these renewable energy sources poses a challenge for the efficient storage and easy transport of the electricity produced,</text:p>
        <text:p text:style-name="P6"/>
        <text:p text:style-name="P6"><text:s/>i.</text:p>
        <text:p text:style-name="P6"/>
        <text:p text:style-name="P6">e.</text:p>
        <text:p text:style-name="P6"/>
        <text:p text:style-name="P6"><text:s/>not only regarding the need for peak shaving,</text:p>
        <text:p text:style-name="P6"/>
        <text:p text:style-name="P6"><text:s/>but more importantly the need for technologies to follow the irregular and at times intermittent supply of renewable electricity in a flexible way.</text:p>
        <text:p text:style-name="P6"/>
        <text:p text:style-name="P6"><text:s/>While storage in batteries is <text:soft-page-break/>possible,</text:p>
        <text:p text:style-name="P6"/>
        <text:p text:style-name="P6"><text:s/>it is less efficient than chemical storage in fuels.</text:p>
        <text:p text:style-name="P6"/>
        <text:p text:style-name="P6">24 Such fuels,</text:p>
        <text:p text:style-name="P6"/>
        <text:p text:style-name="P6"><text:s/>often referred to as carbon neutral fuels or solar fuels,</text:p>
        <text:p text:style-name="P6"/>
        <text:p text:style-name="P6"><text:s/>offer a much higher gravimetric and volumetric energy storage capacity,</text:p>
        <text:p text:style-name="P6"/>
        <text:p text:style-name="P6"><text:s/>have much higher energy densities than electrical storage techniques and they match the existing worldwide liquid fuel infrastructure.</text:p>
        <text:p text:style-name="P6"/>
        <text:p text:style-name="P6">12,24</text:p>
        <text:p text:style-name="P6"/>
        <text:p text:style-name="P6">In the first instance,</text:p>
        <text:p text:style-name="P6"/>
        <text:p text:style-name="P6"><text:s/>the reactions in which CO2 is involved can be divided into two categories: the production of chemicals and the production of fuels.</text:p>
        <text:p text:style-name="P6"/>
        <text:p text:style-name="P6"><text:s/>The latter is considered as the most suitable target for the conversion of large volumes of CO2 since its market size is 12–14 times larger than the former.</text:p>
        <text:p text:style-name="P6"/>
        <text:p text:style-name="P6"><text:s/>One of the most interesting compounds is methanol,</text:p>
        <text:p text:style-name="P6"/>
        <text:p text:style-name="P6"><text:s/>which is positioned exactly in the middle of these two categories,</text:p>
        <text:p text:style-name="P6"/>
        <text:p text:style-name="P6"><text:s/>being at the same time a raw chemical and a fuel,</text:p>
        <text:p text:style-name="P6"/>
        <text:p text:style-name="P6"><text:s/>used in both combustion engines and fuel cells.</text:p>
        <text:p text:style-name="P6"/>
        <text:p text:style-name="P6">25</text:p>
        <text:p text:style-name="P6"/>
        <text:p text:style-name="P6">To achieve the transformation of CO2 into value-added chemicals or fuels,</text:p>
        <text:p text:style-name="P6"/>
        <text:p text:style-name="P6"><text:s/>the reactions that are of greatest interest involve the conversion of <text:soft-page-break/>CO2 with a %%co-reactant that acts as a hydrogen source (like CH4, H2 or H2O).</text:p>
        <text:p text:style-name="P6"/>
        <text:p text:style-name="P6"><text:s/>Due to the existing infrastructure,</text:p>
        <text:p text:style-name="P6"/>
        <text:p text:style-name="P6"><text:s/>liquid products are preferable to gases,</text:p>
        <text:p text:style-name="P6"/>
        <text:p text:style-name="P6"><text:s/>for most applications at least.</text:p>
        <text:p text:style-name="P6"/>
        <text:p text:style-name="P6"><text:s/>Two approaches can be considered to achieve this: the indirect oxidative pathway and the direct oxidative pathway.</text:p>
        <text:p text:style-name="P6"/>
        <text:p text:style-name="P6"><text:s/>The main product of the former is syngas,</text:p>
        <text:p text:style-name="P6"/>
        <text:p text:style-name="P6"><text:s/>a mixture of H2 and CO,</text:p>
        <text:p text:style-name="P6"/>
        <text:p text:style-name="P6"><text:s/>which can be converted to almost any commercial bulk chemical or fuel in a second – albeit very energy intensively – step through methanol and/or Fischer–Tropsch synthesis.</text:p>
        <text:p text:style-name="P6"/>
        <text:p text:style-name="P6">10 In this case,</text:p>
        <text:p text:style-name="P6"/>
        <text:p text:style-name="P6"><text:s/>it is of great importance to have a high degree of control over the H2/CO ratio to be able to steer the synthesis towards the desired products.</text:p>
        <text:p text:style-name="P6"/>
        <text:p text:style-name="P6">26 The %%direct oxidative pathway,</text:p>
        <text:p text:style-name="P6"/>
        <text:p text:style-name="P6"><text:s/>on the other hand,</text:p>
        <text:p text:style-name="P6"/>
        <text:p text:style-name="P6"><text:s/>tries to eliminate the energy-intensive middle man by converting the reactants immediately into hydrocarbons,</text:p>
        <text:p text:style-name="P6"/>
        <text:p text:style-name="P6"><text:s/>short-chain olefins (e.</text:p>
        <text:p text:style-name="P6"/>
        <text:p text:style-name="P6">g.</text:p>
        <text:p text:style-name="P6"/>
        <text:p text:style-name="P6"><text:s/>ethylene and propylene) and oxygenated products (e.</text:p>
        <text:p text:style-name="P6"/>
        <text:p text:style-name="P6">g.</text:p>
        <text:p text:style-name="P6"/>
        <text:p text:style-name="P6"><text:s/>methanol,</text:p>
        <text:p text:style-name="P6"><text:soft-page-break/></text:p>
        <text:p text:style-name="P6"><text:s/>formaldehyde,</text:p>
        <text:p text:style-name="P6"/>
        <text:p text:style-name="P6"><text:s/>dimethyl ether and formic acid).</text:p>
        <text:p text:style-name="P6"/>
        <text:p text:style-name="P6"/>
        <text:p text:style-name="P8"/>
        <text:p text:style-name="P6">Liquid products are more attractive over gaseous hydrogen,</text:p>
        <text:p text:style-name="P6"/>
        <text:p text:style-name="P6"><text:s/>since – while in theory a ‘Hydrogen Economy’27 would be very attractive – the latter has a number of serious drawbacks due to its physico-chemical properties.</text:p>
        <text:p text:style-name="P6"/>
        <text:p text:style-name="P6">28 Furthermore,</text:p>
        <text:p text:style-name="P6"/>
        <text:p text:style-name="P6"><text:s/>the infrastructure needed to safely transport,</text:p>
        <text:p text:style-name="P6"/>
        <text:p text:style-name="P6"><text:s/>store and dispense hydrogen would be very expensive to roll out,</text:p>
        <text:p text:style-name="P6"/>
        <text:p text:style-name="P6"><text:s/>while liquid chemicals match the already existing worldwide fuel infrastructure.</text:p>
        <text:p text:style-name="P6"/>
        <text:p text:style-name="P6">12,24 Hence,</text:p>
        <text:p text:style-name="P6"/>
        <text:p text:style-name="P6"><text:s/>especially in the transportation sector,</text:p>
        <text:p text:style-name="P6"/>
        <text:p text:style-name="P6"><text:s/>a transition from liquid–fossil-fuel-derived products (e.</text:p>
        <text:p text:style-name="P6"/>
        <text:p text:style-name="P6">g.</text:p>
        <text:p text:style-name="P6"/>
        <text:p text:style-name="P6"><text:s/>gasoline,</text:p>
        <text:p text:style-name="P6"/>
        <text:p text:style-name="P6"><text:s/>diesel fuel,</text:p>
        <text:p text:style-name="P6"/>
        <text:p text:style-name="P6"><text:s/>kerosene) to a renewable and sustainable liquid fuel is highly desirable.</text:p>
        <text:p text:style-name="P6"/>
        <text:p text:style-name="P6"><text:s/>Again,</text:p>
        <text:p text:style-name="P6"/>
        <text:p text:style-name="P6"><text:s/>methanol is one of the most interesting possible candidates to fulfil these requirements.</text:p>
        <text:p text:style-name="P6"/>
        <text:p text:style-name="P6"><text:s/>It is the simplest liquid chemical containing only one carbon.</text:p>
        <text:p text:style-name="P6"><text:soft-page-break/></text:p>
        <text:p text:style-name="P6"><text:s/>Although to date it is almost exclusively produced from natural gas (and shale gas) for economic reasons,</text:p>
        <text:p text:style-name="P6"/>
        <text:p text:style-name="P6"><text:s/>it can easily be obtained from several (future) carbon sources,</text:p>
        <text:p text:style-name="P6"/>
        <text:p text:style-name="P6"><text:s/>incl.</text:p>
        <text:p text:style-name="P6"/>
        <text:p text:style-name="P6"><text:s/>CO2, biomass,</text:p>
        <text:p text:style-name="P6"/>
        <text:p text:style-name="P6"><text:s/>biogas and landfill gas.</text:p>
        <text:p text:style-name="P6"/>
        <text:p text:style-name="P6"><text:s/>Therefore,</text:p>
        <text:p text:style-name="P6"/>
        <text:p text:style-name="P6"><text:s/>it has been proposed as a key solar fuel for the above-mentioned anthropogenic carbon cycle under the framework of a ‘Methanol Economy’.</text:p>
        <text:p text:style-name="P6"/>
        <text:p text:style-name="P6">6</text:p>
        <text:p text:style-name="P6"/>
        <text:p text:style-name="P6">To be economically competitive with the existing structures,</text:p>
        <text:p text:style-name="P6"/>
        <text:p text:style-name="P6"><text:s/>the efficient production of these solar fuels is critical during the quest to find an effective CO2 conversion technology with the potential to be commercialized on a large scale.</text:p>
        <text:p text:style-name="P6"/>
        <text:p text:style-name="P6"/>
        <text:p text:style-name="P6"/>
      </text:section>
      <text:p text:style-name="P8"/>
      <text:p text:style-name="P11">#5</text:p>
      <text:p text:style-name="P1"><text:s/>2. Traditional thermal CO2 conversion approaches</text:p>
      <text:p text:style-name="P1"/>
      <text:section text:style-name="Sect1" text:name="セクション3">
        <text:p text:style-name="P1">We first briefly discuss the existing traditional (mainly thermocatalytic) approaches used on an industrial scale.</text:p>
        <text:p text:style-name="P1"/>
        <text:p text:style-name="P1"><text:s/>As such,</text:p>
        <text:p text:style-name="P1"/>
        <text:p text:style-name="P1"><text:s/>this section will act as a comparison for the novel technologies under development.</text:p>
        <text:p text:style-name="P1"/>
        <text:p text:style-name="P1"><text:s/>This section is subdivided into: (1) pure CO2 splitting and (2) CO2 conversion in combination with a co-reactant,</text:p>
        <text:p text:style-name="P1"><text:soft-page-break/></text:p>
        <text:p text:style-name="P1"><text:s/>i.</text:p>
        <text:p text:style-name="P1"/>
        <text:p text:style-name="P1">e.</text:p>
        <text:p text:style-name="P1"/>
        <text:p text:style-name="P1"><text:s/>CH4, H2 or H2O.</text:p>
        <text:p text:style-name="P1"/>
        <text:p text:style-name="P8"/>
        <text:p text:style-name="P1">2.1. Pure CO2 splitting</text:p>
        <text:p text:style-name="P1"/>
        <text:p text:style-name="P1">Thermal CO2 splitting has not been very effective to date.</text:p>
        <text:p text:style-name="P1"/>
        <text:p text:style-name="P1"><text:s/>This is not surprising from a thermodynamic point of view; the carbon–oxygen bonds are relatively strong (783 kJ mol−1)29 and the Gibbs free energy of formation (ΔG° = −394 kJ mol−1)24 clearly shows that CO2 is a highly stable molecule,</text:p>
        <text:p text:style-name="P1"/>
        <text:p text:style-name="P1"><text:s/>requiring a substantial energy input,</text:p>
        <text:p text:style-name="P1"/>
        <text:p text:style-name="P1"><text:s/>optimized reaction conditions and active catalysts for any chemical conversion to take place.</text:p>
        <text:p text:style-name="P1"/>
        <text:p text:style-name="P1"><text:s/>Neither the entropy (TΔS°) nor the enthalpy (ΔH°) term seem favourable for its conversion.</text:p>
        <text:p text:style-name="P1"/>
        <text:p text:style-name="P1">2 The overall reaction is written as: CO2(g) → CO(g) + 1/2O2(g) ΔH° = +283 kJ mol−1 (R1) Of course,</text:p>
        <text:p text:style-name="P1"/>
        <text:p text:style-name="P1"><text:s/>the high value of ΔH° does not mean that its conversion is not feasible.</text:p>
        <text:p text:style-name="P1"/>
        <text:p text:style-name="P1"><text:s/>Indeed,</text:p>
        <text:p text:style-name="P1"/>
        <text:p text:style-name="P8"/>
        <text:p text:style-name="P1"><text:s/>strongly %%endothermic chemical reactions can be found in a large number of industrial processes used worldwide,</text:p>
        <text:p text:style-name="P1"/>
        <text:p text:style-name="P1"><text:s/>a classic example being the steam reforming of methane (SMR):24,31 CH4(g) + H2O(g) → CO(g) + 3H2(g) ΔH° = +206 kJ mol−1 (R2) This highly endothermic reaction has found worldwide use.</text:p>
        <text:p text:style-name="P1"/>
        <text:p text:style-name="P1"><text:s/>In the fertilizer industry,</text:p>
        <text:p text:style-name="P1"/>
        <text:p text:style-name="P1"><text:s/>the H2 is used for the production of ammonia,</text:p>
        <text:p text:style-name="P1"/>
        <text:p text:style-name="P1"><text:s/>while in the gas industry,</text:p>
        <text:p text:style-name="P1"/>
        <text:p text:style-name="P1"><text:s/>this reaction is responsible for 95% of the worldwide H2 production.</text:p>
        <text:p text:style-name="P1"/>
        <text:p text:style-name="P1"><text:s/>This shows that there is no reason to dismiss CO2 splitting just because it is highly endothermic.</text:p>
        <text:p text:style-name="P1"/>
        <text:p text:style-name="P1"><text:s/>Hence,</text:p>
        <text:p text:style-name="P1"/>
        <text:p text:style-name="P1"><text:s/>a fair amount of research towards this reaction has already been conducted,</text:p>
        <text:p text:style-name="P1"/>
        <text:p text:style-name="P1"><text:s/>of which an overview can be found in the work of Rayne.</text:p>
        <text:p text:style-name="P1"/>
        <text:p text:style-name="P1">29</text:p>
        <text:p text:style-name="P1"/>
        <text:p text:style-name="P1"><text:soft-page-break/>It is,</text:p>
        <text:p text:style-name="P1"/>
        <text:p text:style-name="P1"><text:s/>however,</text:p>
        <text:p text:style-name="P1"/>
        <text:p text:style-name="P1"><text:s/>clear that,</text:p>
        <text:p text:style-name="P1"/>
        <text:p text:style-name="P1"><text:s/>without actively removing one of the products (i.</text:p>
        <text:p text:style-name="P1"/>
        <text:p text:style-name="P1">e.</text:p>
        <text:p text:style-name="P1"/>
        <text:p text:style-name="P1"><text:s/>CO or O2),</text:p>
        <text:p text:style-name="P1"/>
        <text:p text:style-name="P1"><text:s/>the equilibrium of this reaction lies strongly to the left.</text:p>
        <text:p text:style-name="P1"/>
        <text:p text:style-name="P1"><text:s/>Thus,</text:p>
        <text:p text:style-name="P1"/>
        <text:p text:style-name="P1"><text:s/>thermal CO2 splitting is thermodynamically and energetically only favourable at very high temperatures,</text:p>
        <text:p text:style-name="P1"/>
        <text:p text:style-name="P1"><text:s/>as can be seen in Fig.</text:p>
        <text:p text:style-name="P1"/>
        <text:p text:style-name="P1"><text:s/>2. At 2000 K for instance,</text:p>
        <text:p text:style-name="P1"/>
        <text:p text:style-name="P1"><text:s/>the reaction is not very efficient: we can easily estimate that ca.</text:p>
        <text:p text:style-name="P1"/>
        <text:p text:style-name="P1"><text:s/>92 kJ mol−1 would be needed to heat 1 mole of CO2 from 300 to 2000 K.</text:p>
        <text:p text:style-name="P1"/>
        <text:p text:style-name="P1"><text:s/>Furthermore,</text:p>
        <text:p text:style-name="P1"/>
        <text:p text:style-name="P1"><text:s/>the reaction enthalpy is equal to 245 kJ mol−1 at 2000 K.</text:p>
        <text:p text:style-name="P1"/>
        <text:p text:style-name="P1"><text:s/>Based on a conversion of 1.5% at this temperature,</text:p>
        <text:p text:style-name="P1"/>
        <text:p text:style-name="P1"><text:s/>the energy cost for the total conversion is ∼7.9 MJ mol−1, yielding an energy efficiency of only 4.4% with respect to the reaction enthalpy of 283 kJ mol−1 at 300 K.</text:p>
        <text:p text:style-name="P1"/>
        <text:p text:style-name="P1"><text:s/>On the other hand,</text:p>
        <text:p text:style-name="P1"/>
        <text:p text:style-name="P1"><text:s/>ca.</text:p>
        <text:p text:style-name="P1"/>
        <text:p text:style-name="P1"><text:s/>184 kJ mol−1 would be needed to heat 1 mole of CO2 to 3500 K,</text:p>
        <text:p text:style-name="P1"/>
        <text:p text:style-name="P1"><text:s/>and at this temperature the reaction enthalpy is equal to 206 kJ mol−1. Hence,</text:p>
        <text:p text:style-name="P1"/>
        <text:p text:style-name="P1"><text:s/>based on a conversion of 80% at this temperature,</text:p>
        <text:p text:style-name="P1"/>
        <text:p text:style-name="P1"><text:s/>the energy cost of the total conversion is then only ∼602 kJ mol−1, yielding an energy efficiency of 47% with respect to the reaction enthalpy of 283 kJ mol−1 at 300 K.</text:p>
        <text:p text:style-name="P1"/>
        <text:p text:style-name="P1"><text:s/>While the conversion continuing to increase,</text:p>
        <text:p text:style-name="P1"/>
        <text:p text:style-name="P1"><text:s/>above 3500 K the energy efficiency starts to decrease.</text:p>
        <text:p text:style-name="P1"/>
        <text:p text:style-name="P1"><text:s/>At 5000 K,</text:p>
        <text:p text:style-name="P1"/>
        <text:p text:style-name="P1"><text:s/>the conversion is 100% but the energy efficiency is only 35%,</text:p>
        <text:p text:style-name="P1"/>
        <text:p text:style-name="P1"><text:soft-page-break/><text:s/>as can be deduced from Fig.</text:p>
        <text:p text:style-name="P1"/>
        <text:p text:style-name="P1"><text:s/>2. </text:p>
        <text:p text:style-name="P1"/>
        <text:p text:style-name="P1"><text:s/>Thus,</text:p>
        <text:p text:style-name="P1"/>
        <text:p text:style-name="P1"><text:s/>it is clear that the equilibrium production of CO and O2 varies from less than 1% at temperatures below 2000 K up to 45–80% at the temperature range 3000–3500 K.</text:p>
        <text:p text:style-name="P1"/>
        <text:p text:style-name="P1">29,30 Therefore,</text:p>
        <text:p text:style-name="P1"/>
        <text:p text:style-name="P1"><text:s/>the most pertinent studies regarding thermal CO2 splitting involve membrane reactor systems.</text:p>
        <text:p text:style-name="P1"/>
        <text:p text:style-name="P1"><text:s/>Nigara and Cales32 used a calcia-stabilized zirconia membrane and CO as the sweep gas.</text:p>
        <text:p text:style-name="P1"/>
        <text:p text:style-name="P1"><text:s/>At a temperature of 1954 K,</text:p>
        <text:p text:style-name="P1"/>
        <text:p text:style-name="P1"><text:s/>they were able to reach a conversion of 21.5%,</text:p>
        <text:p text:style-name="P1"/>
        <text:p text:style-name="P1"><text:s/>whereas the equilibrium production was a mere 1.2% at the same temperature.</text:p>
        <text:p text:style-name="P1"/>
        <text:p text:style-name="P1">32 The overall conversion,</text:p>
        <text:p text:style-name="P1"/>
        <text:p text:style-name="P1"><text:s/>however,</text:p>
        <text:p text:style-name="P1"/>
        <text:p text:style-name="P1"><text:s/>was much lower due to the permeation of O2 through the membrane,</text:p>
        <text:p text:style-name="P1"/>
        <text:p text:style-name="P1"><text:s/>whereby it recombined with the CO sweep gas to form CO2. Itoh et al.</text:p>
        <text:p text:style-name="P1"/>
        <text:p text:style-name="P1">33 employed an oxygen permeable yttria-stabilized zirconia membrane and used argon as the sweep gas.</text:p>
        <text:p text:style-name="P1"/>
        <text:p text:style-name="P1"><text:s/>Unfortunately,</text:p>
        <text:p text:style-name="P1"/>
        <text:p text:style-name="P1"><text:s/>despite the removal of oxygen through the membrane,</text:p>
        <text:p text:style-name="P1"/>
        <text:p text:style-name="P1"><text:s/>conversions of only up to 0.5% were obtained for a maximum temperature of 1782 K.</text:p>
        <text:p text:style-name="P1"/>
        <text:p text:style-name="P1"><text:s/>Fan et al.</text:p>
        <text:p text:style-name="P1"/>
        <text:p text:style-name="P1">34 used a solid oxide (SrCo0.5FeO3) membrane reactor and methane as the sweep gas.</text:p>
        <text:p text:style-name="P1"/>
        <text:p text:style-name="P1"><text:s/>Conversions of up to 10% were found at a temperature of 1213 K,</text:p>
        <text:p text:style-name="P1"/>
        <text:p text:style-name="P1"><text:s/>which are one to two orders of magnitude higher than what could be expected to be attained conventionally.</text:p>
        <text:p text:style-name="P1"/>
        <text:p text:style-name="P1"><text:s/>Nonetheless,</text:p>
        <text:p text:style-name="P1"/>
        <text:p text:style-name="P1"><text:s/>the feed gas was diluted with four parts of helium per one part of CO2, and when this is taken into account,</text:p>
        <text:p text:style-name="P1"/>
        <text:p text:style-name="P1"><text:s/>an effective conversion of only 2% was actually reached.</text:p>
        <text:p text:style-name="P1"/>
        <text:p text:style-name="P1"/>
        <text:p text:style-name="P1"/>
        <text:p text:style-name="P1">To summarize,</text:p>
        <text:p text:style-name="P1"><text:soft-page-break/></text:p>
        <text:p text:style-name="P1"><text:s/>these studies have demonstrated the possibility of producing CO and O2 by the direct thermal splitting of CO2 – at lower temperatures than the equilibrium predictions – by means of the use of semipermeable membranes to extract oxygen.</text:p>
        <text:p text:style-name="P1"/>
        <text:p text:style-name="P1"><text:s/>Nevertheless,</text:p>
        <text:p text:style-name="P1"/>
        <text:p text:style-name="P1"><text:s/>the attained overall effective conversions of 0.5–2% are too low to be considered practical for successful application on an industrial scale.</text:p>
        <text:p text:style-name="P1"/>
        <text:p text:style-name="P1"/>
        <text:p text:style-name="P1"/>
        <text:p text:style-name="P1">Because to date none of the above-mentioned alternative approaches to split CO2 at lower temperatures have yet realized acceptable conversions and energy efficiencies,</text:p>
        <text:p text:style-name="P1"/>
        <text:p text:style-name="P1"><text:s/>thermocatalytic CO2 splitting is currently not applied on an industrial scale.</text:p>
        <text:p text:style-name="P1"/>
        <text:p text:style-name="P1"><text:s/>The reason for this is the high energy consumption and,</text:p>
        <text:p text:style-name="P1"/>
        <text:p text:style-name="P1"><text:s/>in addition,</text:p>
        <text:p text:style-name="P1"/>
        <text:p text:style-name="P1"><text:s/>the lack of effective techniques for separating CO and O2 at high temperatures to avoid ending up with an explosive mixture.</text:p>
        <text:p text:style-name="P1"/>
        <text:p text:style-name="P1"><text:s/>Nevertheless,</text:p>
        <text:p text:style-name="P1"/>
        <text:p text:style-name="P1"><text:s/>we presented this brief summary of the initial efforts regarding thermal CO2 splitting to support a complete understanding of the matter,</text:p>
        <text:p text:style-name="P1"/>
        <text:p text:style-name="P8"/>
        <text:p text:style-name="P1"><text:s/>and because this work has laid the foundations for one of the novel technologies,</text:p>
        <text:p text:style-name="P1"/>
        <text:p text:style-name="P1"><text:s/>i.</text:p>
        <text:p text:style-name="P1"/>
        <text:p text:style-name="P1">e.</text:p>
        <text:p text:style-name="P1"/>
        <text:p text:style-name="P1"><text:s/>solar thermochemical CO2 splitting,</text:p>
        <text:p text:style-name="P1"/>
        <text:p text:style-name="P1"><text:s/>discussed later (see Section 3.2).</text:p>
        <text:p text:style-name="P1"/>
        <text:p text:style-name="P1"/>
        <text:p text:style-name="P1">2.2. Conversion of CO2 with a co-reactant</text:p>
        <text:p text:style-name="P1"/>
        <text:p text:style-name="P1">Due to the inherent high energy consumption and derived low energy efficiency of thermocatalytic CO2 splitting,</text:p>
        <text:p text:style-name="P1"/>
        <text:p text:style-name="P1"><text:s/>the only practical way to reform CO2 consists of using a co-reactant.</text:p>
        <text:p text:style-name="P1"/>
        <text:p text:style-name="P1"><text:s/>Thermodynamically speaking,</text:p>
        <text:p text:style-name="P1"/>
        <text:p text:style-name="P1"><text:s/>it is significantly easier to convert CO2 when it is paired with a co-reactant that has a higher,</text:p>
        <text:p text:style-name="P1"/>
        <text:p text:style-name="P1"><text:s/>i.</text:p>
        <text:p text:style-name="P1"/>
        <text:p text:style-name="P1">e.</text:p>
        <text:p text:style-name="P1"><text:soft-page-break/></text:p>
        <text:p text:style-name="P1"><text:s/>less negative,</text:p>
        <text:p text:style-name="P1"/>
        <text:p text:style-name="P1"><text:s/>Gibbs free energy.</text:p>
        <text:p text:style-name="P1"/>
        <text:p text:style-name="P1">24 Some suitable candidates are CH4 (ΔG° = −50.7 kJ mol−1) and H2 (ΔG° = 0 kJ mol−1).</text:p>
        <text:p text:style-name="P1"/>
        <text:p text:style-name="P1"><text:s/>In essence,</text:p>
        <text:p text:style-name="P1"/>
        <text:p text:style-name="P1"><text:s/>these hydrogen-bearing energy carriers give up their intrinsic chemical energy to promote the conversion of CO2.</text:p>
        <text:p text:style-name="P1"/>
        <text:p text:style-name="P1">As such,</text:p>
        <text:p text:style-name="P1"/>
        <text:p text:style-name="P1"><text:s/>it is no surprise that the most widely investigated traditional processes to convert CO2 involve the reaction with either CH4 or H2. The former is one of the best known traditional processes for reforming CO2 into synthesis gas or syngas,</text:p>
        <text:p text:style-name="P1"/>
        <text:p text:style-name="P1"><text:s/>which is a mixture of H2 and CO.</text:p>
        <text:p text:style-name="P1"/>
        <text:p text:style-name="P1"><text:s/>The reaction with H2 is known as the Sabatier reaction,</text:p>
        <text:p text:style-name="P1"/>
        <text:p text:style-name="P1"><text:s/>which is a well-known process to generate CH4 (and H2O).</text:p>
        <text:p text:style-name="P1"/>
        <text:p text:style-name="P1"><text:s/>Additionally,</text:p>
        <text:p text:style-name="P1"/>
        <text:p text:style-name="P1"><text:s/>the combination of CO2 and H2 can also be used to produce methanol through the methanol synthesis process.</text:p>
        <text:p text:style-name="P1"/>
        <text:p text:style-name="P1"><text:s/>A final process of interest to mention is the combined conversion of CO2 and H2O,</text:p>
        <text:p text:style-name="P1"/>
        <text:p text:style-name="P1"><text:s/>a technique for which there is no real traditional approach.</text:p>
        <text:p text:style-name="P1"/>
        <text:p text:style-name="P1"><text:s/>Nevertheless,</text:p>
        <text:p text:style-name="P1"/>
        <text:p text:style-name="P1"><text:s/>we briefly mention it here because water is an interesting co-reactant to pursue for the growing array of novel techniques.</text:p>
        <text:p text:style-name="P1"/>
        <text:p text:style-name="P1"><text:s/>After all,</text:p>
        <text:p text:style-name="P1"/>
        <text:p text:style-name="P1"><text:s/>H2O is not only the most ubiquitous and cheapest hydrogen source,</text:p>
        <text:p text:style-name="P1"/>
        <text:p text:style-name="P1"><text:s/>compared to CH4 and H2, but converting CO2 in combination with H2O to produce value-added products using renewable energy would successfully mimic natural photosynthesis.</text:p>
        <text:p text:style-name="P1"/>
        <text:p text:style-name="P1">35,36 It is interesting to note that besides CH4, H2 and H2O,</text:p>
        <text:p text:style-name="P1"/>
        <text:p text:style-name="P1"><text:s/>other possible hydrogen sources could also be considered,</text:p>
        <text:p text:style-name="P1"/>
        <text:p text:style-name="P8"/>
        <text:p text:style-name="P1"><text:s/>such as %%glycerol.</text:p>
        <text:p text:style-name="P1"/>
        <text:p text:style-name="P1"><text:s/>The use of glycerol as a hydrogen donor has already been suggested and successfully implemented for different technologies,</text:p>
        <text:p text:style-name="P1"/>
        <text:p text:style-name="P1"><text:soft-page-break/><text:s/>such as its use as a hydrogen donor (and green solvent) in catalytic transfer hydrogenation–dehydrogenation reactions of various unsaturated organic compounds;37 its use as a hydrogen donor for the production of CH3OH from CO2 in a hybrid enzymatic/photocatalytic approach38 and its use in the plasma-based reforming of glycerol towards syngas,</text:p>
        <text:p text:style-name="P1"/>
        <text:p text:style-name="P8"/>
        <text:p text:style-name="P1">39 which also led to the suggestion of using glycerol as a hydrogen donor for the possible in situ trapping of oxygen during the plasmachemical splitting of CO2.40 However,</text:p>
        <text:p text:style-name="P1"/>
        <text:p text:style-name="P1"><text:s/>in this review,</text:p>
        <text:p text:style-name="P1"/>
        <text:p text:style-name="P1"><text:s/>the focus lies on the above-mentioned three most commonly used hydrogen sources CH4, H2 and H2O.</text:p>
        <text:p text:style-name="P1"/>
        <text:p text:style-name="P1"><text:s/></text:p>
        <text:p text:style-name="P1"/>
      </text:section>
      <text:p text:style-name="P1"/>
      <text:p text:style-name="P8"/>
      <text:p text:style-name="P11">#6</text:p>
      <text:section text:style-name="Sect1" text:name="セクション5">
        <text:p text:style-name="P1"><text:s/>2.2.1. CO2 + CH4: dry reforming of methane</text:p>
        <text:p text:style-name="P1"/>
        <text:p text:style-name="P1">The combined conversion of CO2 and CH4, known as the dry reforming of methane (DRM),</text:p>
        <text:p text:style-name="P1"/>
        <text:p text:style-name="P1"><text:s/>is named analogous to its sibling conversion,</text:p>
        <text:p text:style-name="P1"/>
        <text:p text:style-name="P1"><text:s/>namely the steam reforming of methane (SMR; reaction (2) above) – indicating the replacement of water by carbon dioxide: CH4(g) + CO2(g) → 2CO(g) + 2H2(g) ΔH° = +247 kJ mol−1 (R3) This process is,</text:p>
        <text:p text:style-name="P1"/>
        <text:p text:style-name="P1"><text:s/>however,</text:p>
        <text:p text:style-name="P1"/>
        <text:p text:style-name="P1"><text:s/>not as straightforward as the steam reforming of methane,</text:p>
        <text:p text:style-name="P1"/>
        <text:p text:style-name="P1"><text:s/>because CO2 is a highly oxidized,</text:p>
        <text:p text:style-name="P1"/>
        <text:p text:style-name="P1"><text:s/>thermodynamically stable molecule,</text:p>
        <text:p text:style-name="P1"/>
        <text:p text:style-name="P1"><text:s/>while its reaction partner,</text:p>
        <text:p text:style-name="P1"/>
        <text:p text:style-name="P1"><text:s/>CH4, is chemically inert.</text:p>
        <text:p text:style-name="P1"/>
        <text:p text:style-name="P1"><text:s/>Hence,</text:p>
        <text:p text:style-name="P1"/>
        <text:p text:style-name="P1"><text:s/>the process needs to be carried out at high temperatures (900–1200 K) in the presence of a catalyst,</text:p>
        <text:p text:style-name="P1"/>
        <text:p text:style-name="P1"><text:s/>typically containing Ni,</text:p>
        <text:p text:style-name="P1"/>
        <text:p text:style-name="P1"><text:s/>Co,</text:p>
        <text:p text:style-name="P1"/>
        <text:p text:style-name="P1"><text:s/>precious metals or Mo2C as the active phase.</text:p>
        <text:p text:style-name="P1"><text:soft-page-break/></text:p>
        <text:p text:style-name="P1">41,42Fig.</text:p>
        <text:p text:style-name="P1"/>
        <text:p text:style-name="P8"/>
        <text:p text:style-name="P1"><text:s/>3 illustrates the theoretical thermal conversion and energy efficiency as a function of temperature.</text:p>
        <text:p text:style-name="P1"/>
        <text:p text:style-name="P1"><text:s/>At 1500 K,</text:p>
        <text:p text:style-name="P1"/>
        <text:p text:style-name="P1"><text:s/>complete conversion is achieved,</text:p>
        <text:p text:style-name="P1"/>
        <text:p text:style-name="P1"><text:s/>with an energy efficiency of 60%.</text:p>
        <text:p text:style-name="P1"/>
        <text:p text:style-name="P1"><text:s/>However,</text:p>
        <text:p text:style-name="P1"/>
        <text:p text:style-name="P1"><text:s/>the maximum energy efficiency of 70% is obtained before this at 1000 K,</text:p>
        <text:p text:style-name="P1"/>
        <text:p text:style-name="P1"><text:s/>reaching a conversion of maximum of 83%,</text:p>
        <text:p text:style-name="P1"/>
        <text:p text:style-name="P1"><text:s/>but this then decreases with increasing the temperature.</text:p>
        <text:p text:style-name="P1"/>
        <text:p text:style-name="P1"><text:s/></text:p>
        <text:p text:style-name="P1"/>
        <text:p text:style-name="P1"><text:s/>Fig.</text:p>
        <text:p text:style-name="P1"/>
        <text:p text:style-name="P1"><text:s/>3 Calculated theoretical thermal conversion (left axis) and corresponding energy efficiency (right axis) as a function of temperature for the dry reforming of methane.</text:p>
        <text:p text:style-name="P1"/>
        <text:p text:style-name="P1"><text:s/></text:p>
        <text:p text:style-name="P1"/>
        <text:p text:style-name="P1"><text:s/>The dry reforming of methane (DRM) has quite a history.</text:p>
        <text:p text:style-name="P1"/>
        <text:p text:style-name="P1"><text:s/>It was first studied by Fischer and Tropsch in 1928,42 and has been a challenge for chemical engineering ever since.</text:p>
        <text:p text:style-name="P1"/>
        <text:p text:style-name="P1">41 Since that time,</text:p>
        <text:p text:style-name="P1"/>
        <text:p text:style-name="P1"><text:s/>the rationale for investigating this process has adapted itself several times to the spirit of the age.</text:p>
        <text:p text:style-name="P1"/>
        <text:p text:style-name="P1"><text:s/>In its origin,</text:p>
        <text:p text:style-name="P1"/>
        <text:p text:style-name="P1"><text:s/>it arose from a desire for alternative ways to produce fuels and chemicals (in combination with the Fischer–Tropsch synthesis) due to the limited supply of fossil fuels during the Second World War.</text:p>
        <text:p text:style-name="P1"/>
        <text:p text:style-name="P1">43 A renewed interest was found in the 1970s in the aftermath of the oil crisis,</text:p>
        <text:p text:style-name="P1"/>
        <text:p text:style-name="P1">43 again to circumvent the need for fossil fuels and with the idea of utilizing cheaper and more abundant natural gas.</text:p>
        <text:p text:style-name="P1"/>
        <text:p text:style-name="P1"><text:s/>With the beginning of a new millennium and the increasing concern regarding climate change,</text:p>
        <text:p text:style-name="P1"/>
        <text:p text:style-name="P1"><text:s/>DRM was seen as a way to convert the major greenhouse gas CO2 into useful products with the aid of natural gas.</text:p>
        <text:p text:style-name="P1"/>
        <text:p text:style-name="P1">31,44 To date,</text:p>
        <text:p text:style-name="P1"/>
        <text:p text:style-name="P1"><text:soft-page-break/><text:s/>a true amalgam of environmental and economical motivations exist,</text:p>
        <text:p text:style-name="P1"/>
        <text:p text:style-name="P1"><text:s/>such as the conversion of the greenhouse gas CO2, the capability of using biogas as a feedstock,</text:p>
        <text:p text:style-name="P1"/>
        <text:p text:style-name="P1"><text:s/>the search for a convenient way<text:span text:style-name="T2"> %#to liquefy CH4 for easier transport</text:span>,</text:p>
        <text:p text:style-name="P1"/>
        <text:p text:style-name="P1"><text:s/>and the availability of cheap CH4 through shale gas.</text:p>
        <text:p text:style-name="P1"/>
        <text:p text:style-name="P1">12,18,31,41,42,44–46</text:p>
        <text:p text:style-name="P1"/>
        <text:p text:style-name="P1">Alas,</text:p>
        <text:p text:style-name="P1"/>
        <text:p text:style-name="P1"><text:s/>despite all the bright outlooks,</text:p>
        <text:p text:style-name="P1"/>
        <text:p text:style-name="P1"><text:s/>there is one major pitfall,</text:p>
        <text:p text:style-name="P8"/>
        <text:p text:style-name="P1"><text:s/>namely the process’ inherent susceptibility for soot deposition and the detrimental effect this has on the process through deactivation of the catalyst.</text:p>
        <text:p text:style-name="P1"/>
        <text:p text:style-name="P1"><text:s/>Due to this drawback,</text:p>
        <text:p text:style-name="P1"/>
        <text:p text:style-name="P1"><text:s/>DRM is to date not yet (widely) used on an industrial scale.</text:p>
        <text:p text:style-name="P1"/>
        <text:p text:style-name="P1"><text:s/>Of course,</text:p>
        <text:p text:style-name="P1"/>
        <text:p text:style-name="P1"><text:s/>a lot of research is still ongoing towards modified catalysts to circumvent this coking issue,</text:p>
        <text:p text:style-name="P1"/>
        <text:p text:style-name="P1"><text:s/>which was originally also a big problem for the currently widely adopted steam reforming of methane.</text:p>
        <text:p text:style-name="P1"/>
        <text:p text:style-name="P1"><text:s/>Nevertheless,</text:p>
        <text:p text:style-name="P1"/>
        <text:p text:style-name="P1"><text:s/>the inability to transform the alluring promises of DRM into reality through the traditional thermal methods – among other reasons– has sparked and fuelled the growing interest for alternative reforming technologies,</text:p>
        <text:p text:style-name="P1"/>
        <text:p text:style-name="P1"><text:s/>as is discussed in Sections 3 and 4. </text:p>
      </text:section>
      <text:p text:style-name="P8"/>
      <text:p text:style-name="P11">#7</text:p>
      <text:section text:style-name="Sect1" text:name="セクション6">
        <text:p text:style-name="P1"><text:s/>2.2.2. CO2 + H2: hydrogenation of CO2</text:p>
        <text:p text:style-name="P1"/>
        <text:p text:style-name="P1">Both the complete hydrogenation of CO2 to CH4, known as the Sabatier reaction or the methanation of CO2, and the selective hydrogenation of CO2 to methanol are well-known commercially interesting processes.</text:p>
        <text:p text:style-name="P1"/>
        <text:p text:style-name="P1">47 The #%catalytic hydrogenation of CO2 to methane is a thermodynamically very favourable process:48 CO2(g) + 4H2(g) → CH4(g) + 2H2O(g) ΔH° = −165.3 kJ mol−1 (R4) However,</text:p>
        <text:p text:style-name="P1"/>
        <text:p text:style-name="P1"><text:s/>due to the high oxidation of the <text:soft-page-break/>carbon,</text:p>
        <text:p text:style-name="P1"/>
        <text:p text:style-name="P1"><text:s/>its reduction consists of an eight-electron process,</text:p>
        <text:p text:style-name="P1"/>
        <text:p text:style-name="P1"><text:s/>significantly limiting the reaction kinetics and requiring a catalyst with high rates and selectivities.</text:p>
        <text:p text:style-name="P1"/>
        <text:p text:style-name="P1">48 The process has been extensively studied using various supported nickel catalysts.</text:p>
        <text:p text:style-name="P1"/>
        <text:p text:style-name="P1">48,49 CO2 conversions of &gt;95%,</text:p>
        <text:p text:style-name="P1"/>
        <text:p text:style-name="P1"><text:s/>with the methane selectivity going up to 100% at temperatures of 700 K,</text:p>
        <text:p text:style-name="P1"/>
        <text:p text:style-name="P1"><text:s/>have already been achieved.</text:p>
        <text:p text:style-name="P1"/>
        <text:p text:style-name="P1"/>
        <text:p text:style-name="P8"/>
        <text:p text:style-name="P11">#7.0.1</text:p>
        <text:p text:style-name="P1"/>
        <text:p text:style-name="P1">49 However,</text:p>
        <text:p text:style-name="P1"/>
        <text:p text:style-name="P1"><text:s/>for industrial commercialization,</text:p>
        <text:p text:style-name="P1"/>
        <text:p text:style-name="P1"><text:s/>this process is only viable when the H2 is produced from renewable energy and the CO2 comes from cheap accessible waste streams.</text:p>
        <text:p text:style-name="P1"/>
        <text:p text:style-name="P1">10,49 As mentioned above,</text:p>
        <text:p text:style-name="P1"/>
        <text:p text:style-name="P1"><text:s/>95% of the worldwide H2 production,</text:p>
        <text:p text:style-name="P1"/>
        <text:p text:style-name="P1"><text:s/>however,</text:p>
        <text:p text:style-name="P1"/>
        <text:p text:style-name="P1"><text:s/>comes from steam methane reforming,</text:p>
        <text:p text:style-name="P1"/>
        <text:p text:style-name="P1"><text:s/>leading to a problematic flawed loop.</text:p>
        <text:p text:style-name="P1"/>
        <text:p text:style-name="P1"><text:s/>Furthermore,</text:p>
        <text:p text:style-name="P1"/>
        <text:p text:style-name="P1"><text:s/>the current cost for CO2 capture,</text:p>
        <text:p text:style-name="P1"/>
        <text:p text:style-name="P1"><text:s/>separation and purification from waste streams is too high.</text:p>
        <text:p text:style-name="P1"/>
        <text:p text:style-name="P1"><text:s/>Both reasons make this process economically unfeasible.</text:p>
        <text:p text:style-name="P1"/>
        <text:p text:style-name="P1">49</text:p>
        <text:p text:style-name="P1"/>
        <text:p text:style-name="P8"/>
        <text:p text:style-name="P11">#7.1</text:p>
        <text:p text:style-name="P1">The selective hydrogenation of CO2 to methanol,</text:p>
        <text:p text:style-name="P1"/>
        <text:p text:style-name="P1"><text:s/>on the other hand,</text:p>
        <text:p text:style-name="P1"/>
        <text:p text:style-name="P1"><text:s/>is a process that is currently operated on an industrial scale.</text:p>
        <text:p text:style-name="P1"/>
        <text:p text:style-name="P1"><text:s/>The annual worldwide production of methanol is estimated to be around 70 M metric tonnes (2015).</text:p>
        <text:p text:style-name="P1"/>
        <text:p text:style-name="P1"><text:s/>The most common commercial catalyst is copper supported on high surface area alumina (often promoted with zinc oxide).</text:p>
        <text:p text:style-name="P1"/>
        <text:p text:style-name="P1">47 The relevant reactions for the selective hydrogenation of CO2 are:50 <text:soft-page-break/>CO2(g) + H2(g) → CO(g) + H2O(g) ΔH° = +40.9 kJ mol−1 (R5) CO(g) + 2H2(g) → CH3OH(g) ΔH° = −90.8 kJ mol−1 (R6) CO2(g) + 3H2(g) → CH3OH(g) + H2O(g) ΔH° = −49.9 kJ mol−1 (R7) While the overall reaction (reaction (7)) of CO2 hydrogenation to methanol is exothermic (ΔH° = −49.9 kJ mol−1),</text:p>
        <text:p text:style-name="P1"/>
        <text:p text:style-name="P1"><text:s/>the rate determining step is the activation of CO2 in the %%<text:span text:style-name="T1">reverse water–gas shift (RWGS) reaction</text:span>,</text:p>
        <text:p text:style-name="P1"/>
        <text:p text:style-name="P1"><text:s/>i.</text:p>
        <text:p text:style-name="P1"/>
        <text:p text:style-name="P1">e.</text:p>
        <text:p text:style-name="P1"/>
        <text:p text:style-name="P1">reaction (5).</text:p>
        <text:p text:style-name="P1"/>
        <text:p text:style-name="P1"><text:s/>Obviously,</text:p>
        <text:p text:style-name="P1"/>
        <text:p text:style-name="P1"><text:s/>doping metals that function as catalysts in the RWGS reaction will promote CO2 hydrogenation.</text:p>
        <text:p text:style-name="P1"/>
        <text:p text:style-name="P1">50 As a result,</text:p>
        <text:p text:style-name="P1"/>
        <text:p text:style-name="P1"><text:s/>much effort is still focused on investigating the efficacy of Cu-based catalysts promoted with Pd and Ga,</text:p>
        <text:p text:style-name="P1"/>
        <text:p text:style-name="P8"/>
        <text:p text:style-name="P11">#7.1.1</text:p>
        <text:p text:style-name="P1">51 with the fundamental material challenge centring on the fact that,</text:p>
        <text:p text:style-name="P1"/>
        <text:p text:style-name="P1"><text:s/>generally,</text:p>
        <text:p text:style-name="P1"/>
        <text:p text:style-name="P1"><text:s/>CO2 and H2 will only react at high temperatures with multicomponent heterogeneous catalysts.</text:p>
        <text:p text:style-name="P1"/>
        <text:p text:style-name="P1">24</text:p>
        <text:p text:style-name="P1"/>
        <text:p text:style-name="P1">One of the main drawbacks of the selective hydrogenation of CO2 to methanol in the above case is the production of water as a by-product (see reaction (7)).</text:p>
        <text:p text:style-name="P1"/>
        <text:p text:style-name="P1"><text:s/>A third of the H2 is thus converted to water compared to the complete conversion to methanol when starting from syngas (see reaction (6)).</text:p>
        <text:p text:style-name="P1"/>
        <text:p text:style-name="P8"/>
        <text:p text:style-name="P11">#7.1.2</text:p>
        <text:p text:style-name="P1"><text:s/>Furthermore,</text:p>
        <text:p text:style-name="P1"/>
        <text:p text:style-name="P1"><text:s/>the thermodynamics for methanol production from H2 and CO2 are not as favourable as those for the production from syngas (cf.</text:p>
        <text:p text:style-name="P1"/>
        <text:p text:style-name="P1">reactions (6) and (7)).</text:p>
        <text:p text:style-name="P1"/>
        <text:p text:style-name="P8"/>
        <text:p text:style-name="P1">51 Therefore,</text:p>
        <text:p text:style-name="P1"/>
        <text:p text:style-name="P1"><text:s/>on an industrial scale,</text:p>
        <text:p text:style-name="P1"/>
        <text:p text:style-name="P1"><text:s/>methanol production usually relies on syngas in a 3 to 1 ratio from SMR (reaction (2)),</text:p>
        <text:p text:style-name="P1"/>
        <text:p text:style-name="P1"><text:soft-page-break/><text:s/>while CO2 is added to deal with the excess H2 in the feed (compared to reaction (6)),</text:p>
        <text:p text:style-name="P1"/>
        <text:p text:style-name="P8"/>
        <text:p text:style-name="P11">#7.1.3</text:p>
        <text:p text:style-name="P1"><text:s/>and finally the produced water (reaction (7)) is recycled via the #%<text:span text:style-name="T2">water–gas shift reaction</text:span> (the reverse reaction of reaction (5)).</text:p>
        <text:p text:style-name="P1"/>
        <text:p text:style-name="P1"/>
        <text:p text:style-name="P1"/>
        <text:p text:style-name="P1">Nevertheless,</text:p>
        <text:p text:style-name="P1"/>
        <text:p text:style-name="P1"><text:s/>to conclude,</text:p>
        <text:p text:style-name="P1"/>
        <text:p text:style-name="P1"><text:s/>we can state that,</text:p>
        <text:p text:style-name="P1"/>
        <text:p text:style-name="P1"><text:s/>currently the selective hydrogenation of CO2 with H2 into methanol is the most – if not to say only – industrially successful traditional process for the direct reforming of CO2 into chemicals and fuels.</text:p>
        <text:p text:style-name="P1"/>
        <text:p text:style-name="P1"><text:s/></text:p>
      </text:section>
      <text:p text:style-name="P1"/>
      <text:p text:style-name="P1"/>
      <text:p text:style-name="P8"/>
      <text:p text:style-name="P11">#8</text:p>
      <text:section text:style-name="Sect1" text:name="セクション7">
        <text:p text:style-name="P1"><text:s/>2.2.3. CO2 + H2O: artificial photosynthesis</text:p>
        <text:p text:style-name="P1"/>
        <text:p text:style-name="P1">Although there is no real traditional approach for the combined conversion of CO2 and H2O,</text:p>
        <text:p text:style-name="P1"/>
        <text:p text:style-name="P1"><text:s/>we present here the main overall reactions of interest for the combined conversion of CO2 and H2O,</text:p>
        <text:p text:style-name="P1"/>
        <text:p text:style-name="P1"><text:s/>mostly for the sake of completeness and because of their interest to the discussion of novel technologies (see Sections 3 and 4): CO2(g) + H2O(g) → CO(g) + H2(g) + 1/2O2(g) ΔH° = +525 kJ mol−1 (R8) CO2(g) + 2H2O(g) → CH3OH(g) + 3/2O2(g) ΔH° = +676 kJ mol−1 (R9) These are clearly the most endothermic overall reactions described in this section,</text:p>
        <text:p text:style-name="P1"/>
        <text:p text:style-name="P1"><text:s/>partially explaining the absence of a traditional (thermocatalytic) reforming approach.</text:p>
        <text:p text:style-name="P1"/>
        <text:p text:style-name="P1"><text:s/>Fig.</text:p>
        <text:p text:style-name="P1"/>
        <text:p text:style-name="P1"><text:s/>4 illustrates that the same high temperatures are needed for this reaction as for the pure CO2 splitting,</text:p>
        <text:p text:style-name="P1"/>
        <text:p text:style-name="P1"><text:s/>while obtaining somewhat lower energy efficiencies.</text:p>
        <text:p text:style-name="P1"/>
        <text:p text:style-name="P1"><text:s/>The highest energy efficiency (40%) is obtained at 3300 K together with a conversion of 60%.</text:p>
        <text:p text:style-name="P1"/>
        <text:p text:style-name="P1"><text:s/>At higher temperatures,</text:p>
        <text:p text:style-name="P1"><text:soft-page-break/></text:p>
        <text:p text:style-name="P1"><text:s/>the energy efficiency decreases to 25% at 5000 K for a total conversion.</text:p>
        <text:p text:style-name="P1"/>
        <text:p text:style-name="P1"><text:s/></text:p>
        <text:p text:style-name="P1"/>
        <text:p text:style-name="P1"><text:s/>Fig.</text:p>
        <text:p text:style-name="P1"/>
        <text:p text:style-name="P1"><text:s/>4 Calculated theoretical thermal conversion (left axis) and corresponding energy efficiency (right axis) as a function of temperature for the conversion of CO2 and H2O into H2, CO and O2. </text:p>
        <text:p text:style-name="P1"/>
        <text:p text:style-name="P1"><text:s/>Nevertheless,</text:p>
        <text:p text:style-name="P1"/>
        <text:p text:style-name="P1"><text:s/>a process involving the reaction of CO2, H2O,</text:p>
        <text:p text:style-name="P1"/>
        <text:p text:style-name="P1"><text:s/>O2 and CH4, called tri-reforming,</text:p>
        <text:p text:style-name="P1"/>
        <text:p text:style-name="P1"><text:s/>is gaining quite some interest.</text:p>
        <text:p text:style-name="P1"/>
        <text:p text:style-name="P1">24 The concept,</text:p>
        <text:p text:style-name="P1"/>
        <text:p text:style-name="P1"><text:s/>proposed by Song et al.</text:p>
        <text:p text:style-name="P1"/>
        <text:p text:style-name="P1">,31 involves a synergetic combination of dry reforming,</text:p>
        <text:p text:style-name="P1"/>
        <text:p text:style-name="P1"><text:s/>steam reforming and the partial oxidation of methane in a single reactor,</text:p>
        <text:p text:style-name="P1"/>
        <text:p text:style-name="P1"><text:s/>which can produce syngas in desired ratios (1.5–2.0),</text:p>
        <text:p text:style-name="P1"/>
        <text:p text:style-name="P1"><text:s/>while eliminating carbon formation,</text:p>
        <text:p text:style-name="P1"/>
        <text:p text:style-name="P1"><text:s/>as demonstrated for a fixed bed flow reactor at 1123 K over supported nickel catalysts.</text:p>
        <text:p text:style-name="P1"/>
        <text:p text:style-name="P1">31</text:p>
      </text:section>
      <text:p text:style-name="P1"/>
      <text:p text:style-name="P8"/>
      <text:p text:style-name="P8"/>
      <text:p text:style-name="P11">#9</text:p>
      <text:section text:style-name="Sect1" text:name="セクション8">
        <text:p text:style-name="P1"><text:s/>3. Novel CO2 conversion approaches</text:p>
        <text:p text:style-name="P1"/>
        <text:p text:style-name="P1">It stands without doubt that the efficient conversion of CO2 to useful molecules presents an important challenge and a great opportunity for chemists today.</text:p>
        <text:p text:style-name="P1"/>
        <text:p text:style-name="P1"><text:s/>Due to the inability of the traditional thermal approaches to address the worldwide CO2 and energy challenge,</text:p>
        <text:p text:style-name="P1"/>
        <text:p text:style-name="P1"><text:s/>several promising novel technologies are under development.</text:p>
        <text:p text:style-name="P1"/>
        <text:p text:style-name="P1"><text:s/>Plasma technology is one such technology,</text:p>
        <text:p text:style-name="P1"/>
        <text:p text:style-name="P1"><text:s/>but before elaborating on this specific technology in more detail,</text:p>
        <text:p text:style-name="P1"/>
        <text:p text:style-name="P1"><text:soft-page-break/><text:s/>first,</text:p>
        <text:p text:style-name="P1"/>
        <text:p text:style-name="P1"><text:s/>a summary of its main ‘frenemies’ in this domain is given.</text:p>
        <text:p text:style-name="P1"/>
        <text:p text:style-name="P1"><text:s/>For each technology,</text:p>
        <text:p text:style-name="P1"/>
        <text:p text:style-name="P1"><text:s/>first a brief explanation of the working principles and current achievements is given,</text:p>
        <text:p text:style-name="P1"/>
        <text:p text:style-name="P1"><text:s/>followed by the major advantages and challenges.</text:p>
        <text:p text:style-name="P1"/>
        <text:p text:style-name="P1"><text:s/>From this section,</text:p>
        <text:p text:style-name="P1"/>
        <text:p text:style-name="P1"><text:s/>it will become clear that there is,</text:p>
        <text:p text:style-name="P1"/>
        <text:p text:style-name="P1"><text:s/>indeed,</text:p>
        <text:p text:style-name="P1"/>
        <text:p text:style-name="P1"><text:s/>fierce competition in the quest to find the most effective and efficient CO2 conversion technology with the potential to be used on an industrial scale.</text:p>
        <text:p text:style-name="P1"/>
        <text:p text:style-name="P1"><text:s/>It should be noted that only technologies for CO2 conversion are described here.</text:p>
        <text:p text:style-name="P1"/>
        <text:p text:style-name="P1"><text:s/>For other (in)direct applications and fixation technologies,</text:p>
        <text:p text:style-name="P1"/>
        <text:p text:style-name="P1"><text:s/>we refer to other reviews.</text:p>
        <text:p text:style-name="P1"/>
        <text:p text:style-name="P1">12–19</text:p>
        <text:p text:style-name="P1">3.1. Electrochemical conversion</text:p>
        <text:p text:style-name="P1"/>
        <text:p text:style-name="P1">We kick off our discussions with one of the closest competitors to plasma technology,</text:p>
        <text:p text:style-name="P1"/>
        <text:p text:style-name="P1"><text:s/>i.</text:p>
        <text:p text:style-name="P1"/>
        <text:p text:style-name="P1">e.</text:p>
        <text:p text:style-name="P1"/>
        <text:p text:style-name="P1"><text:s/>the electrochemical conversion or reduction of CO2. This closeness derives from the fact that both technologies rely on the use of (renewable) electrical energy,</text:p>
        <text:p text:style-name="P1"/>
        <text:p text:style-name="P1"><text:s/>whereas most of the other novel technologies only take direct advantage of renewable energy,</text:p>
        <text:p text:style-name="P1"/>
        <text:p text:style-name="P1"><text:s/>i.</text:p>
        <text:p text:style-name="P1"/>
        <text:p text:style-name="P1">e.</text:p>
        <text:p text:style-name="P1"/>
        <text:p text:style-name="P1"><text:s/>the sun,</text:p>
        <text:p text:style-name="P1"/>
        <text:p text:style-name="P1"><text:s/>either based on its focused radiation heat or its emitted photons.</text:p>
        <text:p text:style-name="P1"/>
        <text:p text:style-name="P1"><text:s/>Although significant technical and catalytic advances are still required for its large-scale use,</text:p>
        <text:p text:style-name="P1"/>
        <text:p text:style-name="P1"><text:s/>electrochemical conversion is becoming a mature technology for H2O splitting.</text:p>
        <text:p text:style-name="P1"/>
        <text:p text:style-name="P1"><text:s/>For CO2 reduction,</text:p>
        <text:p text:style-name="P1"/>
        <text:p text:style-name="P1"><text:s/>on the other hand,</text:p>
        <text:p text:style-name="P1"/>
        <text:p text:style-name="P1"><text:s/>several important challenges remain.</text:p>
        <text:p text:style-name="P1"/>
        <text:p text:style-name="P1"><text:soft-page-break/>7,45,52–55</text:p>
        <text:p text:style-name="P1"/>
        <text:p text:style-name="P8"/>
        <text:p text:style-name="P11">#9.1</text:p>
        <text:p text:style-name="P1">The electrochemical %%valorization of CO2 is an innovative technology,</text:p>
        <text:p text:style-name="P1"/>
        <text:p text:style-name="P1"><text:s/>in which electrical energy is supplied to establish a potential between two electrodes,</text:p>
        <text:p text:style-name="P1"/>
        <text:p text:style-name="P1"><text:s/>allowing CO2 to be transformed into value-added chemicals under mild conditions.</text:p>
        <text:p text:style-name="P1"/>
        <text:p text:style-name="P1">7,55 This transformation can occur through a wide variety of pathways,</text:p>
        <text:p text:style-name="P1"/>
        <text:p text:style-name="P1"><text:s/>which are typically strongly affected by the experimental conditions.</text:p>
        <text:p text:style-name="P1"/>
        <text:p text:style-name="P1"><text:s/>The electrochemical reduction of CO2 can proceed through two-,</text:p>
        <text:p text:style-name="P1"/>
        <text:p text:style-name="P1"><text:s/>four-,</text:p>
        <text:p text:style-name="P1"/>
        <text:p text:style-name="P1"><text:s/>six- and eight-electron reduction pathways in gaseous,</text:p>
        <text:p text:style-name="P1"/>
        <text:p text:style-name="P1"><text:s/>aqueous and non-aqueous phases in different cell and electrode configurations.</text:p>
        <text:p text:style-name="P1"/>
        <text:p text:style-name="P1">7,53Fig.</text:p>
        <text:p text:style-name="P1"/>
        <text:p text:style-name="P1"><text:s/>5 shows the three main cell types.</text:p>
        <text:p text:style-name="P1"/>
        <text:p text:style-name="P1"><text:s/>Fig.</text:p>
        <text:p text:style-name="P1"/>
        <text:p text:style-name="P1"><text:s/>5(a) and (b) illustrate the principle of a solid proton conducting electrolysis cell (SPCEC) for the combined conversion of CO2 and H2O,</text:p>
        <text:p text:style-name="P1"/>
        <text:p text:style-name="P1"><text:s/>and of a solid oxide electrolysis cell (SOEC) that could be used for either the pure or combined conversion of CO2 and H2O,</text:p>
        <text:p text:style-name="P1"/>
        <text:p text:style-name="P1"><text:s/>respectively,</text:p>
        <text:p text:style-name="P1"/>
        <text:p text:style-name="P1"><text:s/>while a typical alkaline electrolysis cell for water splitting is shown in Fig.</text:p>
        <text:p text:style-name="P1"/>
        <text:p text:style-name="P1"><text:s/>5(c).</text:p>
        <text:p text:style-name="P1"/>
        <text:p text:style-name="P1"><text:s/>The catalyst and/or electrode materials,</text:p>
        <text:p text:style-name="P1"/>
        <text:p text:style-name="P1"><text:s/>the reaction medium,</text:p>
        <text:p text:style-name="P1"/>
        <text:p text:style-name="P1"><text:s/>electrolyte solution,</text:p>
        <text:p text:style-name="P1"/>
        <text:p text:style-name="P1"><text:s/>buffer strength,</text:p>
        <text:p text:style-name="P1"/>
        <text:p text:style-name="P1"><text:s/>pH,</text:p>
        <text:p text:style-name="P1"/>
        <text:p text:style-name="P1"><text:s/>CO2 concentration and pressure as well as the reaction temperature all influence and determine the wide variety of products that can be obtained.</text:p>
        <text:p text:style-name="P1"/>
        <text:p text:style-name="P1">53 The major reduction products obtained include carbon monoxide (CO),</text:p>
        <text:p text:style-name="P1"/>
        <text:p text:style-name="P1"><text:s/>formic acid (HCOOH) or formate <text:soft-page-break/>(HCOO−) in basic solution,</text:p>
        <text:p text:style-name="P1"/>
        <text:p text:style-name="P1"><text:s/>formaldehyde (CH2O),</text:p>
        <text:p text:style-name="P1"/>
        <text:p text:style-name="P1"><text:s/>methanol (CH3OH),</text:p>
        <text:p text:style-name="P1"/>
        <text:p text:style-name="P1"><text:s/>oxalic acid (H2C2O4) or oxalate (C2O42−) in basic solution,</text:p>
        <text:p text:style-name="P1"/>
        <text:p text:style-name="P1"><text:s/>methane (CH4),</text:p>
        <text:p text:style-name="P1"/>
        <text:p text:style-name="P1"><text:s/>ethylene (C2H4) and ethanol (C2H5OH).</text:p>
        <text:p text:style-name="P1"/>
        <text:p text:style-name="P1">7,45,53</text:p>
        <text:p text:style-name="P1">Fig.</text:p>
        <text:p text:style-name="P1"/>
        <text:p text:style-name="P1"><text:s/>5 Principles of a solid proton conducting electrolysis cell (SPCEC) (a),</text:p>
        <text:p text:style-name="P1"/>
        <text:p text:style-name="P1"><text:s/>solid oxide electrolysis cell (SOEC) (b) and an alkaline electrolysis cell (c) for the conversion of CO2 and/or H2O.</text:p>
        <text:p text:style-name="P1"/>
        <text:p text:style-name="P1"/>
        <text:p text:style-name="P1"/>
        <text:p text:style-name="P1">There are a number of reasons why the electrochemical reduction process stands out from the crowd; for instance,</text:p>
        <text:p text:style-name="P1"/>
        <text:p text:style-name="P1"><text:s/>the process is controllable by several reaction parameters,</text:p>
        <text:p text:style-name="P1"/>
        <text:p text:style-name="P1"><text:s/>including the electrode potential and temperature.</text:p>
        <text:p text:style-name="P1"/>
        <text:p text:style-name="P8"/>
        <text:p text:style-name="P11">#9.2</text:p>
        <text:p text:style-name="P1">7,45,52–54 Furthermore,</text:p>
        <text:p text:style-name="P1"/>
        <text:p text:style-name="P1"><text:s/>a wide variety of valuable products can be made,</text:p>
        <text:p text:style-name="P1"/>
        <text:p text:style-name="P1"><text:s/>either in mixtures or more importantly in their pure form.</text:p>
        <text:p text:style-name="P1"/>
        <text:p text:style-name="P1"><text:s/>For example,</text:p>
        <text:p text:style-name="P1"/>
        <text:p text:style-name="P1"><text:s/>besides the direct electrochemical reduction of CO2 to methanol,</text:p>
        <text:p text:style-name="P1"/>
        <text:p text:style-name="P1"><text:s/>it is also possible to produce CO and H2 at the cathode in a H2/CO ratio close to 2, while at the anode,</text:p>
        <text:p text:style-name="P1"/>
        <text:p text:style-name="P1"><text:s/>a valuable pure oxygen stream is generated (see Fig.</text:p>
        <text:p text:style-name="P1"/>
        <text:p text:style-name="P1"><text:s/>1–5(b)).</text:p>
        <text:p text:style-name="P1"/>
        <text:p text:style-name="P1">45 Another advantage is that electrochemical conversion can make use of a wide variety of (intermittent) renewable electricity sources,</text:p>
        <text:p text:style-name="P1"/>
        <text:p text:style-name="P1"><text:s/>i.</text:p>
        <text:p text:style-name="P1"/>
        <text:p text:style-name="P1">e.</text:p>
        <text:p text:style-name="P1"/>
        <text:p text:style-name="P1"><text:s/>more than just solar energy.</text:p>
        <text:p text:style-name="P1"/>
        <text:p text:style-name="P1">53 Finally,</text:p>
        <text:p text:style-name="P1"/>
        <text:p text:style-name="P1"><text:s/>the electrochemical reaction systems are compact,</text:p>
        <text:p text:style-name="P1"/>
        <text:p text:style-name="P1"><text:soft-page-break/><text:s/>modular,</text:p>
        <text:p text:style-name="P1"/>
        <text:p text:style-name="P1"><text:s/>on-demand and thus easy to utilize for small or large scale-up applications.</text:p>
        <text:p text:style-name="P1"/>
        <text:p text:style-name="P1">53</text:p>
        <text:p text:style-name="P1"/>
        <text:p text:style-name="P1">The accomplishments to date in the electrochemical reduction of CO2 have been encouraging,</text:p>
        <text:p text:style-name="P1"/>
        <text:p text:style-name="P1"><text:s/>and the potential rewards are enormous.</text:p>
        <text:p text:style-name="P1"/>
        <text:p text:style-name="P1">7 Nevertheless,</text:p>
        <text:p text:style-name="P1"/>
        <text:p text:style-name="P1"><text:s/>several challenges remain,</text:p>
        <text:p text:style-name="P1"/>
        <text:p text:style-name="P1"><text:s/>such as the high %%overpotential,</text:p>
        <text:p text:style-name="P1"/>
        <text:p text:style-name="P1"><text:s/>which is the difference in electrode voltage between the theoretical thermodynamic and actual real-world values to drive a reaction;52,54 the low solubility of CO2 in aqueous solutions;52 the formation of product mixtures,</text:p>
        <text:p text:style-name="P1"/>
        <text:p text:style-name="P1"><text:s/>thus requiring expensive separation steps;52 fouling and catalytic deactivation of the electrodes by impurities,</text:p>
        <text:p text:style-name="P1"/>
        <text:p text:style-name="P1"><text:s/>reaction intermediates and by-products;7,52,54 the instability of the electrode material;7 the low Faradaic efficiencies,</text:p>
        <text:p text:style-name="P1"/>
        <text:p text:style-name="P1"><text:s/>current densities and high energy consumption;52,53 the kinetic barriers leading to low efficiencies;53,54 and the non-optimized electrode/reactor and system design for practical applications.</text:p>
        <text:p text:style-name="P1"/>
        <text:p text:style-name="P1">53 In general,</text:p>
        <text:p text:style-name="P1"/>
        <text:p text:style-name="P8"/>
        <text:p text:style-name="P11">#9.3</text:p>
        <text:p text:style-name="P1"><text:s/>it is recognized that the single biggest challenge is the low performance of the electrocatalysts,</text:p>
        <text:p text:style-name="P1"/>
        <text:p text:style-name="P1"><text:s/>due to low activity,</text:p>
        <text:p text:style-name="P1"/>
        <text:p text:style-name="P1"><text:s/>low selectivity and most importantly insufficient stability.</text:p>
        <text:p text:style-name="P1"/>
        <text:p text:style-name="P1"><text:s/>The reported stability tests in the literature are only in the order of,</text:p>
        <text:p text:style-name="P1"/>
        <text:p text:style-name="P1"><text:s/>or below,</text:p>
        <text:p text:style-name="P1"/>
        <text:p text:style-name="P1"><text:s/>100 hours,</text:p>
        <text:p text:style-name="P1"/>
        <text:p text:style-name="P1"><text:s/>while long-term tests are non-existent to date.</text:p>
        <text:p text:style-name="P1"/>
        <text:p text:style-name="P1">53 This makes the development of stable electrocatalyst materials with high activity and selectivity the main priority for this technology.</text:p>
        <text:p text:style-name="P1"/>
        <text:p text:style-name="P1">7,53,56</text:p>
        <text:p text:style-name="P1"/>
        <text:p text:style-name="P1">It seems that despite many advances and successful proof-of-concepts being reported,</text:p>
        <text:p text:style-name="P1"/>
        <text:p text:style-name="P1"><text:soft-page-break/><text:s/>the maturity of electrochemical CO2 reduction technology is still far from reaching the requirements for commercialization,</text:p>
        <text:p text:style-name="P1"/>
        <text:p text:style-name="P1"><text:s/>due to the several remaining major technological challenges,</text:p>
        <text:p text:style-name="P1"/>
        <text:p text:style-name="P1"><text:s/>as listed above.</text:p>
        <text:p text:style-name="P1"/>
        <text:p text:style-name="P1">7,52,53 Particularly for industrial-scale implementation,</text:p>
        <text:p text:style-name="P1"/>
        <text:p text:style-name="P1"><text:s/>the low catalyst stability seems to be the major limitation.</text:p>
        <text:p text:style-name="P1"/>
        <text:p text:style-name="P1">53 As a result,</text:p>
        <text:p text:style-name="P1"/>
        <text:p text:style-name="P1"><text:s/>no electrocatalysts developed to date for the reduction of CO2 would be deemed useful for a large-scale system.</text:p>
        <text:p text:style-name="P1"/>
        <text:p text:style-name="P1">54 As stated by Qiao et al.</text:p>
        <text:p text:style-name="P1"/>
        <text:p text:style-name="P1">,53 “With continued and extensive efforts focused on developing innovative composite and nanostructured catalyst materials to overcome the challenges of insufficient catalytic activity,</text:p>
        <text:p text:style-name="P1"/>
        <text:p text:style-name="P1"><text:s/>product selectivity,</text:p>
        <text:p text:style-name="P1"/>
        <text:p text:style-name="P1"><text:s/>and catalytic stability,</text:p>
        <text:p text:style-name="P1"/>
        <text:p text:style-name="P1"><text:s/>the technology of CO2electroreduction will become practical in the near future”.</text:p>
        <text:p text:style-name="P1"/>
        <text:p text:style-name="P1"><text:s/>Hence,</text:p>
        <text:p text:style-name="P1"/>
        <text:p text:style-name="P1"><text:s/>to successfully achieve the transformation of CO2 to liquid fuels and useful chemicals,</text:p>
        <text:p text:style-name="P1"/>
        <text:p text:style-name="P1"><text:s/>new methods and approaches for activating the CO2 molecule at lower overpotentials are required.</text:p>
        <text:p text:style-name="P1"/>
        <text:p text:style-name="P1">7 In the first instance,</text:p>
        <text:p text:style-name="P1"/>
        <text:p text:style-name="P1"><text:s/>novel electrodes enabling operation at current densities close to commercially available H2O electrolyzers have to be developed,</text:p>
        <text:p text:style-name="P1"/>
        <text:p text:style-name="P1"><text:s/>for which solid oxide electrodes appear to be suitable candidates.</text:p>
        <text:p text:style-name="P1"/>
        <text:p text:style-name="P1">52 Furthermore,</text:p>
        <text:p text:style-name="P1"/>
        <text:p text:style-name="P1"><text:s/>a better understanding of the mechanistic role of metal and metal oxides in the reduction process is needed to open the possibility to design electrodes with certain compositions.</text:p>
        <text:p text:style-name="P1"/>
        <text:p text:style-name="P1">52 To conclude,</text:p>
        <text:p text:style-name="P1"/>
        <text:p text:style-name="P1"><text:s/>efforts to optimize system designs and at the same time to develop durable catalysts still need to be carried out.</text:p>
        <text:p text:style-name="P1"/>
        <text:p text:style-name="P1">53 However,</text:p>
        <text:p text:style-name="P1"/>
        <text:p text:style-name="P1"><text:s/>the final grand question remains: can all of this be done with inexpensive earth-abundant metals?54 </text:p>
      </text:section>
      <text:p text:style-name="P1"/>
      <text:p text:style-name="P8"><text:soft-page-break/></text:p>
      <text:section text:style-name="Sect1" text:name="セクション9">
        <text:p text:style-name="P11">#10</text:p>
        <text:p text:style-name="P1"><text:s/>3.2. Solar thermochemical conversion</text:p>
        <text:p text:style-name="P1"/>
        <text:p text:style-name="P1">Another technology,</text:p>
        <text:p text:style-name="P1"/>
        <text:p text:style-name="P1"><text:s/>which has recently made several huge leaps forward,</text:p>
        <text:p text:style-name="P1"/>
        <text:p text:style-name="P1"><text:s/>is the solar thermochemical conversion of CO2. There are several ways to reduce CO2 with the assistance of renewable solar energy,</text:p>
        <text:p text:style-name="P1"/>
        <text:p text:style-name="P1"><text:s/>with those using direct solar light irradiation probably the most effective methods because there is no additional extra energy required and no negative influence on the environment.</text:p>
        <text:p text:style-name="P1"/>
        <text:p text:style-name="P1">57 Two forms of direct solar energy conversion can be distinguished: (i) thermal conversion – described here – where work can be extracted after sunlight is absorbed as thermal energy and (ii) quantum conversion – described in the next section – where the work output can be taken directly from the light absorber (e.</text:p>
        <text:p text:style-name="P1"/>
        <text:p text:style-name="P1">g.</text:p>
        <text:p text:style-name="P1"/>
        <text:p text:style-name="P1"><text:s/>a semiconductor,</text:p>
        <text:p text:style-name="P1"/>
        <text:p text:style-name="P1"><text:s/>molecule or organic compound).</text:p>
        <text:p text:style-name="P1"/>
        <text:p text:style-name="P1">58 For solar thermochemical conversion,</text:p>
        <text:p text:style-name="P1"/>
        <text:p text:style-name="P1"><text:s/>concentrated solar radiation is used – in the form of high-temperature heat – as an energy source to drive the highly endothermic reactions.</text:p>
        <text:p text:style-name="P1"/>
        <text:p text:style-name="P1"/>
        <text:p text:style-name="P8"/>
        <text:p text:style-name="P11">#10.1</text:p>
        <text:p text:style-name="P1">The single step thermal dissociation of CO2 (or H2O) is impeded by the need to operate at high temperatures (&gt;2500 K),</text:p>
        <text:p text:style-name="P1"/>
        <text:p text:style-name="P1"><text:s/>as demonstrated in Fig.</text:p>
        <text:p text:style-name="P1"/>
        <text:p text:style-name="P1"><text:s/>2 above,</text:p>
        <text:p text:style-name="P1"/>
        <text:p text:style-name="P1"><text:s/>and the need for effective separation techniques to avoid ending up with an explosive mixture of CO/O2 (or H2/O2).</text:p>
        <text:p text:style-name="P1"/>
        <text:p text:style-name="P1">58,59 Multi-step thermochemical cycles using metal oxide redox reactions bypass the separation problem and,</text:p>
        <text:p text:style-name="P1"/>
        <text:p text:style-name="P1"><text:s/>in addition,</text:p>
        <text:p text:style-name="P1"/>
        <text:p text:style-name="P1"><text:s/>they allow operation at relatively moderate temperatures.</text:p>
        <text:p text:style-name="P1"/>
        <text:p text:style-name="P1"><text:s/>More specifically,</text:p>
        <text:p text:style-name="P1"/>
        <text:p text:style-name="P1"><text:s/>as shown in Fig.</text:p>
        <text:p text:style-name="P1"/>
        <text:p text:style-name="P1"><text:soft-page-break/><text:s/>6, solar processes involving heat at ≥1500 K enable a two-step thermochemical cycle using metal oxide redox reactions for CO2/H2O-splitting.</text:p>
        <text:p text:style-name="P1"/>
        <text:p text:style-name="P1">58,59 The first – endothermic – step is the solar thermal reduction of the metal oxide MOox (where M is e.</text:p>
        <text:p text:style-name="P1"/>
        <text:p text:style-name="P1">g.</text:p>
        <text:p text:style-name="P1"/>
        <text:p text:style-name="P1"><text:s/>Ce,</text:p>
        <text:p text:style-name="P1"/>
        <text:p text:style-name="P1"><text:s/>Zn,</text:p>
        <text:p text:style-name="P1"/>
        <text:p text:style-name="P1"><text:s/>or Fe)60 to the metal or to the lower-valence metal oxide MOred.</text:p>
        <text:p text:style-name="P1"/>
        <text:p text:style-name="P1"><text:s/>The second – nonsolar – exothermic step is the oxidation of the reduced metal oxide with CO2 and/or H2O to form CO and/or H2, allowing the (re)oxidized metal oxide to be reused/recycled for the first step.</text:p>
        <text:p text:style-name="P1"/>
        <text:p text:style-name="P8"/>
        <text:p text:style-name="P11">#10.2</text:p>
        <text:p text:style-name="P1">58,59 In general,</text:p>
        <text:p text:style-name="P1"/>
        <text:p text:style-name="P1"><text:s/>two cycle categories can be considered: volatile and non-volatile.</text:p>
        <text:p text:style-name="P1"/>
        <text:p text:style-name="P1"><text:s/>Non-volatile cycles utilize metal oxides,</text:p>
        <text:p text:style-name="P1"/>
        <text:p text:style-name="P1"><text:s/>which remain in the solid state during reduction,</text:p>
        <text:p text:style-name="P1"/>
        <text:p text:style-name="P1"><text:s/>while volatile redox cycles consist of metal oxides,</text:p>
        <text:p text:style-name="P1"/>
        <text:p text:style-name="P1"><text:s/>which undergo gas–solid phase transitions.</text:p>
        <text:p text:style-name="P1"/>
        <text:p text:style-name="P1"><text:s/>The volatile reactions appear more favourable,</text:p>
        <text:p text:style-name="P1"/>
        <text:p text:style-name="P1"><text:s/>but the volatile products must be quenched rapidly to avoid recombination,</text:p>
        <text:p text:style-name="P1"/>
        <text:p text:style-name="P1"><text:s/>and to date this issue has not been solved in an energetically efficient fashion.</text:p>
        <text:p text:style-name="P1"/>
        <text:p text:style-name="P1">59 For the non-volatile cycles,</text:p>
        <text:p text:style-name="P1"/>
        <text:p text:style-name="P1"><text:s/>cerium oxide (ceria,</text:p>
        <text:p text:style-name="P1"/>
        <text:p text:style-name="P1"><text:s/>CeO2) has emerged as a highly attractive redox active material choice for two-step thermochemical cycling.</text:p>
        <text:p text:style-name="P1"/>
        <text:p text:style-name="P8"/>
        <text:p text:style-name="P11">#10.3</text:p>
        <text:p text:style-name="P1">60,61 Another promising pathway,</text:p>
        <text:p text:style-name="P1"/>
        <text:p text:style-name="P1"><text:s/>which operates at lower temperatures than ceria,</text:p>
        <text:p text:style-name="P1"/>
        <text:p text:style-name="P1"><text:s/>is the exploration of doped %%perovskite oxides.</text:p>
        <text:p text:style-name="P1"/>
        <text:p text:style-name="P1">62</text:p>
        <text:p text:style-name="P1"/>
        <text:p text:style-name="P1"><text:soft-page-break/></text:p>
        <text:p text:style-name="P1">The main advantage of the solar thermochemical conversion of CO2 is obviously the direct use of solar energy.</text:p>
        <text:p text:style-name="P1"/>
        <text:p text:style-name="P1"><text:s/>Concentrating solar technologies,</text:p>
        <text:p text:style-name="P1"/>
        <text:p text:style-name="P1"><text:s/>which are currently applied commercially for large-scale (megawatt) power generation,</text:p>
        <text:p text:style-name="P1"/>
        <text:p text:style-name="P1"><text:s/>can be coupled to high-temperature thermochemical reactors with the potential to achieve high solar-to-fuel energy conversion efficiencies and,</text:p>
        <text:p text:style-name="P1"/>
        <text:p text:style-name="P1"><text:s/>consequently,</text:p>
        <text:p text:style-name="P1"/>
        <text:p text:style-name="P1"><text:s/>the potential to produce solar fuels on a large scale and at a competitive cost.</text:p>
        <text:p text:style-name="P1"/>
        <text:p text:style-name="P1">58 To date,</text:p>
        <text:p text:style-name="P1"/>
        <text:p text:style-name="P1"><text:s/>solar flux concentration ratios exceeding 2 MW m−2 are attainable with large-scale solar tower and dish systems.</text:p>
        <text:p text:style-name="P1"/>
        <text:p text:style-name="P1"><text:s/>Solar thermochemical applications,</text:p>
        <text:p text:style-name="P1"/>
        <text:p text:style-name="P1"><text:s/>although not as far developed as solar thermal electricity generation,</text:p>
        <text:p text:style-name="P1"/>
        <text:p text:style-name="P1"><text:s/>employ the same solar concentrating infrastructure,</text:p>
        <text:p text:style-name="P1"/>
        <text:p text:style-name="P1"><text:s/>with the solar reactor positioned at the focus of the solar tower (for megawatt centralized applications) or solar dish (for kilowatt decentralized applications).</text:p>
        <text:p text:style-name="P1"/>
        <text:p text:style-name="P1">58 A recent comprehensive review of solar concentrating technologies for thermal power and thermochemical fuel production was given by Romero et al.</text:p>
        <text:p text:style-name="P1"/>
        <text:p text:style-name="P1">63 Consequently,</text:p>
        <text:p text:style-name="P8"/>
        <text:p text:style-name="P11">#10.4</text:p>
        <text:p text:style-name="P1"><text:s/>these cycles inherently have the potential to realize a greater theoretical efficiency than methods using energy vectors or a small part of the solar spectrum and are,</text:p>
        <text:p text:style-name="P1"/>
        <text:p text:style-name="P1"><text:s/>in addition,</text:p>
        <text:p text:style-name="P1"/>
        <text:p text:style-name="P1"><text:s/>conceptually simpler.</text:p>
        <text:p text:style-name="P1"/>
        <text:p text:style-name="P1">62,64 This potential to achieve high solar-to-fuel energy conversion efficiencies is primarily related to the fact that solar thermal processes inherently operate at high temperatures and utilize the entire solar spectrum,</text:p>
        <text:p text:style-name="P1"/>
        <text:p text:style-name="P1"><text:s/>and,</text:p>
        <text:p text:style-name="P1"/>
        <text:p text:style-name="P1"><text:s/>as such,</text:p>
        <text:p text:style-name="P1"/>
        <text:p text:style-name="P1"><text:s/>provide a thermodynamically favourable path to the production of solar fuels.</text:p>
        <text:p text:style-name="P1"/>
        <text:p text:style-name="P1">58,59 A thermodynamic analysis based solely on the material properties of e.</text:p>
        <text:p text:style-name="P1"/>
        <text:p text:style-name="P1">g.</text:p>
        <text:p text:style-name="P1"><text:soft-page-break/></text:p>
        <text:p text:style-name="P1"><text:s/>CeO2 indicated that efficiency values in the range of 16–19% could be attainable,</text:p>
        <text:p text:style-name="P1"/>
        <text:p text:style-name="P1"><text:s/>even in the absence of sensible heat recovery.</text:p>
        <text:p text:style-name="P1"/>
        <text:p text:style-name="P1"><text:s/>These values are close to the 20% efficiency that is likely to be needed for solar fuels to be considered cost competitive,</text:p>
        <text:p text:style-name="P1"/>
        <text:p text:style-name="P1">65 as will be discussed in more detail in Section 6.3.</text:p>
        <text:p text:style-name="P1"/>
        <text:p text:style-name="P1">Although significant advances have been made in the field of solar thermochemical CO2 conversion technologies using metal oxides,</text:p>
        <text:p text:style-name="P1"/>
        <text:p text:style-name="P1"><text:s/>a #%lack of fundamental research into the behaviour of the metal oxides under the high-temperature conditions present in these cycles has hampered the development of materials.</text:p>
        <text:p text:style-name="P1"/>
        <text:p text:style-name="P1"><text:s/>Basic questions relating to oxygen transport,</text:p>
        <text:p text:style-name="P1"/>
        <text:p text:style-name="P1"><text:s/>surface chemistry,</text:p>
        <text:p text:style-name="P1"/>
        <text:p text:style-name="P1"><text:s/>structural changes vs.</text:p>
        <text:p text:style-name="P1"/>
        <text:p text:style-name="P1"><text:s/>redox reactions,</text:p>
        <text:p text:style-name="P1"/>
        <text:p text:style-name="P1"><text:s/>materials’ synthesis methods,</text:p>
        <text:p text:style-name="P1"/>
        <text:p text:style-name="P1"><text:s/>the effects of thermochemical cycling on the material and the role of supports still have to be addressed.</text:p>
        <text:p text:style-name="P1"/>
        <text:p text:style-name="P8"/>
        <text:p text:style-name="P11">#10.5</text:p>
        <text:p text:style-name="P1">66 Furthermore,</text:p>
        <text:p text:style-name="P1"/>
        <text:p text:style-name="P1"><text:s/>despite its favourable thermodynamics,</text:p>
        <text:p text:style-name="P1"/>
        <text:p text:style-name="P1"><text:s/>both the efficiency and the cycling rates in the reactor can be largely limited by thermal losses,</text:p>
        <text:p text:style-name="P1"/>
        <text:p text:style-name="P1"><text:s/>resulting from poor conductive and radiative heat transfer across the porous metal oxide structure.</text:p>
        <text:p text:style-name="P1"/>
        <text:p text:style-name="P1">58 Finally,</text:p>
        <text:p text:style-name="P1"/>
        <text:p text:style-name="P1"><text:s/>the thermochemical conversion rates are higher than,</text:p>
        <text:p text:style-name="P1"/>
        <text:p text:style-name="P1"><text:s/>for example,</text:p>
        <text:p text:style-name="P1"/>
        <text:p text:style-name="P1"><text:s/>the photocatalytic rates,</text:p>
        <text:p text:style-name="P1"/>
        <text:p text:style-name="P1"><text:s/>but although conceptually simple,</text:p>
        <text:p text:style-name="P1"/>
        <text:p text:style-name="P1"><text:s/>focusing lenses for sunlight and high-temperature reactors incur high initial investment costs.</text:p>
        <text:p text:style-name="P1"/>
        <text:p text:style-name="P1">60</text:p>
        <text:p text:style-name="P1"/>
        <text:p text:style-name="P1">Solar thermochemistry has clearly emerged as a viable path to utilize concentrated solar technology – currently applied commercially for large-scale power generation – for the <text:soft-page-break/>conversion of CO2 (and H2O) into CO (and H2).</text:p>
        <text:p text:style-name="P1"/>
        <text:p text:style-name="P1"><text:s/>Also,</text:p>
        <text:p text:style-name="P1"/>
        <text:p text:style-name="P1"><text:s/>solar thermochemical cycles for the conversion of CO2 and H2O via the metal oxide redox reaction have favourable thermodynamics,</text:p>
        <text:p text:style-name="P1"/>
        <text:p text:style-name="P1"><text:s/>but the ultimate factor dictating commercial viability is a high solar-to-fuel energy conversion efficiency,</text:p>
        <text:p text:style-name="P1"/>
        <text:p text:style-name="P1"><text:s/>and to date efficiencies above 10% are still pending experimental demonstration with robust and scalable solar reactors.</text:p>
        <text:p text:style-name="P1"/>
        <text:p text:style-name="P1">58,59,62 The discovery of new materials with large oxygen exchange capabilities at moderate temperatures and their implementation in efficient solar reactors are thus essential.</text:p>
        <text:p text:style-name="P1"/>
        <text:p text:style-name="P8"/>
        <text:p text:style-name="P11">#10.6</text:p>
        <text:p text:style-name="P1"><text:s/>Additionally,</text:p>
        <text:p text:style-name="P1"/>
        <text:p text:style-name="P1"><text:s/>rapid chemical kinetics and material stability over thousands of cycles must be demonstrated for each material considered.</text:p>
        <text:p text:style-name="P1"/>
        <text:p text:style-name="P1">59,67 This is the second key to achieving market viability,</text:p>
        <text:p text:style-name="P1"/>
        <text:p text:style-name="P1"><text:s/>because materials must remain active for many thousands of redox cycles in order to avoid the high costs that would be associated with frequent replacement.</text:p>
        <text:p text:style-name="P1"/>
        <text:p text:style-name="P1"><text:s/>As such,</text:p>
        <text:p text:style-name="P1"/>
        <text:p text:style-name="P1"><text:s/>commercial success is again predicated upon finding appropriate materials composed of earth-abundant elements that can operate at lower reduction temperatures than current systems,</text:p>
        <text:p text:style-name="P1"/>
        <text:p text:style-name="P1"><text:s/>together with sufficient activity to achieve high process efficiency.</text:p>
        <text:p text:style-name="P1"/>
        <text:p text:style-name="P1">62 </text:p>
      </text:section>
      <text:p text:style-name="P1"/>
      <text:p text:style-name="P8"/>
      <text:p text:style-name="P11">#11</text:p>
      <text:section text:style-name="Sect1" text:name="セクション10">
        <text:p text:style-name="P1"><text:s/>3.3. Photochemical conversion</text:p>
        <text:p text:style-name="P1"/>
        <text:p text:style-name="P1">The photochemistry for the photochemical conversion differs from (solar) thermochemistry in the way the solar energy is used: the former uses the energy of a photon in the chemical reactions,</text:p>
        <text:p text:style-name="P1"/>
        <text:p text:style-name="P1">60 while the latter uses the absorbed thermal energy to overcome the activation barriers and to affect the chemical equilibria.</text:p>
        <text:p text:style-name="P1"/>
        <text:p text:style-name="P1"><text:soft-page-break/>58</text:p>
        <text:p text:style-name="P8"/>
        <text:p text:style-name="P11">#11.1</text:p>
        <text:p text:style-name="P1">The photoreduction of CO2 to formaldehyde and methanol in purified water was already reported back in 1979, using the semiconductors TiO2, ZnO,</text:p>
        <text:p text:style-name="P1"/>
        <text:p text:style-name="P1"><text:s/>CdS,</text:p>
        <text:p text:style-name="P1"/>
        <text:p text:style-name="P1"><text:s/>GaP,</text:p>
        <text:p text:style-name="P1"/>
        <text:p text:style-name="P1"><text:s/>SiC and WO3.60 Based on a correlation between the conduction band energy potential and the yield of methanol,</text:p>
        <text:p text:style-name="P1"/>
        <text:p text:style-name="P1"><text:s/>it was suggested that the photoreduction of CO2 proceeds by the photoexcited electrons in the conduction band moving to CO2. This principle mechanism of selective photocatalysts under light irradiation is shown in Fig.</text:p>
        <text:p text:style-name="P1"/>
        <text:p text:style-name="P1"><text:s/>7. Here,</text:p>
        <text:p text:style-name="P1"/>
        <text:p text:style-name="P1"><text:s/>the %%conduction band energy minimum is higher than that for CO2 photoreduction.</text:p>
        <text:p text:style-name="P1"/>
        <text:p text:style-name="P1">60 Again the efficiency of the photocatalytic materials in their use of sunlight for the conversion of CO2 to fuel is of critical importance.</text:p>
        <text:p text:style-name="P1"/>
        <text:p text:style-name="P1">68 This efficiency is influenced by several factors,</text:p>
        <text:p text:style-name="P1"/>
        <text:p text:style-name="P1"><text:s/>such as catalyst dosage,</text:p>
        <text:p text:style-name="P1"/>
        <text:p text:style-name="P1"><text:s/>reactant ratio,</text:p>
        <text:p text:style-name="P1"/>
        <text:p text:style-name="P1"><text:s/>reaction temperature,</text:p>
        <text:p text:style-name="P1"/>
        <text:p text:style-name="P1"><text:s/>time,</text:p>
        <text:p text:style-name="P1"/>
        <text:p text:style-name="P1"><text:s/>system pressure,</text:p>
        <text:p text:style-name="P1"/>
        <text:p text:style-name="P1"><text:s/>pH,</text:p>
        <text:p text:style-name="P1"/>
        <text:p text:style-name="P1"><text:s/>light intensity and wavelength.</text:p>
        <text:p text:style-name="P1"/>
        <text:p text:style-name="P1">57</text:p>
        <text:p text:style-name="P1"/>
        <text:p text:style-name="P8"/>
        <text:p text:style-name="P11">#11.2</text:p>
        <text:p text:style-name="P1"><text:s/>A wide variety of reduction products can be obtained,</text:p>
        <text:p text:style-name="P1"/>
        <text:p text:style-name="P1"><text:s/>just like with the electrochemical technique,</text:p>
        <text:p text:style-name="P1"/>
        <text:p text:style-name="P1"><text:s/>including carbon monoxide (CO),</text:p>
        <text:p text:style-name="P1"/>
        <text:p text:style-name="P1"><text:s/>formic acid (HCOOH),</text:p>
        <text:p text:style-name="P1"/>
        <text:p text:style-name="P1"><text:s/>formaldehyde (CH2O),</text:p>
        <text:p text:style-name="P1"/>
        <text:p text:style-name="P1"><text:s/>methanol (CH3OH),</text:p>
        <text:p text:style-name="P1"/>
        <text:p text:style-name="P1"><text:s/>methane (CH4),</text:p>
        <text:p text:style-name="P1"/>
        <text:p text:style-name="P1"><text:s/>ethylene (C2H4),</text:p>
        <text:p text:style-name="P1"/>
        <text:p text:style-name="P1"><text:soft-page-break/><text:s/>ethane (C2H6) and ethanol (C2H5OH).</text:p>
        <text:p text:style-name="P1"/>
        <text:p text:style-name="P1">68 </text:p>
        <text:p text:style-name="P1"/>
        <text:p text:style-name="P1"><text:s/>From a sustainable point of view,</text:p>
        <text:p text:style-name="P1"/>
        <text:p text:style-name="P1"><text:s/>solar light is the ideal energy source.</text:p>
        <text:p text:style-name="P1"/>
        <text:p text:style-name="P1"><text:s/>In combination with photocatalytic H2O splitting,</text:p>
        <text:p text:style-name="P1"/>
        <text:p text:style-name="P1"><text:s/>the solar-driven reduction of CO2 to fuels is a very attractive approach.</text:p>
        <text:p text:style-name="P1"/>
        <text:p text:style-name="P1">52 The advantages of photochemical systems include the assertion that they are composed of only a few parts and are therefore theoretically less likely to fail,</text:p>
        <text:p text:style-name="P1"/>
        <text:p text:style-name="P1"><text:s/>providing the remaining parts are reliable.</text:p>
        <text:p text:style-name="P1"/>
        <text:p text:style-name="P1">58 The most extensively investigated catalyst for the photoreduction of CO2 is TiO2.60 Several attempts have already been made to enhance the photocatalytic activity of TiO2, including by the addition of a metal,</text:p>
        <text:p text:style-name="P1"/>
        <text:p text:style-name="P1"><text:s/>Rh/TiO2 or Rh/WO3–TiO2,60 the use of highly dispersed active Ti ion species,</text:p>
        <text:p text:style-name="P1"/>
        <text:p text:style-name="P1">60 through atomically dispersing TiO2 on zeolites or ordered mesoporous SiO2 or by doping with Pt,</text:p>
        <text:p text:style-name="P1"/>
        <text:p text:style-name="P1"><text:s/>Cu,</text:p>
        <text:p text:style-name="P1"/>
        <text:p text:style-name="P1"><text:s/>N,</text:p>
        <text:p text:style-name="P1"/>
        <text:p text:style-name="P1"><text:s/>I,</text:p>
        <text:p text:style-name="P1"/>
        <text:p text:style-name="P1"><text:s/>CdSe or PbS.</text:p>
        <text:p text:style-name="P1"/>
        <text:p text:style-name="P1">60 The most significant breakthrough was achieved using nitrogen-doped TiO2 nanotube arrays co-catalyzed with Cu and/or Pt nanoparticles,</text:p>
        <text:p text:style-name="P1"/>
        <text:p text:style-name="P1"><text:s/>in which water-vapour-saturated CO2 was reduced to methane and other hydrocarbons without the application of an electrical bias.</text:p>
        <text:p text:style-name="P1"/>
        <text:p text:style-name="P1">60,68</text:p>
        <text:p text:style-name="P1"/>
        <text:p text:style-name="P1">It should be noted,</text:p>
        <text:p text:style-name="P1"/>
        <text:p text:style-name="P1"><text:s/>however,</text:p>
        <text:p text:style-name="P1"/>
        <text:p text:style-name="P1"><text:s/>that for many oxide semiconductors (incl.</text:p>
        <text:p text:style-name="P1"/>
        <text:p text:style-name="P1"><text:s/>TiO2) this electrical bias is necessary,</text:p>
        <text:p text:style-name="P1"/>
        <text:p text:style-name="P1"><text:s/>because the conduction band is located below the acceptor level.</text:p>
        <text:p text:style-name="P1"/>
        <text:p text:style-name="P1"><text:s/>This is one factor that limits the efficiency of metal oxide materials.</text:p>
        <text:p text:style-name="P1"/>
        <text:p text:style-name="P1">58 </text:p>
        <text:p text:style-name="P1"/>
        <text:p text:style-name="P8"/>
        <text:p text:style-name="P11">#11.3</text:p>
        <text:p text:style-name="P1"><text:soft-page-break/>Furthermore,</text:p>
        <text:p text:style-name="P1"/>
        <text:p text:style-name="P1"><text:s/>most work is performed using artificial (UV) light sources,</text:p>
        <text:p text:style-name="P1"/>
        <text:p text:style-name="P1">57,68 because the large band gap of metal oxides results in a poor photo-responsiveness to visible light.</text:p>
        <text:p text:style-name="P1"/>
        <text:p text:style-name="P1">52,57,58 Theory dictates that a band gap between 2 and 2.4 eV is optimal,</text:p>
        <text:p text:style-name="P1"/>
        <text:p text:style-name="P1"><text:s/>which limits the maximum attainable efficiency to about 17%.</text:p>
        <text:p text:style-name="P1"/>
        <text:p text:style-name="P1">68 However,</text:p>
        <text:p text:style-name="P1"/>
        <text:p text:style-name="P1"><text:s/>solar energy conversion efficiencies obtained to date are much lower (at present,</text:p>
        <text:p text:style-name="P1"/>
        <text:p text:style-name="P1"><text:s/>at &lt;2%),</text:p>
        <text:p text:style-name="P1"/>
        <text:p text:style-name="P1">58 mainly as a result of the energy associated with this electrical bias.</text:p>
        <text:p text:style-name="P1"/>
        <text:p text:style-name="P1">58 Furthermore,</text:p>
        <text:p text:style-name="P1"/>
        <text:p text:style-name="P1"><text:s/>a remaining challenge lies in the separation and collection of the hydrogen and oxygen gas produced (often produced in close proximity).</text:p>
        <text:p text:style-name="P1"/>
        <text:p text:style-name="P1">58 Finally,</text:p>
        <text:p text:style-name="P1"/>
        <text:p text:style-name="P1"><text:s/>many of the photocatalysts presently being studied are metal complexes employing rare and expensive transition metals,</text:p>
        <text:p text:style-name="P1"/>
        <text:p text:style-name="P1"><text:s/>hence efforts must be made using earth-abundant elements that could support large-scale undertakings.</text:p>
        <text:p text:style-name="P1"/>
        <text:p text:style-name="P1">54</text:p>
        <text:p text:style-name="P11">#===========</text:p>
        <text:p text:style-name="P1">From the literature,</text:p>
        <text:p text:style-name="P1"/>
        <text:p text:style-name="P1"><text:s/>it is clear that encouraging progress has been made towards the photocatalytic conversion of CO2 using sunlight,</text:p>
        <text:p text:style-name="P1"/>
        <text:p text:style-name="P1"><text:s/>but nevertheless,</text:p>
        <text:p text:style-name="P1"/>
        <text:p text:style-name="P1"><text:s/>the existing techniques are insufficient to date and further efforts are required to increase the solar-to-fuel conversion efficiencies.</text:p>
        <text:p text:style-name="P1"/>
        <text:p text:style-name="P1">54,55,57,58,68 This appears to be a general remark for photochemistry: very few examples exist of chemical processes operating effectively on the basis of photocatalysis technology.</text:p>
        <text:p text:style-name="P1"/>
        <text:p text:style-name="P1"><text:s/>Not only do the photon efficiency of materials and the resulting achievable rates remain insufficient,</text:p>
        <text:p text:style-name="P1"/>
        <text:p text:style-name="P1"><text:s/>also sub-optimal photocatalytic reactors often induce inefficiencies in operation,</text:p>
        <text:p text:style-name="P1"/>
        <text:p text:style-name="P1"><text:s/>which limit their practical application.</text:p>
        <text:p text:style-name="P1"/>
        <text:p text:style-name="P1">52 The immediate requirement in this technology is to develop visible-light-sensitive photocatalysts,</text:p>
        <text:p text:style-name="P1"/>
        <text:p text:style-name="P1"><text:soft-page-break/><text:s/>which are prominent in CO2 recycling.</text:p>
        <text:p text:style-name="P1"/>
        <text:p text:style-name="P1">57 What we ultimately seek is a means for achieving the high-rate photocatalytic reduction of CO2, using solar radiation as the only input energy source.</text:p>
        <text:p text:style-name="P1"/>
        <text:p text:style-name="P1"><text:s/>Since visible light comprises the majority of the solar spectrum energy,</text:p>
        <text:p text:style-name="P1"/>
        <text:p text:style-name="P1"><text:s/>it behoves us to consider photocatalysts sensitive to sunlight.</text:p>
        <text:p text:style-name="P1"/>
        <text:p text:style-name="P1">68 Immediate research opportunities include uniform co-catalyst sensitization of the entire nanotube array surface for enhanced conversion rates,</text:p>
        <text:p text:style-name="P1"/>
        <text:p text:style-name="P1"><text:s/>and the design of co-catalysts to improve and control the product selectivity.</text:p>
        <text:p text:style-name="P1"/>
        <text:p text:style-name="P1">68 Although the photocatalytic reduction of CO2 may become an important stepping stone to solar fuel production,</text:p>
        <text:p text:style-name="P1"/>
        <text:p text:style-name="P1"><text:s/>much progress remains to be achieved before it could be considered practical as an industrial process.</text:p>
        <text:p text:style-name="P1"/>
        <text:p text:style-name="P1">54 Based on the highest reported activities,</text:p>
        <text:p text:style-name="P1"/>
        <text:p text:style-name="P1"><text:s/>one can conclude that game-changing rates have not yet been achieved.</text:p>
        <text:p text:style-name="P1"/>
        <text:p text:style-name="P1"><text:s/>Reported turnover frequencies are far from those required for an efficient catalytic process,</text:p>
        <text:p text:style-name="P1"/>
        <text:p text:style-name="P1"><text:s/>and an efficiency improvement of at least 3 orders of magnitude is needed.</text:p>
        <text:p text:style-name="P1"/>
        <text:p text:style-name="P1">52 It is thus clear that photochemical systems have a long way to go to achieve their full potential and to be able to successfully compete with the alternative approaches to producing fuels from sunlight.</text:p>
        <text:p text:style-name="P1"/>
        <text:p text:style-name="P1">58 </text:p>
      </text:section>
      <text:p text:style-name="P1"/>
      <text:p text:style-name="P8"/>
      <text:p text:style-name="P11">#12</text:p>
      <text:section text:style-name="Sect1" text:name="セクション11">
        <text:p text:style-name="P1"><text:s/>3.4. Biochemical conversion</text:p>
        <text:p text:style-name="P1"/>
        <text:p text:style-name="P1">Another pathway converting solar energy into chemical energy is by ‘natural’ photosynthesis for the production of biofuels.</text:p>
        <text:p text:style-name="P1"/>
        <text:p text:style-name="P1">69 The biological conversion of CO2 for producing chemicals or fuels is an attractive route.</text:p>
        <text:p text:style-name="P1"/>
        <text:p text:style-name="P1"><text:s/>Nevertheless,</text:p>
        <text:p text:style-name="P1"/>
        <text:p text:style-name="P1"><text:s/>the use of first generation biofuels has generated a lot of controversy,</text:p>
        <text:p text:style-name="P1"/>
        <text:p text:style-name="P1"><text:s/>mainly due to their competition with agriculture for arable land use for food <text:soft-page-break/>production,</text:p>
        <text:p text:style-name="P1"/>
        <text:p text:style-name="P1"><text:s/>thus impacting global food markets and food security.</text:p>
        <text:p text:style-name="P1"/>
        <text:p text:style-name="P1">69,70 The use of microalgae,</text:p>
        <text:p text:style-name="P1"/>
        <text:p text:style-name="P1"><text:s/>on the other hand,</text:p>
        <text:p text:style-name="P1"/>
        <text:p text:style-name="P1"><text:s/>could meet the conditions for technically and economically viable biofuel production.</text:p>
        <text:p text:style-name="P1"/>
        <text:p text:style-name="P1"><text:s/>More specifically,</text:p>
        <text:p text:style-name="P1"/>
        <text:p text:style-name="P1"><text:s/>viable biofuel production should be competitive or cost less than petroleum fuels,</text:p>
        <text:p text:style-name="P1"/>
        <text:p text:style-name="P1"><text:s/>it should require low to no additional land use,</text:p>
        <text:p text:style-name="P1"/>
        <text:p text:style-name="P1"><text:s/>it should enable air quality improvement and should require minimal water use.</text:p>
        <text:p text:style-name="P1"/>
        <text:p text:style-name="P8"/>
        <text:p text:style-name="P11">#12.1</text:p>
        <text:p text:style-name="P1">69,70 Microalgae can typically be used to capture CO2 from three different sources: atmospheric CO2, CO2 emissions from power plants and industrial processes,</text:p>
        <text:p text:style-name="P1"/>
        <text:p text:style-name="P1"><text:s/>and CO2 from soluble carbonates.</text:p>
        <text:p text:style-name="P1"/>
        <text:p text:style-name="P1">70 The pathways for CO2 fixation have evolved over billions of years and use many diverse mechanisms and enzymes for processing CO2 by forming C–H and C–C bonds and cleaving C–O bonds.</text:p>
        <text:p text:style-name="P1"/>
        <text:p text:style-name="P1">47 Furthermore,</text:p>
        <text:p text:style-name="P1"/>
        <text:p text:style-name="P1"><text:s/>#%algae are more photosynthetically efficient than terrestrial plants,</text:p>
        <text:p text:style-name="P1"/>
        <text:p text:style-name="P1"><text:s/>making them without doubt very efficient CO2 fixers.</text:p>
        <text:p text:style-name="P1"/>
        <text:p text:style-name="P1">71</text:p>
        <text:p text:style-name="P1"/>
        <text:p text:style-name="P1">Microalgae are currently considered to be one of the most promising alternative sources for biodiesel; hence,</text:p>
        <text:p text:style-name="P1"/>
        <text:p text:style-name="P1"><text:s/>most of the current research and developmental efforts are focused on microalgae,</text:p>
        <text:p text:style-name="P1"/>
        <text:p text:style-name="P1"><text:s/>in particular due to their high growth rate and high oil content (up to 77% of the dry cell mass).</text:p>
        <text:p text:style-name="P1"/>
        <text:p text:style-name="P1"><text:s/>Algae contain oils,</text:p>
        <text:p text:style-name="P1"/>
        <text:p text:style-name="P1"><text:s/>sugars,</text:p>
        <text:p text:style-name="P1"/>
        <text:p text:style-name="P1"><text:s/>and functional bioactive compounds that can be used for commercial products.</text:p>
        <text:p text:style-name="P1"/>
        <text:p text:style-name="P1"><text:s/>In addition to fuels,</text:p>
        <text:p text:style-name="P1"/>
        <text:p text:style-name="P1"><text:s/>the development of appropriate technologies for high-efficiency algal biodiesel production is also applicable <text:soft-page-break/>to biohydrogen,</text:p>
        <text:p text:style-name="P1"/>
        <text:p text:style-name="P1"><text:s/>biogas,</text:p>
        <text:p text:style-name="P1"/>
        <text:p text:style-name="P1"><text:s/>bioethanol and %%biomass-to-liquid (BTL) approaches using fast growing algae.</text:p>
        <text:p text:style-name="P1"/>
        <text:p text:style-name="P1">69,70 Furthermore,</text:p>
        <text:p text:style-name="P1"/>
        <text:p text:style-name="P1"><text:s/>valuable co-products,</text:p>
        <text:p text:style-name="P1"/>
        <text:p text:style-name="P1"><text:s/>such as %%biopolymers,</text:p>
        <text:p text:style-name="P1"/>
        <text:p text:style-name="P1"><text:s/>proteins and animal feed,</text:p>
        <text:p text:style-name="P1"/>
        <text:p text:style-name="P1"><text:s/>can be produced during the process.</text:p>
        <text:p text:style-name="P1"/>
        <text:p text:style-name="P1">71,72 Other advantages include very short harvesting cycles (∼1–10 days),</text:p>
        <text:p text:style-name="P1"/>
        <text:p text:style-name="P1"><text:s/>thus allowing multiple or continuous harvests with significantly increased yields.</text:p>
        <text:p text:style-name="P1"/>
        <text:p text:style-name="P1"><text:s/>Furthermore,</text:p>
        <text:p text:style-name="P1"/>
        <text:p text:style-name="P1"><text:s/>the cultivation can potentially be carried out on marginal or non-arable land,</text:p>
        <text:p text:style-name="P1"/>
        <text:p text:style-name="P1"><text:s/>and even the use of waste water for algal cultivation is a viable option.</text:p>
        <text:p text:style-name="P1"/>
        <text:p text:style-name="P1">69,70 To obtain the best performing microalgae strains for biofuel production,</text:p>
        <text:p text:style-name="P1"/>
        <text:p text:style-name="P1"><text:s/>one can: (1) screen a wide range of natural isolates,</text:p>
        <text:p text:style-name="P1"/>
        <text:p text:style-name="P1"><text:s/>(2) improve them by metabolic (genetic) engineering or (3) obtain them by selection and adaptation.</text:p>
        <text:p text:style-name="P1"/>
        <text:p text:style-name="P1"><text:s/>There are algae collections worldwide,</text:p>
        <text:p text:style-name="P1"/>
        <text:p text:style-name="P1"><text:s/>which contain thousands of different algal strains that can be accessed.</text:p>
        <text:p text:style-name="P1"/>
        <text:p text:style-name="P1">69</text:p>
        <text:p text:style-name="P1"/>
        <text:p text:style-name="P1">It should,</text:p>
        <text:p text:style-name="P1"/>
        <text:p text:style-name="P1"><text:s/>however,</text:p>
        <text:p text:style-name="P1"/>
        <text:p text:style-name="P1"><text:s/>be emphasized that the significant drawback in all the biochemical techniques is the big share of the cost for cultivation.</text:p>
        <text:p text:style-name="P1"/>
        <text:p text:style-name="P1"><text:s/>Among others,</text:p>
        <text:p text:style-name="P1"/>
        <text:p text:style-name="P1"><text:s/>the harvesting of algal biomass accounts for the highest proportion of energy input during production,</text:p>
        <text:p text:style-name="P1"/>
        <text:p text:style-name="P1"><text:s/>but currently,</text:p>
        <text:p text:style-name="P1"/>
        <text:p text:style-name="P1"><text:s/>there are no standard harvesting techniques.</text:p>
        <text:p text:style-name="P1"/>
        <text:p text:style-name="P1">69–71 Therefore,</text:p>
        <text:p text:style-name="P1"/>
        <text:p text:style-name="P1"><text:s/>currently algal biomass is not suitable to be cultivated solely for bioenergy applications and instead it must be integrated with the production of other value-added products,</text:p>
        <text:p text:style-name="P1"/>
        <text:p text:style-name="P1"><text:soft-page-break/><text:s/>e.</text:p>
        <text:p text:style-name="P1"/>
        <text:p text:style-name="P1">g.</text:p>
        <text:p text:style-name="P1"/>
        <text:p text:style-name="P1"><text:s/>pharmaceutics,</text:p>
        <text:p text:style-name="P1"/>
        <text:p text:style-name="P1"><text:s/>cosmetics and food.</text:p>
        <text:p text:style-name="P1"/>
        <text:p text:style-name="P1"><text:s/>Unfortunately,</text:p>
        <text:p text:style-name="P1"/>
        <text:p text:style-name="P1"><text:s/>processes for the recovery of complex molecules from algal biomass are expensive and significant technological progress is still required before commercial deployment.</text:p>
        <text:p text:style-name="P1"/>
        <text:p text:style-name="P1">73 Algae can be grown in many ways,</text:p>
        <text:p text:style-name="P1"/>
        <text:p text:style-name="P1"><text:s/>such as in freshwater,</text:p>
        <text:p text:style-name="P1"/>
        <text:p text:style-name="P1"><text:s/>saltwater or wastewater,</text:p>
        <text:p text:style-name="P1"/>
        <text:p text:style-name="P1"><text:s/>in closed photobioreactors or in open ponds.</text:p>
        <text:p text:style-name="P1"/>
        <text:p text:style-name="P1">69 One key advantage of algae is that its cultivation does not require cropland,</text:p>
        <text:p text:style-name="P1"/>
        <text:p text:style-name="P1"><text:s/>although,</text:p>
        <text:p text:style-name="P1"/>
        <text:p text:style-name="P1"><text:s/>on the other hand,</text:p>
        <text:p text:style-name="P1"/>
        <text:p text:style-name="P1"><text:s/>other resources are needed.</text:p>
        <text:p text:style-name="P1"/>
        <text:p text:style-name="P8"/>
        <text:p text:style-name="P11">#12.2</text:p>
        <text:p text:style-name="P1">72 Other inorganic nutrients required for algae production include nitrogen and phosphorus,</text:p>
        <text:p text:style-name="P1"/>
        <text:p text:style-name="P1">70 resulting in the need for unsustainable inputs of nitrogenous fertilizers,</text:p>
        <text:p text:style-name="P1"/>
        <text:p text:style-name="P1"><text:s/>which are produced from fossil fuels and that require huge inputs of energy for production.</text:p>
        <text:p text:style-name="P1"/>
        <text:p text:style-name="P8"/>
        <text:p text:style-name="P1">72 Furthermore,</text:p>
        <text:p text:style-name="P1"/>
        <text:p text:style-name="P1"><text:s/>it has been reported that between 3.15 and 3650 litres of freshwater are needed to produce algal biofuel equivalent to 1 litre of gasoline using current technologies.</text:p>
        <text:p text:style-name="P1"/>
        <text:p text:style-name="P1"><text:s/>Thus,</text:p>
        <text:p text:style-name="P1"/>
        <text:p text:style-name="P1"><text:s/>the integration of the upstream production and downstream processing of microalgae,</text:p>
        <text:p text:style-name="P1"/>
        <text:p text:style-name="P1"><text:s/>and the framing of these in the context of water savings and net energy gain is required to build up credibility.</text:p>
        <text:p text:style-name="P1"/>
        <text:p text:style-name="P1">72Fig.</text:p>
        <text:p text:style-name="P1"/>
        <text:p text:style-name="P1"><text:s/>8 shows a schematic overview of the different steps for the application of a photobioreactor for CO2 conversion.</text:p>
        <text:p text:style-name="P1"/>
        <text:p text:style-name="P1"><text:s/>Finally,</text:p>
        <text:p text:style-name="P1"/>
        <text:p text:style-name="P1"><text:s/>optimization of the strain-specific <text:soft-page-break/>cultivation conditions is complex,</text:p>
        <text:p text:style-name="P1"/>
        <text:p text:style-name="P1"><text:s/>with many interrelated factors that can each be limiting factors,</text:p>
        <text:p text:style-name="P1"/>
        <text:p text:style-name="P1"><text:s/>including temperature,</text:p>
        <text:p text:style-name="P1"/>
        <text:p text:style-name="P1"><text:s/>mixing,</text:p>
        <text:p text:style-name="P1"/>
        <text:p text:style-name="P1"><text:s/>fluid dynamics and hydrodynamic stress,</text:p>
        <text:p text:style-name="P1"/>
        <text:p text:style-name="P1"><text:s/>gas bubble size and distribution,</text:p>
        <text:p text:style-name="P1"/>
        <text:p text:style-name="P1"><text:s/>gas exchange,</text:p>
        <text:p text:style-name="P1"/>
        <text:p text:style-name="P1"><text:s/>mass transfer,</text:p>
        <text:p text:style-name="P1"/>
        <text:p text:style-name="P1"><text:s/>light cycle and intensity,</text:p>
        <text:p text:style-name="P1"/>
        <text:p text:style-name="P1"><text:s/>water quality,</text:p>
        <text:p text:style-name="P1"/>
        <text:p text:style-name="P1"><text:s/>pH,</text:p>
        <text:p text:style-name="P1"/>
        <text:p text:style-name="P1"><text:s/>salinity,</text:p>
        <text:p text:style-name="P1"/>
        <text:p text:style-name="P1"><text:s/>mineral and carbon regulation/bioavailability,</text:p>
        <text:p text:style-name="P1"/>
        <text:p text:style-name="P1"><text:s/>cell fragility,</text:p>
        <text:p text:style-name="P1"/>
        <text:p text:style-name="P1"><text:s/>cell density and growth inhibition.</text:p>
        <text:p text:style-name="P1"/>
        <text:p text:style-name="P1">69 </text:p>
        <text:p text:style-name="P1"/>
        <text:p text:style-name="P1">Despite its inherent potential as a biofuel resource,</text:p>
        <text:p text:style-name="P1"/>
        <text:p text:style-name="P1"><text:s/>many challenges have impeded the development of algal biofuel technology as a commercially viable solution that could support sustainable production and utilization.</text:p>
        <text:p text:style-name="P1"/>
        <text:p text:style-name="P8"/>
        <text:p text:style-name="P11">#12.3</text:p>
        <text:p text:style-name="P1">70 Consequently,</text:p>
        <text:p text:style-name="P1"/>
        <text:p text:style-name="P1"><text:s/>the large-scale cultivation of algae for biofuel production is still in the research and development phase.</text:p>
        <text:p text:style-name="P1"/>
        <text:p text:style-name="P1"><text:s/>The long-term potential of this technology can be improved by the following approaches: (1) identifying and developing cost-saving growth technologies of oil-rich algae;69,72 (2) utilizing integrated bio-refineries to produce biodiesel,</text:p>
        <text:p text:style-name="P1"/>
        <text:p text:style-name="P1"><text:s/>animal feed,</text:p>
        <text:p text:style-name="P1"/>
        <text:p text:style-name="P1"><text:s/>biogas and electrical power,</text:p>
        <text:p text:style-name="P1"/>
        <text:p text:style-name="P1"><text:s/>thereby reducing the overall cost of production;71,72 (3) enhancing the algal biology by genetic modification and metabolic engineering to aid the selection and successful outdoor large-scale cultivation of a robust microalgal strain;69,71,72 (4) identifying area-efficient techniques to capture CO2 from industrial power plants;72 (5) recycling nutrients from municipal sewage and industrial wastewaters to reduce the demand for fertilizers to grow the algae;69,70,72 (6) improving the economics of microalgae <text:soft-page-break/>production by generating additional revenues from wastewater treatment and greenhouse gas emissions abatement;72 (7) most importantly,</text:p>
        <text:p text:style-name="P1"/>
        <text:p text:style-name="P1"><text:s/>by developing cost-effective and energy-efficient harvesting methods to make the whole biofuels production process economical;71 in this respect,</text:p>
        <text:p text:style-name="P1"/>
        <text:p text:style-name="P1"><text:s/>strain selection is an important consideration since certain species are much easier to harvest than others.</text:p>
        <text:p text:style-name="P1"/>
        <text:p text:style-name="P1">69</text:p>
      </text:section>
      <text:p text:style-name="P8"/>
      <text:p text:style-name="P11">#13</text:p>
      <text:section text:style-name="Sect1" text:name="セクション12">
        <text:p text:style-name="P1"><text:s/>3.5. Catalytic conversion</text:p>
        <text:p text:style-name="P1"/>
        <text:p text:style-name="P1">In Section 2, we already covered the main traditional thermocatalytic approaches used.</text:p>
        <text:p text:style-name="P1"/>
        <text:p text:style-name="P1"><text:s/>Of course,</text:p>
        <text:p text:style-name="P1"/>
        <text:p text:style-name="P1"><text:s/>there is still a lot of research ongoing towards finding new improved (thermo-)catalytic pathways for the different processes involved in CO2 conversion.</text:p>
        <text:p text:style-name="P1"/>
        <text:p text:style-name="P1"><text:s/>There are two main catalysis types that can be applied for this process: homogeneous and heterogeneous catalysts.</text:p>
        <text:p text:style-name="P1"/>
        <text:p text:style-name="P1"><text:s/>The former (e.</text:p>
        <text:p text:style-name="P1"/>
        <text:p text:style-name="P1">g.</text:p>
        <text:p text:style-name="P1"/>
        <text:p text:style-name="P1"><text:s/>Ru-,</text:p>
        <text:p text:style-name="P1"/>
        <text:p text:style-name="P1"><text:s/>Rh- and Ir-based catalysts) are efficient for the formation of formic acid and formates,</text:p>
        <text:p text:style-name="P1"/>
        <text:p text:style-name="P1"><text:s/>but are more challenging to be used in commercial applications,</text:p>
        <text:p text:style-name="P1"/>
        <text:p text:style-name="P1"><text:s/>while the latter (e.</text:p>
        <text:p text:style-name="P1"/>
        <text:p text:style-name="P1">g.</text:p>
        <text:p text:style-name="P1"/>
        <text:p text:style-name="P1"><text:s/>Fe-,</text:p>
        <text:p text:style-name="P1"/>
        <text:p text:style-name="P1"><text:s/>Cu- and Ni-based catalysts) are more practical for industrial applications,</text:p>
        <text:p text:style-name="P1"/>
        <text:p text:style-name="P1"><text:s/>but they frequently suffer from low yields and poor selectivity.</text:p>
        <text:p text:style-name="P1"/>
        <text:p text:style-name="P1"/>
        <text:p text:style-name="P8"/>
        <text:p text:style-name="P11">#13.1</text:p>
        <text:p text:style-name="P1"><text:s/>As a result,</text:p>
        <text:p text:style-name="P1"/>
        <text:p text:style-name="P1"><text:s/>significant improvements in new catalytic systems are necessary to make thermocatalytic CO2 reduction economically feasible.</text:p>
        <text:p text:style-name="P1"/>
        <text:p text:style-name="P1">48</text:p>
        <text:p text:style-name="P1"><text:soft-page-break/></text:p>
        <text:p text:style-name="P1">Nonetheless,</text:p>
        <text:p text:style-name="P1"/>
        <text:p text:style-name="P1"><text:s/>the catalytic conversion is briefly discussed here; especially since it is clear from the sections above that catalytic materials can play an important role in the development and further advancement of most of the novel technologies under study.</text:p>
        <text:p text:style-name="P1"/>
        <text:p text:style-name="P1">25 These scientific advances give rise to intriguing new combinations,</text:p>
        <text:p text:style-name="P1"/>
        <text:p text:style-name="P1"><text:s/>and corresponding names,</text:p>
        <text:p text:style-name="P1"/>
        <text:p text:style-name="P1"><text:s/>such as electrocatalytic,</text:p>
        <text:p text:style-name="P1"/>
        <text:p text:style-name="P1"><text:s/>photocatalytic,</text:p>
        <text:p text:style-name="P1"/>
        <text:p text:style-name="P1"><text:s/>biocatalytic,</text:p>
        <text:p text:style-name="P1"/>
        <text:p text:style-name="P1"><text:s/>as well as their even more advanced hybrids forms,</text:p>
        <text:p text:style-name="P1"/>
        <text:p text:style-name="P1"><text:s/>e.</text:p>
        <text:p text:style-name="P1"/>
        <text:p text:style-name="P1">g.</text:p>
        <text:p text:style-name="P1"/>
        <text:p text:style-name="P1"><text:s/>photoelectrocatalytic and bioelectrocatalytic processes.</text:p>
        <text:p text:style-name="P1"/>
        <text:p text:style-name="P1">12,14,53 Kumar et al.</text:p>
        <text:p text:style-name="P1"/>
        <text:p text:style-name="P1">54 stated quite frankly that virtually every approach under consideration for the conversion of CO2 requires catalysts to facilitate the formation and cleavage of chemical bonds,</text:p>
        <text:p text:style-name="P1"/>
        <text:p text:style-name="P1"><text:s/>as illustrated by Fig.</text:p>
        <text:p text:style-name="P1"/>
        <text:p text:style-name="P1"><text:s/>9. In general,</text:p>
        <text:p text:style-name="P8"/>
        <text:p text:style-name="P11">#13.2</text:p>
        <text:p text:style-name="P1"><text:s/>these required catalysts fall into three classifications: (1) they already exist and show good performance but are too rare/costly to be scaled up; (2) they already exist but in forms that are not optimal or practical for adaptation to an integrated solar fuels system; (3) they do not exist yet and await discovery.</text:p>
        <text:p text:style-name="P1"/>
        <text:p text:style-name="P1">54 </text:p>
        <text:p text:style-name="P1"/>
        <text:p text:style-name="P1"><text:s/>From a scientific point of view,</text:p>
        <text:p text:style-name="P1"/>
        <text:p text:style-name="P1"><text:s/>the development of catalysts with inexpensive metals,</text:p>
        <text:p text:style-name="P1"/>
        <text:p text:style-name="P1"><text:s/>such as iron and copper compounds,</text:p>
        <text:p text:style-name="P1"/>
        <text:p text:style-name="P1"><text:s/>which can also be active under mild conditions,</text:p>
        <text:p text:style-name="P1"/>
        <text:p text:style-name="P1"><text:s/>is a big challenge.</text:p>
        <text:p text:style-name="P1"/>
        <text:p text:style-name="P1">48 Still,</text:p>
        <text:p text:style-name="P1"/>
        <text:p text:style-name="P1"><text:s/>it is evident that due to their reliance on thermal heat – as currently derived from burning fossil feedstocks – the current pure thermocatalytic routes can only make a limited net contribution to CO2 conversion.</text:p>
        <text:p text:style-name="P1"/>
        <text:p text:style-name="P1"><text:s/>Hence,</text:p>
        <text:p text:style-name="P1"><text:soft-page-break/></text:p>
        <text:p text:style-name="P1"><text:s/>techniques based on the use of (in)direct solar energy and other renewable energy sources are needed to contribute to avoiding large volumes of CO2.25 One exciting thermocatalytic advancement to circumvent this reliance on fossil fuels – besides the solar thermochemical conversion discussed in Section 3.2 above – is the use of microwaves.</text:p>
        <text:p text:style-name="P1"/>
        <text:p text:style-name="P1">74 Here,</text:p>
        <text:p text:style-name="P1"/>
        <text:p text:style-name="P1"><text:s/>microwave-assisted CO2 conversion over carbon-based catalysts combines the catalytic and dielectric properties of carbonaceous materials with the advantages of microwave heating,</text:p>
        <text:p text:style-name="P1"/>
        <text:p text:style-name="P1"><text:s/>which favours catalytic heterogeneous reactions due to,</text:p>
        <text:p text:style-name="P1"/>
        <text:p text:style-name="P1"><text:s/>among other reasons,</text:p>
        <text:p text:style-name="P1"/>
        <text:p text:style-name="P1"><text:s/>the generation of hot spots.</text:p>
        <text:p text:style-name="P1"/>
        <text:p text:style-name="P1"/>
        <text:p text:style-name="P8"/>
        <text:p text:style-name="P11">#13.3</text:p>
        <text:p text:style-name="P1">Microwave radiation has been shown to have beneficial effects on the reaction rate of heterogeneous (catalytic) reactions.</text:p>
        <text:p text:style-name="P1"/>
        <text:p text:style-name="P1">75,76 The combination of microwave heating and a carbon material acting as both a catalyst and microwave receptor gives rise to enhanced conversions compared to conventional heating,</text:p>
        <text:p text:style-name="P1"/>
        <text:p text:style-name="P1"><text:s/>both in the case of CO2 gasification and in the dry reforming of methane.</text:p>
        <text:p text:style-name="P1"/>
        <text:p text:style-name="P1">75,76 Fidalgo et al.</text:p>
        <text:p text:style-name="P1"/>
        <text:p text:style-name="P1">76 observed conversions that were a factor of 1.6 to 1.9 higher for MW-heating compared to conventional heating.</text:p>
        <text:p text:style-name="P8"/>
        <text:p text:style-name="P11">#13.4</text:p>
        <text:p text:style-name="P1"><text:s/>Unlike in conventional heating,</text:p>
        <text:p text:style-name="P1"/>
        <text:p text:style-name="P1"><text:s/>the applied microwave energy is #%transferred directly to the catalyst without any heat flux.</text:p>
        <text:p text:style-name="P1"/>
        <text:p text:style-name="P1"><text:s/>As a result,</text:p>
        <text:p text:style-name="P1"/>
        <text:p text:style-name="P1"><text:s/>the temperature inside the material is usually higher than the temperature of the surrounding atmosphere near the surface,</text:p>
        <text:p text:style-name="P1"/>
        <text:p text:style-name="P1"><text:s/>and the uniformity of heat distribution is improved with respect to conventional heating,</text:p>
        <text:p text:style-name="P1"/>
        <text:p text:style-name="P1"><text:s/>as shown in Fig.</text:p>
        <text:p text:style-name="P1"/>
        <text:p text:style-name="P1"><text:s/>10.76 Furthermore,</text:p>
        <text:p text:style-name="P1"/>
        <text:p text:style-name="P1"><text:s/>the #%formation of hot spots,</text:p>
        <text:p text:style-name="P1"/>
        <text:p text:style-name="P1"><text:s/>possibly due to the generation of microplasma within the catalyst bed,</text:p>
        <text:p text:style-name="P1"><text:soft-page-break/></text:p>
        <text:p text:style-name="P1"><text:s/>which may be at higher temperatures compared to the bulk catalyst,</text:p>
        <text:p text:style-name="P1"/>
        <text:p text:style-name="P1"><text:s/>have been reported to be responsible for an enhancement in the reaction rate,</text:p>
        <text:p text:style-name="P1"/>
        <text:p text:style-name="P1"><text:s/>higher yields and the improved selectivities of heterogeneous (catalytic) reactions.</text:p>
        <text:p text:style-name="P1"/>
        <text:p text:style-name="P1">75,76 </text:p>
      </text:section>
      <text:p text:style-name="P1"/>
      <text:p text:style-name="P8"/>
      <text:p text:style-name="P11">#14</text:p>
      <text:section text:style-name="Sect1" text:name="セクション13">
        <text:p text:style-name="P1"><text:s/>3.6. Summary</text:p>
        <text:p text:style-name="P1"/>
        <text:p text:style-name="P1">It should be of no surprise that the field of CO2 conversion is rapidly evolving.</text:p>
        <text:p text:style-name="P1"/>
        <text:p text:style-name="P1"><text:s/>As such,</text:p>
        <text:p text:style-name="P1"/>
        <text:p text:style-name="P1"><text:s/>it is not the purpose of this section to cover all the (recent) work performed for these novel technologies,</text:p>
        <text:p text:style-name="P1"/>
        <text:p text:style-name="P1"><text:s/>such as CO2 mineralization and utilization,</text:p>
        <text:p text:style-name="P1"/>
        <text:p text:style-name="P1"><text:s/>which converts the chemical energy of CO2 mineralization into electricity,</text:p>
        <text:p text:style-name="P1"/>
        <text:p text:style-name="P1"><text:s/>while producing valuable mineralization products,</text:p>
        <text:p text:style-name="P1"/>
        <text:p text:style-name="P1">77 or the hybrid enzymatic/photocatalytic approach for the production of CH3OH from CO2 with the use of water–glycerol,</text:p>
        <text:p text:style-name="P1"/>
        <text:p text:style-name="P1"><text:s/>as mentioned in Section 2.38 Clearly,</text:p>
        <text:p text:style-name="P1"/>
        <text:p text:style-name="P1"><text:s/>giving a complete comprehensive overview of all the carbon capture,</text:p>
        <text:p text:style-name="P1"/>
        <text:p text:style-name="P1"><text:s/>utilization,</text:p>
        <text:p text:style-name="P1"/>
        <text:p text:style-name="P1"><text:s/>and storage (CCUS) technologies is outside the scope of this review.</text:p>
        <text:p text:style-name="P1"/>
        <text:p text:style-name="P1"><text:s/>Nevertheless,</text:p>
        <text:p text:style-name="P1"/>
        <text:p text:style-name="P1"><text:s/>by discussing the main novel technologies for CO2 conversion,</text:p>
        <text:p text:style-name="P1"/>
        <text:p text:style-name="P1"><text:s/>we were able to roughly sketch out the current landscape,</text:p>
        <text:p text:style-name="P1"/>
        <text:p text:style-name="P1"><text:s/>one in which we want to orient another emerging technology with the potential for CO2 conversion,</text:p>
        <text:p text:style-name="P1"/>
        <text:p text:style-name="P1"><text:s/>i.</text:p>
        <text:p text:style-name="P1"/>
        <text:p text:style-name="P1">e.</text:p>
        <text:p text:style-name="P1"/>
        <text:p text:style-name="P1"><text:s/>plasmachemical conversion.</text:p>
        <text:p text:style-name="P1"/>
        <text:p text:style-name="P1"><text:s/>It is evident that,</text:p>
        <text:p text:style-name="P1"/>
        <text:p text:style-name="P1"><text:s/>for all technologies discussed above,</text:p>
        <text:p text:style-name="P1"/>
        <text:p text:style-name="P1"><text:soft-page-break/><text:s/>there are several distinctive up- and downsides.</text:p>
        <text:p text:style-name="P1"/>
        <text:p text:style-name="P1"><text:s/>This will not be different for plasma technology – as will become evident from the following section.</text:p>
        <text:p text:style-name="P1"/>
        <text:p text:style-name="P1"><text:s/>In the final benchmarking section (Section 6) of this review,</text:p>
        <text:p text:style-name="P1"/>
        <text:p text:style-name="P1"><text:s/>we make a visual comparison between all the emerging technologies,</text:p>
        <text:p text:style-name="P1"/>
        <text:p text:style-name="P1"><text:s/>based on their versatility,</text:p>
        <text:p text:style-name="P1"/>
        <text:p text:style-name="P1"><text:s/>the mentioned distinctive advantages and limitations and – in what appears to be most important from an economical point of view – their solar-to-fuel conversion efficiency.</text:p>
        <text:p text:style-name="P1"/>
        <text:p text:style-name="P1"><text:s/></text:p>
      </text:section>
      <text:p text:style-name="P1"/>
      <text:p text:style-name="P8"/>
      <text:p text:style-name="P11">#15</text:p>
      <text:section text:style-name="Sect1" text:name="セクション14">
        <text:p text:style-name="P1"><text:s/>4. Plasma technology for CO2 conversion</text:p>
        <text:p text:style-name="P1"/>
        <text:p text:style-name="P1"/>
        <text:p text:style-name="P8"/>
        <text:p text:style-name="P1">From the previous section,</text:p>
        <text:p text:style-name="P1"/>
        <text:p text:style-name="P1"><text:s/>it is clear that several alternative (non-conventional) CO2 conversion technologies are,</text:p>
        <text:p text:style-name="P1"/>
        <text:p text:style-name="P1"><text:s/>more or less,</text:p>
        <text:p text:style-name="P1"/>
        <text:p text:style-name="P1"><text:s/>successfully being investigated.</text:p>
        <text:p text:style-name="P1"/>
        <text:p text:style-name="P8"/>
        <text:p text:style-name="P11">#15.01</text:p>
        <text:p text:style-name="P1"><text:s/>In recent years,</text:p>
        <text:p text:style-name="P1"/>
        <text:p text:style-name="P1"><text:s/>another novel technology has started to be considered,</text:p>
        <text:p text:style-name="P1"/>
        <text:p text:style-name="P1"><text:s/>but has not spent much time in the spotlight yet: plasma technology.</text:p>
        <text:p text:style-name="P1"/>
        <text:p text:style-name="P1"><text:s/>Herein,</text:p>
        <text:p text:style-name="P1"/>
        <text:p text:style-name="P1"><text:s/>we first give a brief introduction to plasma technology,</text:p>
        <text:p text:style-name="P1"/>
        <text:p text:style-name="P1"><text:s/>and highlight its general advantages and unique features for CO2 conversion.</text:p>
        <text:p text:style-name="P1"/>
        <text:p text:style-name="P11">#15.02</text:p>
        <text:p text:style-name="P8"/>
        <text:p text:style-name="P1"><text:s/>Next,</text:p>
        <text:p text:style-name="P1"/>
        <text:p text:style-name="P1"><text:s/>we describe the different kinds of plasma reactors used for CO2 conversion,</text:p>
        <text:p text:style-name="P1"/>
        <text:p text:style-name="P1"><text:s/>focusing on their advantages and <text:soft-page-break/>disadvantages.</text:p>
        <text:p text:style-name="P1"/>
        <text:p text:style-name="P8"/>
        <text:p text:style-name="P11">#15.03</text:p>
        <text:p text:style-name="P1"><text:s/>Subsequently,</text:p>
        <text:p text:style-name="P1"/>
        <text:p text:style-name="P1"><text:s/>we discuss the possibly fruitful combination of plasma with catalysts,</text:p>
        <text:p text:style-name="P1"/>
        <text:p text:style-name="P1"><text:s/>in so-called plasma-catalysis.</text:p>
        <text:p text:style-name="P1"/>
        <text:p text:style-name="P1"><text:s/>Finally,</text:p>
        <text:p text:style-name="P1"/>
        <text:p text:style-name="P1"><text:s/>in the next section (Section 5), we present a critical assessment of plasma-based CO2 conversion for these different set-ups,</text:p>
        <text:p text:style-name="P1"/>
        <text:p text:style-name="P1"><text:s/>for both pure CO2 splitting and CO2 conversion,</text:p>
        <text:p text:style-name="P1"/>
        <text:p text:style-name="P1"><text:s/>together with the specified co-reactants.</text:p>
        <text:p text:style-name="P1"/>
        <text:p text:style-name="P8"/>
        <text:p text:style-name="P11">#15.04</text:p>
        <text:p text:style-name="P1">4.1. Properties of plasma and its unique features for CO2 conversion</text:p>
        <text:p text:style-name="P1"/>
        <text:p text:style-name="P1">The term ‘plasma’ was first introduced by Irving Langmuir (1928). Plasma is an ionized gas,</text:p>
        <text:p text:style-name="P1"/>
        <text:p text:style-name="P1"><text:s/>which means that at least one electron is unbound,</text:p>
        <text:p text:style-name="P1"/>
        <text:p text:style-name="P1"><text:s/>creating positively charged ions.</text:p>
        <text:p text:style-name="P1"/>
        <text:p text:style-name="P8"/>
        <text:p text:style-name="P11">#15.05</text:p>
        <text:p text:style-name="P1"><text:s/>In practice,</text:p>
        <text:p text:style-name="P1"/>
        <text:p text:style-name="P1"><text:s/>the ionization degree in plasma can vary from fully ionized gases (100%) to partially ionized gases (e.</text:p>
        <text:p text:style-name="P1"/>
        <text:p text:style-name="P1">g. 10−4–10−6). Besides the various types of ions (both positive and negative),</text:p>
        <text:p text:style-name="P1"/>
        <text:p text:style-name="P1"><text:s/>plasma also consists of a large number of neutral species,</text:p>
        <text:p text:style-name="P1"/>
        <text:p text:style-name="P1"><text:s/>e.</text:p>
        <text:p text:style-name="P1"/>
        <text:p text:style-name="P1">g. different types of atoms,</text:p>
        <text:p text:style-name="P1"/>
        <text:p text:style-name="P1"><text:s/>molecules,</text:p>
        <text:p text:style-name="P1"/>
        <text:p text:style-name="P1"><text:s/>radicals and excited species.</text:p>
        <text:p text:style-name="P1"/>
        <text:p text:style-name="P1"><text:s/>The latter can lead,</text:p>
        <text:p text:style-name="P1"/>
        <text:p text:style-name="P1"><text:s/>among other things,</text:p>
        <text:p text:style-name="P1"/>
        <text:p text:style-name="P1"><text:s/>to the emission of light.</text:p>
        <text:p text:style-name="P1"/>
        <text:p text:style-name="P8"/>
        <text:p text:style-name="P11">#15.1</text:p>
        <text:p text:style-name="P1"><text:s/>More importantly,</text:p>
        <text:p text:style-name="P1"/>
        <text:p text:style-name="P1"><text:s/>all these species can interact with each <text:soft-page-break/>other,</text:p>
        <text:p text:style-name="P1"/>
        <text:p text:style-name="P1"><text:s/>making plasma a highly reactive and complex chemical cocktail,</text:p>
        <text:p text:style-name="P1"/>
        <text:p text:style-name="P1"><text:s/>which is of interest to many potential applications.</text:p>
        <text:p text:style-name="P1"/>
        <text:p text:style-name="P8"/>
        <text:p text:style-name="P11">#15.1.1</text:p>
        <text:p text:style-name="P1">21,78 Indeed,</text:p>
        <text:p text:style-name="P1"/>
        <text:p text:style-name="P1"><text:s/>plasmas can already be found in several applications in materials science (e.</text:p>
        <text:p text:style-name="P1"/>
        <text:p text:style-name="P1">g. coating deposition,</text:p>
        <text:p text:style-name="P1"/>
        <text:p text:style-name="P1"><text:s/>surface modification,</text:p>
        <text:p text:style-name="P1"/>
        <text:p text:style-name="P1"><text:s/>nanomaterial fabrication) and in the microelectronics industry (for microchip manufacturing),</text:p>
        <text:p text:style-name="P1"/>
        <text:p text:style-name="P1"><text:s/>but also as light sources,</text:p>
        <text:p text:style-name="P1"/>
        <text:p text:style-name="P1"><text:s/>lasers and displays (owing to their light emitting characteristics) as well as for many emerging environmental and even medical applications (such as sterilization,</text:p>
        <text:p text:style-name="P1"/>
        <text:p text:style-name="P1"><text:s/>wound treatment and even cancer treatment).</text:p>
        <text:p text:style-name="P1"/>
        <text:p text:style-name="P1"><text:s/>More details about these applications can be found in the above-cited references,</text:p>
        <text:p text:style-name="P1"/>
        <text:p text:style-name="P1"><text:s/>as well as in the references therein.</text:p>
        <text:p text:style-name="P1"/>
        <text:p text:style-name="P1"/>
        <text:p text:style-name="P8"/>
        <text:p text:style-name="P11">#15.2</text:p>
        <text:p text:style-name="P1"><text:s/>In this review,</text:p>
        <text:p text:style-name="P1"/>
        <text:p text:style-name="P1"><text:s/>however,</text:p>
        <text:p text:style-name="P1"/>
        <text:p text:style-name="P1"><text:s/>we focus only on their application in CO2 conversion into value-added chemicals and fuels.</text:p>
        <text:p text:style-name="P1"/>
        <text:p text:style-name="P1"/>
        <text:p text:style-name="P11">#15.2.1</text:p>
        <text:p text:style-name="P1">Plasma is sometimes referred to as the ‘fourth state of matter’,</text:p>
        <text:p text:style-name="P1"/>
        <text:p text:style-name="P1"><text:s/>owing to the observation that with increasing temperature matter transforms in the sequence: solid,</text:p>
        <text:p text:style-name="P1"/>
        <text:p text:style-name="P1"><text:s/>liquid,</text:p>
        <text:p text:style-name="P1"/>
        <text:p text:style-name="P1"><text:s/>(neutral) gas and finally an ionized gas or plasma.</text:p>
        <text:p text:style-name="P1"/>
        <text:p text:style-name="P1"><text:s/>Although the concept of plasma is less known than the other states of matter,</text:p>
        <text:p text:style-name="P1"/>
        <text:p text:style-name="P1"><text:s/>more than 99% of the visible matter in the universe is in the plasma state,</text:p>
        <text:p text:style-name="P1"/>
        <text:p text:style-name="P1"><text:s/>mainly attributed to interstellar matter and the stars.</text:p>
        <text:p text:style-name="P1"/>
        <text:p text:style-name="P1"/>
        <text:p text:style-name="P8"><text:soft-page-break/></text:p>
        <text:p text:style-name="P11">#15.3</text:p>
        <text:p text:style-name="P1"><text:s/>Hence,</text:p>
        <text:p text:style-name="P1"/>
        <text:p text:style-name="P1"><text:s/>our own sun is a perfect example of a plasma.</text:p>
        <text:p text:style-name="P1"/>
        <text:p text:style-name="P1"><text:s/>Furthermore,</text:p>
        <text:p text:style-name="P1"/>
        <text:p text:style-name="P1"><text:s/>basically,</text:p>
        <text:p text:style-name="P1"/>
        <text:p text:style-name="P1"><text:s/>many – if not to say all – natural occurring weather phenomena emitting light are in fact plasma,</text:p>
        <text:p text:style-name="P1"/>
        <text:p text:style-name="P1"><text:s/>e.</text:p>
        <text:p text:style-name="P1"/>
        <text:p text:style-name="P1">g. Saint Elmo's fire,</text:p>
        <text:p text:style-name="P1"/>
        <text:p text:style-name="P1"><text:s/>lightning,</text:p>
        <text:p text:style-name="P1"/>
        <text:p text:style-name="P8"/>
        <text:p text:style-name="P11">#15.4</text:p>
        <text:p text:style-name="P1"/>
        <text:p text:style-name="P1">%%<text:span text:style-name="T1">red sprites</text:span>,</text:p>
        <text:p text:style-name="P1"/>
        <text:p text:style-name="P1"><text:s/>auroras (Borealis and Australis),</text:p>
        <text:p text:style-name="P1"/>
        <text:p text:style-name="P1"><text:s/>where we must thank the excited species for the emission of these colourful lightshows.</text:p>
        <text:p text:style-name="P1"/>
        <text:p text:style-name="P1"><text:s/>Other natural plasmas close to home are the earth's ionosphere,</text:p>
        <text:p text:style-name="P1"/>
        <text:p text:style-name="P1"><text:s/>plasma sphere and the outer magnetosphere.</text:p>
        <text:p text:style-name="P1"/>
        <text:p text:style-name="P1"/>
        <text:p text:style-name="P8"/>
        <text:p text:style-name="P11">#15.5</text:p>
        <text:p text:style-name="P1">Beside these natural plasmas,</text:p>
        <text:p text:style-name="P1"/>
        <text:p text:style-name="P1"><text:s/>we can distinguish between two main groups of man-made plasmas.</text:p>
        <text:p text:style-name="P1"/>
        <text:p text:style-name="P1"><text:s/>The first ones are the high-temperature or fusion plasmas,</text:p>
        <text:p text:style-name="P1"/>
        <text:p text:style-name="P1"><text:s/>which are in general completely ionized plasmas.</text:p>
        <text:p text:style-name="P1"/>
        <text:p text:style-name="P1"><text:s/>Applications include tokomaks,</text:p>
        <text:p text:style-name="P1"/>
        <text:p text:style-name="P1"><text:s/>stellarators,</text:p>
        <text:p text:style-name="P1"/>
        <text:p text:style-name="P1"><text:s/>plasma pinches and focuses.</text:p>
        <text:p text:style-name="P1"/>
        <text:p text:style-name="P1"><text:s/>The second group comprises the weakly ionized plasmas or so-called gas discharges,</text:p>
        <text:p text:style-name="P1"/>
        <text:p text:style-name="P1"><text:s/>which are under study and covered in this review.</text:p>
        <text:p text:style-name="P1"/>
        <text:p text:style-name="P1"/>
        <text:p text:style-name="P1"/>
        <text:p text:style-name="P1">A second sub-division can be made based on whether the plasma is in thermal equilibrium or not.</text:p>
        <text:p text:style-name="P1"/>
        <text:p text:style-name="P1"><text:s/>The temperature in a plasma is determined by the average energies of the different species (electrons,</text:p>
        <text:p text:style-name="P1"><text:soft-page-break/></text:p>
        <text:p text:style-name="P1"><text:s/>neutrals,</text:p>
        <text:p text:style-name="P1"/>
        <text:p text:style-name="P1"><text:s/>ions) and their relevant degrees of freedom (translational,</text:p>
        <text:p text:style-name="P1"/>
        <text:p text:style-name="P1"><text:s/>rotational,</text:p>
        <text:p text:style-name="P1"/>
        <text:p text:style-name="P1"><text:s/>vibrational and electronic).</text:p>
        <text:p text:style-name="P1"/>
        <text:p text:style-name="P8"/>
        <text:p text:style-name="P11">#15.6</text:p>
        <text:p text:style-name="P1"><text:s/>Since plasma is a multicomponent system,</text:p>
        <text:p text:style-name="P1"/>
        <text:p text:style-name="P1"><text:s/>it can exhibit multiple temperatures.</text:p>
        <text:p text:style-name="P1"/>
        <text:p text:style-name="P1"><text:s/>When the temperature of all these species is the same in a localized area,</text:p>
        <text:p text:style-name="P1"/>
        <text:p text:style-name="P1"><text:s/>the plasma is said to be in ‘local thermodynamic equilibrium’ (LTE),</text:p>
        <text:p text:style-name="P1"/>
        <text:p text:style-name="P1"><text:s/>and these kinds of plasmas are usually called ‘thermal plasmas’.</text:p>
        <text:p text:style-name="P1"/>
        <text:p text:style-name="P8"/>
        <text:p text:style-name="P11">#15.7</text:p>
        <text:p text:style-name="P1"><text:s/>When the plasma is characterized by multiple different temperatures and thus is far from thermodynamic equilibrium,</text:p>
        <text:p text:style-name="P1"/>
        <text:p text:style-name="P1"><text:s/>the plasma is said to be in ‘non-local thermodynamic equilibrium’ (non-LTE) and these discharges are usually called ‘non-thermal plasmas’.</text:p>
        <text:p text:style-name="P1"/>
        <text:p text:style-name="P1"><text:s/></text:p>
      </text:section>
      <text:p text:style-name="P1"/>
      <text:p text:style-name="P8">@@@</text:p>
      <text:p text:style-name="P11">#16</text:p>
      <text:section text:style-name="Sect1" text:name="セクション15">
        <text:p text:style-name="P1"><text:s/>4.1.1. Thermal plasmas</text:p>
        <text:p text:style-name="P1"/>
        <text:p text:style-name="P1">Thermal plasmas can be achieved in two ways,</text:p>
        <text:p text:style-name="P1"/>
        <text:p text:style-name="P1"><text:s/>either at high temperature,</text:p>
        <text:p text:style-name="P1"/>
        <text:p text:style-name="P1"><text:s/>typically ranging from 4000 K to 20 000 K,</text:p>
        <text:p text:style-name="P1"/>
        <text:p text:style-name="P1"><text:s/>depending on the ease of ionization,</text:p>
        <text:p text:style-name="P1"/>
        <text:p text:style-name="P1"><text:s/>or at high gas pressure.</text:p>
        <text:p text:style-name="P1"/>
        <text:p text:style-name="P1"><text:s/>The latter can be explained as follows.</text:p>
        <text:p text:style-name="P1"/>
        <text:p text:style-name="P1"><text:s/>Initially,</text:p>
        <text:p text:style-name="P1"/>
        <text:p text:style-name="P1"><text:s/>the electrons receive energy from the electric field during their mean free path in between collisions,</text:p>
        <text:p text:style-name="P1"/>
        <text:p text:style-name="P1"><text:s/>and they lose a small portion of this energy during collisions with so-called heavy particles (e.</text:p>
        <text:p text:style-name="P1"/>
        <text:p text:style-name="P1">g. gas molecules or atoms).</text:p>
        <text:p text:style-name="P1"/>
        <text:p text:style-name="P1"><text:soft-page-break/><text:s/>Subsequent collisions of this nature,</text:p>
        <text:p text:style-name="P1"/>
        <text:p text:style-name="P1"><text:s/>also known as ‘Joule heating’,</text:p>
        <text:p text:style-name="P1"/>
        <text:p text:style-name="P1"><text:s/>can lead to the temperatures changing to reach equilibrium between the electron and heavy particle temperature.</text:p>
        <text:p text:style-name="P1"/>
        <text:p text:style-name="P1"><text:s/>At high pressures,</text:p>
        <text:p text:style-name="P1"/>
        <text:p text:style-name="P1"><text:s/>the mean free path becomes smaller,</text:p>
        <text:p text:style-name="P1"/>
        <text:p text:style-name="P1"><text:s/>so more collisions occur; hence,</text:p>
        <text:p text:style-name="P1"/>
        <text:p text:style-name="P1"><text:s/>leading to a more efficient energy exchange between the electrons and the heavy particles.</text:p>
        <text:p text:style-name="P1"/>
        <text:p text:style-name="P1"><text:s/>More specifically,</text:p>
        <text:p text:style-name="P1"/>
        <text:p text:style-name="P1"><text:s/>it is the square of the ratio of the electric field (E) to the pressure (p),</text:p>
        <text:p text:style-name="P1"/>
        <text:p text:style-name="P1"><text:s/>i.</text:p>
        <text:p text:style-name="P1"/>
        <text:p text:style-name="P1">e. (E/p)2, which is proportional to the temperature difference in gas discharges.</text:p>
        <text:p text:style-name="P1"/>
        <text:p text:style-name="P1">21</text:p>
        <text:p text:style-name="P1"/>
        <text:p text:style-name="P1">Thermal plasmas have numerous advantages,</text:p>
        <text:p text:style-name="P1"/>
        <text:p text:style-name="P1"><text:s/>compared to traditional technologies,</text:p>
        <text:p text:style-name="P1"/>
        <text:p text:style-name="P1"><text:s/>due to their interesting characteristics,</text:p>
        <text:p text:style-name="P1"/>
        <text:p text:style-name="P1"><text:s/>including high temperature,</text:p>
        <text:p text:style-name="P1"/>
        <text:p text:style-name="P1"><text:s/>high intensity non-ionizing radiation and high-energy density.</text:p>
        <text:p text:style-name="P1"/>
        <text:p text:style-name="P1"><text:s/>The heat source is also directional,</text:p>
        <text:p text:style-name="P1"/>
        <text:p text:style-name="P1"><text:s/>with sharp interfaces and steep thermal gradients that can be controlled independently of the chemistry.</text:p>
        <text:p text:style-name="P1"/>
        <text:p text:style-name="P1"><text:s/>Whereas the upper temperature limit when burning fossil fuels is 2300 K,</text:p>
        <text:p text:style-name="P1"/>
        <text:p text:style-name="P1"><text:s/>thermal plasmas can reach temperatures of 20 000 K or more,</text:p>
        <text:p text:style-name="P1"/>
        <text:p text:style-name="P1"><text:s/>as mentioned above.</text:p>
        <text:p text:style-name="P1"/>
        <text:p text:style-name="P8"/>
        <text:p text:style-name="P11">#16.1</text:p>
        <text:p text:style-name="P1"><text:s/>As a result,</text:p>
        <text:p text:style-name="P1"/>
        <text:p text:style-name="P1"><text:s/>this type of plasma is already being used for a wide range of applications,</text:p>
        <text:p text:style-name="P1"/>
        <text:p text:style-name="P1"><text:s/>such as for coating technology,</text:p>
        <text:p text:style-name="P1"/>
        <text:p text:style-name="P1"><text:s/>fine powder synthesis,</text:p>
        <text:p text:style-name="P1"/>
        <text:p text:style-name="P1"><text:s/>(extractive) metallurgy (e.</text:p>
        <text:p text:style-name="P1"/>
        <text:p text:style-name="P1">g. welding,</text:p>
        <text:p text:style-name="P1"/>
        <text:p text:style-name="P1"><text:s/>cutting) and the treatment of hazardous waste materials.</text:p>
        <text:p text:style-name="P1"/>
        <text:p text:style-name="P1"><text:soft-page-break/>79</text:p>
        <text:p text:style-name="P1"/>
        <text:p text:style-name="P1">On the other hand,</text:p>
        <text:p text:style-name="P1"/>
        <text:p text:style-name="P1"><text:s/>the inherent nature of thermal plasmas makes them unsuitable for the efficient conversion of CO2. More specifically,</text:p>
        <text:p text:style-name="P1"/>
        <text:p text:style-name="P1"><text:s/>the ionization and chemical processes in thermal plasmas are determined by the temperature.</text:p>
        <text:p text:style-name="P1"/>
        <text:p text:style-name="P1"><text:s/>As a result,</text:p>
        <text:p text:style-name="P1"/>
        <text:p text:style-name="P1"><text:s/>the maximum energy efficiency is limited to the thermodynamic equilibrium efficiency and corresponding conversions of 47% and 80% at 3500 K,</text:p>
        <text:p text:style-name="P1"/>
        <text:p text:style-name="P1"><text:s/>respectively (see Fig.</text:p>
        <text:p text:style-name="P1"/>
        <text:p text:style-name="P1"><text:s/>2 above).</text:p>
        <text:p text:style-name="P1"/>
        <text:p text:style-name="P8"/>
        <text:p text:style-name="P11">#16.2</text:p>
        <text:p text:style-name="P1"><text:s/>This is in contrast to non-thermal plasmas,</text:p>
        <text:p text:style-name="P1"/>
        <text:p text:style-name="P1"><text:s/>where lab-scale efficiencies of up to 90% have already been reported (see further,</text:p>
        <text:p text:style-name="P1"/>
        <text:p text:style-name="P1"><text:s/>Section 5.1).21 </text:p>
      </text:section>
      <text:p text:style-name="P1"/>
      <text:p text:style-name="P8"/>
      <text:p text:style-name="P11">#17</text:p>
      <text:section text:style-name="Sect1" text:name="セクション16">
        <text:p text:style-name="P1"><text:s/>4.1.2. Non-thermal plasmas</text:p>
        <text:p text:style-name="P1"/>
        <text:p text:style-name="P1">In its simplest way,</text:p>
        <text:p text:style-name="P1"/>
        <text:p text:style-name="P1"><text:s/>a non-thermal plasma is created by applying a potential difference between two parallel electrodes,</text:p>
        <text:p text:style-name="P1"/>
        <text:p text:style-name="P1"><text:s/>which are inserted in a reactor filled with gas (or they form the reactor walls).</text:p>
        <text:p text:style-name="P1"/>
        <text:p text:style-name="P1"><text:s/>This potential difference creates an electric field,</text:p>
        <text:p text:style-name="P1"/>
        <text:p text:style-name="P1"><text:s/>which causes so-called gas breakdown,</text:p>
        <text:p text:style-name="P1"/>
        <text:p text:style-name="P1"><text:s/>i.</text:p>
        <text:p text:style-name="P1"/>
        <text:p text:style-name="P1">e. the gas ‘breaks up’ (to some extent) into positive ions and electrons,</text:p>
        <text:p text:style-name="P1"/>
        <text:p text:style-name="P1"><text:s/>although the majority of the gas molecules still remain neutral.</text:p>
        <text:p text:style-name="P1"/>
        <text:p text:style-name="P1"><text:s/>The electrons are accelerated by this electric field towards the positive electrode (anode).</text:p>
        <text:p text:style-name="P1"/>
        <text:p text:style-name="P1"><text:s/>When they collide with gas molecules,</text:p>
        <text:p text:style-name="P1"/>
        <text:p text:style-name="P1"><text:s/>it can give rise to ionization,</text:p>
        <text:p text:style-name="P1"/>
        <text:p text:style-name="P1"><text:s/>excitation and dissociation.</text:p>
        <text:p text:style-name="P1"><text:soft-page-break/></text:p>
        <text:p text:style-name="P1"><text:s/>The ionization collisions create new electrons and ions; the ions are accelerated by the electric field towards the negative electrode (cathode),</text:p>
        <text:p text:style-name="P1"/>
        <text:p text:style-name="P1"><text:s/>where they cause secondary electron emission.</text:p>
        <text:p text:style-name="P1"/>
        <text:p text:style-name="P1"><text:s/>The new electrons – created by ionization or secondary electron emission at the cathode – can then further give rise to further ionization collisions.</text:p>
        <text:p text:style-name="P1"/>
        <text:p text:style-name="P1"><text:s/>These processes make the plasma self-sustaining.</text:p>
        <text:p text:style-name="P1"/>
        <text:p text:style-name="P1"><text:s/>The excitation collisions create excited molecules,</text:p>
        <text:p text:style-name="P1"/>
        <text:p text:style-name="P1"><text:s/>which can decay to the ground-state (or another lower level),</text:p>
        <text:p text:style-name="P1"/>
        <text:p text:style-name="P1"><text:s/>thereby emitting light,</text:p>
        <text:p text:style-name="P1"/>
        <text:p text:style-name="P1"><text:s/>which is one of the characteristic features of plasmas.</text:p>
        <text:p text:style-name="P1"/>
        <text:p text:style-name="P8"/>
        <text:p text:style-name="P11">#17.1</text:p>
        <text:p text:style-name="P1"><text:s/>Finally,</text:p>
        <text:p text:style-name="P1"/>
        <text:p text:style-name="P1"><text:s/>the dissociation collisions create radicals,</text:p>
        <text:p text:style-name="P1"/>
        <text:p text:style-name="P1"><text:s/>which can easily form new compounds,</text:p>
        <text:p text:style-name="P1"/>
        <text:p text:style-name="P1"><text:s/>and this forms the basis of the gas conversion applications of non-thermal plasmas.</text:p>
        <text:p text:style-name="P1"/>
        <text:p text:style-name="P1"/>
        <text:p text:style-name="P1"/>
        <text:p text:style-name="P1">Although this way of plasma creation,</text:p>
        <text:p text:style-name="P1"/>
        <text:p text:style-name="P1"><text:s/>i.</text:p>
        <text:p text:style-name="P1"/>
        <text:p text:style-name="P1">e. by applying a potential difference between two electrodes,</text:p>
        <text:p text:style-name="P1"/>
        <text:p text:style-name="P1"><text:s/>is #%only one possibility to create a plasma,</text:p>
        <text:p text:style-name="P1"/>
        <text:p text:style-name="P1"><text:s/>the principle of gas activation by electrons,</text:p>
        <text:p text:style-name="P1"/>
        <text:p text:style-name="P1"><text:s/>creating reactive species (ions,</text:p>
        <text:p text:style-name="P1"/>
        <text:p text:style-name="P1"><text:s/>excited species,</text:p>
        <text:p text:style-name="P1"/>
        <text:p text:style-name="P1"><text:s/>radicals) is equally valid for other types of plasmas as well,</text:p>
        <text:p text:style-name="P1"/>
        <text:p text:style-name="P1"><text:s/>and will be discussed in Section 4.2 below.</text:p>
        <text:p text:style-name="P1"/>
        <text:p text:style-name="P1"><text:s/>In general,</text:p>
        <text:p text:style-name="P1"/>
        <text:p text:style-name="P1"><text:s/>this gas activation by electrons is also the reason for the good energy efficiency of CO2 conversion by non-thermal plasmas,</text:p>
        <text:p text:style-name="P1"/>
        <text:p text:style-name="P1"><text:s/>as will be explained below.</text:p>
        <text:p text:style-name="P1"/>
        <text:p text:style-name="P1"/>
        <text:p text:style-name="P1"><text:soft-page-break/></text:p>
        <text:p text:style-name="P1">In non-thermal plasmas,</text:p>
        <text:p text:style-name="P1"/>
        <text:p text:style-name="P1"><text:s/>the electrons are indeed characterized by a much higher temperature than the heavy particles,</text:p>
        <text:p text:style-name="P1"/>
        <text:p text:style-name="P1"><text:s/>leading to the non-LTE condition,</text:p>
        <text:p text:style-name="P1"/>
        <text:p text:style-name="P1"><text:s/>as mentioned above.</text:p>
        <text:p text:style-name="P1"/>
        <text:p text:style-name="P1"><text:s/>As a result of all the different species,</text:p>
        <text:p text:style-name="P1"/>
        <text:p text:style-name="P1"><text:s/>the relationship between all their different temperatures can become quite complex,</text:p>
        <text:p text:style-name="P1"/>
        <text:p text:style-name="P1"><text:s/>but conventionally the temperature of the electrons (Te) is the highest,</text:p>
        <text:p text:style-name="P1"/>
        <text:p text:style-name="P1"><text:s/>followed by the vibrationally excited molecules (Tv),</text:p>
        <text:p text:style-name="P1"/>
        <text:p text:style-name="P1"><text:s/>while the lowest temperature is shared by the neutral species (T0, or simply the gas temperature,</text:p>
        <text:p text:style-name="P1"/>
        <text:p text:style-name="P1"><text:s/>Tg),</text:p>
        <text:p text:style-name="P1"/>
        <text:p text:style-name="P1"><text:s/>the ions (Ti) and the rotational degrees of freedom of the molecules (Tr); hence the temperature order is: Te ≫ Tv &gt; Tr ≈ Ti ≈ T0.21 In most cases,</text:p>
        <text:p text:style-name="P1"/>
        <text:p text:style-name="P1"><text:s/>the electron temperature is in the order of 1 eV (∼10 000 K),</text:p>
        <text:p text:style-name="P1"/>
        <text:p text:style-name="P1"><text:s/>while the gas temperature remains close to room temperature.</text:p>
        <text:p text:style-name="P1"/>
        <text:p text:style-name="P1"><text:s/>This high electron temperature is due to the small mass of the electrons,</text:p>
        <text:p text:style-name="P1"/>
        <text:p text:style-name="P1"><text:s/>allowing them to be easily accelerated by the applied electromagnetic fields,</text:p>
        <text:p text:style-name="P1"/>
        <text:p text:style-name="P1"><text:s/>whereas the heavy particles – even the ions – are not easily accelerated.</text:p>
        <text:p text:style-name="P1"/>
        <text:p text:style-name="P1"><text:s/>Furthermore,</text:p>
        <text:p text:style-name="P1"/>
        <text:p text:style-name="P1"><text:s/>due to the large mass difference,</text:p>
        <text:p text:style-name="P1"/>
        <text:p text:style-name="P1"><text:s/>the electrons lose less energy during elastic collisions with heavy particles,</text:p>
        <text:p text:style-name="P1"/>
        <text:p text:style-name="P1"><text:s/>so they can easily keep their high energy gained from the electric field.</text:p>
        <text:p text:style-name="P1"/>
        <text:p text:style-name="P1"/>
        <text:p text:style-name="P1"/>
        <text:p text:style-name="P1">As mentioned above,</text:p>
        <text:p text:style-name="P1"/>
        <text:p text:style-name="P1"><text:s/>the electrons can be considered as the initiators of the highly reactive chemical mixture.</text:p>
        <text:p text:style-name="P1"/>
        <text:p text:style-name="P1"><text:s/>This is obviously one of the key advantages of non-thermal plasma technology: it allows gases – even as unreactive as CO2 – to be ‘activated’ at room temperature by the highly energetic electrons.</text:p>
        <text:p text:style-name="P1"/>
        <text:p text:style-name="P1"><text:s/>Accordingly,</text:p>
        <text:p text:style-name="P1"/>
        <text:p text:style-name="P1"><text:s/>there is no need to heat the entire reactor or the gas,</text:p>
        <text:p text:style-name="P1"/>
        <text:p text:style-name="P1"><text:soft-page-break/><text:s/>because the discharge and the associated reactions are easily initiated by applying an electromagnetic field.</text:p>
        <text:p text:style-name="P1"/>
        <text:p text:style-name="P1"><text:s/>This results in the second key advantage of non-thermal plasma technology for CO2 conversion,</text:p>
        <text:p text:style-name="P1"/>
        <text:p text:style-name="P1"><text:s/>namely that it is a very flexible,</text:p>
        <text:p text:style-name="P1"/>
        <text:p text:style-name="P1"><text:s/>or so-called turnkey,</text:p>
        <text:p text:style-name="P1"/>
        <text:p text:style-name="P1"><text:s/>process,</text:p>
        <text:p text:style-name="P1"/>
        <text:p text:style-name="P1"><text:s/>since it can easily and,</text:p>
        <text:p text:style-name="P1"/>
        <text:p text:style-name="P1"><text:s/>more importantly,</text:p>
        <text:p text:style-name="P1"/>
        <text:p text:style-name="P1"><text:s/>instantaneously be switched on and off,</text:p>
        <text:p text:style-name="P1"/>
        <text:p text:style-name="P1"><text:s/>with conversion and product yield stabilization times generally lower than 30 minutes.</text:p>
        <text:p text:style-name="P1"/>
        <text:p text:style-name="P1"><text:s/>Furthermore,</text:p>
        <text:p text:style-name="P1"/>
        <text:p text:style-name="P1"><text:s/>its power consumption can easily be scaled and adjusted.</text:p>
        <text:p text:style-name="P1"/>
        <text:p text:style-name="P1"><text:s/>As such,</text:p>
        <text:p text:style-name="P1"/>
        <text:p text:style-name="P1"><text:s/>it has the inherent ability to be(come) one of the most suitable technologies to utilize excess intermittent renewable energy (e.</text:p>
        <text:p text:style-name="P1"/>
        <text:p text:style-name="P1">g. energy originating from wind turbines or solar panels) and for storing it in a chemical form.</text:p>
        <text:p text:style-name="P1"/>
        <text:p text:style-name="P1"><text:s/>Indeed,</text:p>
        <text:p text:style-name="P1"/>
        <text:p text:style-name="P1"><text:s/>this makes it suitable for both peak shaving and,</text:p>
        <text:p text:style-name="P1"/>
        <text:p text:style-name="P1"><text:s/>more importantly,</text:p>
        <text:p text:style-name="P1"/>
        <text:p text:style-name="P1"><text:s/>grid stabilization,</text:p>
        <text:p text:style-name="P1"/>
        <text:p text:style-name="P1"><text:s/>by being able to adapt to the irregular supply of renewable electricity.</text:p>
        <text:p text:style-name="P1"/>
        <text:p text:style-name="P1"/>
        <text:p text:style-name="P8"/>
        <text:p text:style-name="P11">#17.2</text:p>
        <text:p text:style-name="P1"><text:s/>Hence,</text:p>
        <text:p text:style-name="P1"/>
        <text:p text:style-name="P1"><text:s/>in essence the current transition to renewable energy sources not only gives plasma processes a clean electricity source,</text:p>
        <text:p text:style-name="P1"/>
        <text:p text:style-name="P1"><text:s/>but plasma-based CO2 conversion technology can also provide a solution for the imbalance between energy supply and demand by enabling the storage of electrical energy in a desirable chemical form according to the market needs.</text:p>
        <text:p text:style-name="P1"/>
        <text:p text:style-name="P1"/>
        <text:p text:style-name="P1"/>
        <text:p text:style-name="P1">Additional advantages compared to the other emerging technologies for CO2 conversion are the low investment cost for the reactors,</text:p>
        <text:p text:style-name="P1"><text:soft-page-break/></text:p>
        <text:p text:style-name="P1"><text:s/>as they do not rely on rare earth materials,</text:p>
        <text:p text:style-name="P1"/>
        <text:p text:style-name="P1"><text:s/>and last but not least,</text:p>
        <text:p text:style-name="P1"/>
        <text:p text:style-name="P1"><text:s/>their simple scalability from watt to megawatt applications,</text:p>
        <text:p text:style-name="P1"/>
        <text:p text:style-name="P1"><text:s/>as already demonstrated by the successful development of ozone generators.</text:p>
        <text:p text:style-name="P1"/>
        <text:p text:style-name="P1">80 Due to their extreme scalability,</text:p>
        <text:p text:style-name="P1"/>
        <text:p text:style-name="P1"><text:s/>the applications can vary hugely in both scale and application type,</text:p>
        <text:p text:style-name="P1"/>
        <text:p text:style-name="P1"><text:s/>starting from small devices,</text:p>
        <text:p text:style-name="P1"/>
        <text:p text:style-name="P1"><text:s/>such as on board vehicles for exhaust treatment or to provide on board fuel cell feeds81 as well as in household-scale devices for indoor air treatment,</text:p>
        <text:p text:style-name="P1"/>
        <text:p text:style-name="P1">82,83 to medium on-demand installations,</text:p>
        <text:p text:style-name="P1"/>
        <text:p text:style-name="P1"><text:s/>such as modular containerized plant concepts84 or in in situ CO production,</text:p>
        <text:p text:style-name="P1"/>
        <text:p text:style-name="P1">85 and finally to large-scale industrial plants.</text:p>
        <text:p text:style-name="P1"/>
        <text:p text:style-name="P1"><text:s/>This scalability and flexibility in applications also gives plasma technology a high #%locational flexibility.</text:p>
        <text:p text:style-name="P1"/>
        <text:p text:style-name="P1"><text:s/>As such,</text:p>
        <text:p text:style-name="P1"/>
        <text:p text:style-name="P1"><text:s/>both production on demand and remote production become possible,</text:p>
        <text:p text:style-name="P1"/>
        <text:p text:style-name="P1"><text:s/>which is a critical point for %%carbon capture and utilization (CCU) techniques.</text:p>
        <text:p text:style-name="P1"/>
        <text:p text:style-name="P1"/>
        <text:p text:style-name="P8"/>
        <text:p text:style-name="P11">#17.3</text:p>
        <text:p text:style-name="P1">On the other hand,</text:p>
        <text:p text:style-name="P1"/>
        <text:p text:style-name="P1"><text:s/>for the comparison made here with other novel technologies,</text:p>
        <text:p text:style-name="P1"/>
        <text:p text:style-name="P1"><text:s/>the reliance of non-thermal plasma technology on indirect solar energy in the form of electricity is at the same time a limiting factor for the overall solar-to-fuel conversion efficiency,</text:p>
        <text:p text:style-name="P1"/>
        <text:p text:style-name="P1"><text:s/>compared to technologies that can harvest solar energy in a direct form.</text:p>
        <text:p text:style-name="P1"/>
        <text:p text:style-name="P1"><text:s/>However,</text:p>
        <text:p text:style-name="P1"/>
        <text:p text:style-name="P1"><text:s/>when looking at the broader picture,</text:p>
        <text:p text:style-name="P1"/>
        <text:p text:style-name="P1"><text:s/>its ability to rely on multiple energy sources again gives plasma technology a huge advantage regarding locational flexibility,</text:p>
        <text:p text:style-name="P1"/>
        <text:p text:style-name="P1"><text:s/>not to mention that it can be operated 24/7, even when the sun is not shining.</text:p>
        <text:p text:style-name="P1"/>
        <text:p text:style-name="P1"/>
        <text:p text:style-name="P1"><text:soft-page-break/></text:p>
        <text:p text:style-name="P1">Although non-thermal plasma is good at creating a non-equilibrium condition by ‘activating’ stable molecules,</text:p>
        <text:p text:style-name="P1"/>
        <text:p text:style-name="P1"><text:s/>it is absolutely #%non-selective in the formation of targeted products.</text:p>
        <text:p text:style-name="P1"/>
        <text:p text:style-name="P1"><text:s/>More specifically,</text:p>
        <text:p text:style-name="P1"/>
        <text:p text:style-name="P1"><text:s/>the reactive species created by the electrons react according to the laws of chemical kinetics,</text:p>
        <text:p text:style-name="P1"/>
        <text:p text:style-name="P1"><text:s/>and as such,</text:p>
        <text:p text:style-name="P1"/>
        <text:p text:style-name="P1"><text:s/>they recombine into a (large) number of different products,</text:p>
        <text:p text:style-name="P1"/>
        <text:p text:style-name="P1"><text:s/>depending on the reaction conditions,</text:p>
        <text:p text:style-name="P1"/>
        <text:p text:style-name="P1"><text:s/>not to mention that the formed products can again be destroyed by new electron collisions.</text:p>
        <text:p text:style-name="P1"/>
        <text:p text:style-name="P1"><text:s/>For pure CO2 splitting,</text:p>
        <text:p text:style-name="P1"/>
        <text:p text:style-name="P1"><text:s/>this is not much of an issue,</text:p>
        <text:p text:style-name="P1"/>
        <text:p text:style-name="P1"><text:s/>since CO and O2 (together with small amounts of O3) are basically the only products that can be formed.</text:p>
        <text:p text:style-name="P1"/>
        <text:p text:style-name="P1"><text:s/>However,</text:p>
        <text:p text:style-name="P1"/>
        <text:p text:style-name="P1"><text:s/>when combining CO2 with other reactants,</text:p>
        <text:p text:style-name="P1"/>
        <text:p text:style-name="P1"><text:s/>such as CH4, H2O or H2, a wide variety of products can be formed,</text:p>
        <text:p text:style-name="P1"/>
        <text:p text:style-name="P1"><text:s/>including syngas (CO and H2) and higher hydrocarbons (C2Hx,</text:p>
        <text:p text:style-name="P1"/>
        <text:p text:style-name="P1"><text:s/>C3Hy,</text:p>
        <text:p text:style-name="P1"/>
        <text:p text:style-name="P1"><text:s/>C4Hz) as well as several oxygenates,</text:p>
        <text:p text:style-name="P1"/>
        <text:p text:style-name="P1"><text:s/>e.</text:p>
        <text:p text:style-name="P1"/>
        <text:p text:style-name="P1">g. methanol,</text:p>
        <text:p text:style-name="P1"/>
        <text:p text:style-name="P1"><text:s/>ethanol,</text:p>
        <text:p text:style-name="P1"/>
        <text:p text:style-name="P1"><text:s/>dimethyl ether,</text:p>
        <text:p text:style-name="P1"/>
        <text:p text:style-name="P1"><text:s/>formaldehyde,</text:p>
        <text:p text:style-name="P1"/>
        <text:p text:style-name="P1"><text:s/>acetaldehyde and carboxylic acids.</text:p>
        <text:p text:style-name="P1"/>
        <text:p text:style-name="P1"><text:s/>For that reason,</text:p>
        <text:p text:style-name="P1"/>
        <text:p text:style-name="P1"><text:s/>the combination with catalysis is also highly desirable for plasma technology when targeting the selective production of specific compounds (see Section 4.3). </text:p>
      </text:section>
      <text:p text:style-name="P1"/>
      <text:p text:style-name="P8"/>
      <text:p text:style-name="P11">#18</text:p>
      <text:section text:style-name="Sect1" text:name="セクション17">
        <text:p text:style-name="P1"><text:s/>4.1.3. Warm plasmas</text:p>
        <text:p text:style-name="P1"/>
        <text:p text:style-name="P1"><text:soft-page-break/>Conventional thermal and non-thermal discharges #%cannot simultaneously provide a high level of non-equilibrium and a high electron density,</text:p>
        <text:p text:style-name="P1"/>
        <text:p text:style-name="P1"><text:s/>whereas most prospective plasmachemical applications require both,</text:p>
        <text:p text:style-name="P1"/>
        <text:p text:style-name="P1"><text:s/>i.</text:p>
        <text:p text:style-name="P1"/>
        <text:p text:style-name="P1">e. a high power (as translated in a high electron density) for efficient reactor productivity and a high degree of non-equilibrium to selectively populate certain degrees of freedom,</text:p>
        <text:p text:style-name="P1"/>
        <text:p text:style-name="P1"><text:s/>such as vibrationally excited states (see Section 4.1.4 below).</text:p>
        <text:p text:style-name="P1"/>
        <text:p text:style-name="P1">86 Recent studies have revealed that a transitional type of plasma,</text:p>
        <text:p text:style-name="P1"/>
        <text:p text:style-name="P1"><text:s/>so-called warm discharge or warm plasma,</text:p>
        <text:p text:style-name="P1"/>
        <text:p text:style-name="P1"><text:s/>which operates at the boundary – and hence shares properties – of both thermal and non-thermal plasmas,</text:p>
        <text:p text:style-name="P1"/>
        <text:p text:style-name="P1"><text:s/>might be very promising for CO2 conversion.</text:p>
        <text:p text:style-name="P1"/>
        <text:p text:style-name="P1"><text:s/>These are non-equilibrium discharges,</text:p>
        <text:p text:style-name="P1"/>
        <text:p text:style-name="P1"><text:s/>which are not only able to supply (re)active species,</text:p>
        <text:p text:style-name="P1"/>
        <text:p text:style-name="P1"><text:s/>but also offer some controlled level of %%translational temperature.</text:p>
        <text:p text:style-name="P1"/>
        <text:p text:style-name="P1"><text:s/>Although this translational gas temperature is still much lower than the electron temperature,</text:p>
        <text:p text:style-name="P1"/>
        <text:p text:style-name="P1"><text:s/>it is significantly higher than room temperature and can easily reach up to 2000–3000 K.</text:p>
        <text:p text:style-name="P1"/>
        <text:p text:style-name="P1"><text:s/>Hence,</text:p>
        <text:p text:style-name="P1"/>
        <text:p text:style-name="P1"><text:s/>these warm plasmas are able to create the advantage of a non-equilibrium condition,</text:p>
        <text:p text:style-name="P1"/>
        <text:p text:style-name="P1"><text:s/>while at the same time they can influence the chemical kinetics due to this higher gas temperature.</text:p>
        <text:p text:style-name="P1"/>
        <text:p text:style-name="P1"/>
        <text:p text:style-name="P1"/>
        <text:p text:style-name="P1">For the application of CO2 conversion,</text:p>
        <text:p text:style-name="P1"/>
        <text:p text:style-name="P1"><text:s/>however,</text:p>
        <text:p text:style-name="P1"/>
        <text:p text:style-name="P1"><text:s/>it is not the increased temperature that makes these discharges most interesting,</text:p>
        <text:p text:style-name="P1"/>
        <text:p text:style-name="P1"><text:s/>but rather their characteristic %%electron energy distribution,</text:p>
        <text:p text:style-name="P1"/>
        <text:p text:style-name="P1"><text:s/>which leads to most of the electron energy going into the vibrational excitation of CO2, as will be discussed below.</text:p>
        <text:p text:style-name="P1"/>
        <text:p text:style-name="P1"><text:s/>The latter is indeed known to provide the most energy efficient and hence most important channel for CO2 <text:soft-page-break/>dissociation.</text:p>
        <text:p text:style-name="P1"/>
        <text:p text:style-name="P8"/>
        <text:p text:style-name="P11">#18.1</text:p>
        <text:p text:style-name="P1">21,87 In fact,</text:p>
        <text:p text:style-name="P1"/>
        <text:p text:style-name="P1"><text:s/>in recent modelling studies,</text:p>
        <text:p text:style-name="P1"/>
        <text:p text:style-name="P1"><text:s/>it was suggested that the higher gas temperature inherent to these warm discharges is actually an unwanted effect.</text:p>
        <text:p text:style-name="P1"/>
        <text:p text:style-name="P1">88–90 As such,</text:p>
        <text:p text:style-name="P1"/>
        <text:p text:style-name="P1"><text:s/>the development of ‘cooler’ warm discharges might be beneficial for further increasing the CO2 conversion and energy efficiency.</text:p>
        <text:p text:style-name="P1"/>
        <text:p text:style-name="P1"><text:s/></text:p>
      </text:section>
      <text:p text:style-name="P8"/>
      <text:p text:style-name="P11">#19</text:p>
      <text:section text:style-name="Sect1" text:name="セクション18">
        <text:p text:style-name="P1"><text:s/>4.1.4. CO2 dissociation channels</text:p>
        <text:p text:style-name="P1"/>
        <text:p text:style-name="P1">For a better understanding of the difference between non-thermal and %%warm discharges,</text:p>
        <text:p text:style-name="P1"/>
        <text:p text:style-name="P1"><text:s/>and specifically between the different discharge types described in Section 4.2 below,</text:p>
        <text:p text:style-name="P1"/>
        <text:p text:style-name="P1"><text:s/>we provide an overview of the different channels of energy transferred by electrons to CO2. As mentioned,</text:p>
        <text:p text:style-name="P1"/>
        <text:p text:style-name="P1"><text:s/>the electrons receive their energy from the electric field in non-thermal plasmas,</text:p>
        <text:p text:style-name="P1"/>
        <text:p text:style-name="P1"><text:s/>and subsequently,</text:p>
        <text:p text:style-name="P1"/>
        <text:p text:style-name="P1"><text:s/>through collisions,</text:p>
        <text:p text:style-name="P1"/>
        <text:p text:style-name="P1"><text:s/>this energy is distributed between elastic energy losses and different channels of excitation,</text:p>
        <text:p text:style-name="P1"/>
        <text:p text:style-name="P1"><text:s/>ionization and dissociation.</text:p>
        <text:p text:style-name="P1"/>
        <text:p text:style-name="P1"><text:s/>Fig.</text:p>
        <text:p text:style-name="P1"/>
        <text:p text:style-name="P1"><text:s/>11 illustrates the fraction of the energy transferred to the different channels of the excitation,</text:p>
        <text:p text:style-name="P1"/>
        <text:p text:style-name="P1"><text:s/>ionization and dissociation of CO2, as a function of the reduced electric field (E/n).</text:p>
        <text:p text:style-name="P1"/>
        <text:p text:style-name="P1">91 The reduced electric field is the ratio of the electric field in the plasma over the neutral gas density and has distinctive values for different plasma types.</text:p>
        <text:p text:style-name="P1"/>
        <text:p text:style-name="P1"><text:s/>For example,</text:p>
        <text:p text:style-name="P1"/>
        <text:p text:style-name="P1"><text:s/>a dielectric barrier discharge (DBD),</text:p>
        <text:p text:style-name="P1"/>
        <text:p text:style-name="P1"><text:soft-page-break/><text:s/>which is one of the most common types of non-thermal plasmas for CO2 conversion (see Section 4.2.1), has a reduced electric field in the range above 200 Td (Townsend; 1 Td = 10−21 V m2), whereas microwave (MW) and gliding arc (GA) discharges (which belong to the category of warm plasmas; see Sections 4.2.2 and 4.2.3) typically operate well below this range (about 50 Td).</text:p>
        <text:p text:style-name="P1"/>
        <text:p text:style-name="P1"><text:s/></text:p>
        <text:p text:style-name="P1"/>
        <text:p text:style-name="P1">Fig.</text:p>
        <text:p text:style-name="P1"/>
        <text:p text:style-name="P1"><text:s/>11 Fraction of electron energy transferred to different channels of excitation,</text:p>
        <text:p text:style-name="P1"/>
        <text:p text:style-name="P1"><text:s/>as well as to the ionization and dissociation of CO2, as a function of the reduced electric field (E/n),</text:p>
        <text:p text:style-name="P1"/>
        <text:p text:style-name="P1"><text:s/>as calculated from the corresponding cross-sections of the electron-impact reactions.</text:p>
        <text:p text:style-name="P1"/>
        <text:p text:style-name="P1"><text:s/>The E/n regions characteristic for MW and GA plasma and for DBD plasma are indicated.</text:p>
        <text:p text:style-name="P1"/>
        <text:p text:style-name="P1"><text:s/></text:p>
        <text:p text:style-name="P1"/>
        <text:p text:style-name="P1"><text:s/>From Fig.</text:p>
        <text:p text:style-name="P1"/>
        <text:p text:style-name="P1"><text:s/>11, it is clear that the value of the reduced electric field will have wide implications on the distribution of the electron energy among the different channels.</text:p>
        <text:p text:style-name="P1"/>
        <text:p text:style-name="P1"><text:s/>In the region above 200 Td,</text:p>
        <text:p text:style-name="P1"/>
        <text:p text:style-name="P1"><text:s/>70–80% of the electron energy goes into electronic excitation,</text:p>
        <text:p text:style-name="P1"/>
        <text:p text:style-name="P1"><text:s/>about 5% is transferred to dissociation,</text:p>
        <text:p text:style-name="P1"/>
        <text:p text:style-name="P1"><text:s/>5% is used for ionization (increasing with E/n),</text:p>
        <text:p text:style-name="P1"/>
        <text:p text:style-name="P1"><text:s/>while only 10% goes into vibrational excitation (decreasing with E/n).</text:p>
        <text:p text:style-name="P1"/>
        <text:p text:style-name="P1"><text:s/>Around 50 Td,</text:p>
        <text:p text:style-name="P1"/>
        <text:p text:style-name="P1"><text:s/>however,</text:p>
        <text:p text:style-name="P1"/>
        <text:p text:style-name="P1"><text:s/>only 10% goes into electronic excitation and #%90% of the energy goes into vibrational excitations.</text:p>
        <text:p text:style-name="P1"/>
        <text:p text:style-name="P1"><text:s/>It is important to keep in mind that the addition of different gases (e.</text:p>
        <text:p text:style-name="P1"/>
        <text:p text:style-name="P1">g. Ar,</text:p>
        <text:p text:style-name="P1"/>
        <text:p text:style-name="P1"><text:s/>He,</text:p>
        <text:p text:style-name="P1"/>
        <text:p text:style-name="P1"><text:s/>N2, H2O, H2, CH4) has an influence on the distribution of these channels.</text:p>
        <text:p text:style-name="P1"/>
        <text:p text:style-name="P8"/>
        <text:p text:style-name="P11">#19.1</text:p>
        <text:p text:style-name="P1"/>
        <text:p text:style-name="P1">92 Hence,</text:p>
        <text:p text:style-name="P1"/>
        <text:p text:style-name="P1"><text:soft-page-break/><text:s/>even during the pure decomposition of CO2 into CO and O2, there will be an effect on this distribution.</text:p>
        <text:p text:style-name="P1"/>
        <text:p text:style-name="P1"/>
        <text:p text:style-name="P1"/>
        <text:p text:style-name="P1">The distribution of energy into different modes,</text:p>
        <text:p text:style-name="P1"/>
        <text:p text:style-name="P1"><text:s/>and especially the fraction going into vibrational excitation,</text:p>
        <text:p text:style-name="P1"/>
        <text:p text:style-name="P1"><text:s/>is very important,</text:p>
        <text:p text:style-name="P1"/>
        <text:p text:style-name="P1"><text:s/>since,</text:p>
        <text:p text:style-name="P1"/>
        <text:p text:style-name="P1"><text:s/>as mentioned above,</text:p>
        <text:p text:style-name="P1"/>
        <text:p text:style-name="P1"><text:s/>it is known that the #%vibrational levels of CO2 can play an important role in the efficient dissociation of CO2. To achieve direct electron-impact dissociation,</text:p>
        <text:p text:style-name="P1"/>
        <text:p text:style-name="P1"><text:s/>an electron #%needs to have enough energy (&gt;7 eV) to excite CO2 into a dissociative (i.</text:p>
        <text:p text:style-name="P1"/>
        <text:p text:style-name="P1">e. repulsive) electronic state,</text:p>
        <text:p text:style-name="P1"/>
        <text:p text:style-name="P1"><text:s/>which will lead to its dissociation into CO and O (see Fig.</text:p>
        <text:p text:style-name="P1"/>
        <text:p text:style-name="P1"><text:s/>12). As such,</text:p>
        <text:p text:style-name="P1"/>
        <text:p text:style-name="P1"><text:s/>the amount of energy spent is much higher than the theoretical value necessary for C[double bond,</text:p>
        <text:p text:style-name="P1"/>
        <text:p text:style-name="P1"><text:s/>length as m-dash]O bond breaking (5.5 eV).</text:p>
        <text:p text:style-name="P1"/>
        <text:p text:style-name="P1"><text:s/>Due to the special nature of the CO2 molecule,</text:p>
        <text:p text:style-name="P1"/>
        <text:p text:style-name="P1"><text:s/>a more efficient dissociation pathway is based on its vibrational excitation.</text:p>
        <text:p text:style-name="P1"/>
        <text:p text:style-name="P1"><text:s/>This pathway starts with electron-impact–vibrational-excitation of the lowest vibrational levels,</text:p>
        <text:p text:style-name="P1"/>
        <text:p text:style-name="P1"><text:s/>followed by vibrational–vibrational (VV) collisions.</text:p>
        <text:p text:style-name="P1"/>
        <text:p text:style-name="P1"><text:s/>This so-called ladder-climbing gradually populates the higher vibrational levels,</text:p>
        <text:p text:style-name="P1"/>
        <text:p text:style-name="P1"><text:s/>which eventually leads to dissociation of the CO2 molecule (see also Fig.</text:p>
        <text:p text:style-name="P1"/>
        <text:p text:style-name="P1"><text:s/>12). In this way,</text:p>
        <text:p text:style-name="P1"/>
        <text:p text:style-name="P1"><text:s/>it is possible to dissociate CO2 more efficiently,</text:p>
        <text:p text:style-name="P1"/>
        <text:p text:style-name="P1"><text:s/>since only the minimum amount of 5.5 eV for bond breaking is needed,</text:p>
        <text:p text:style-name="P1"/>
        <text:p text:style-name="P1"><text:s/>compared to the overshoot in the case of electronic excitation–dissociation.</text:p>
        <text:p text:style-name="P1"/>
        <text:p text:style-name="P1">91 </text:p>
        <text:p text:style-name="P1"/>
        <text:p text:style-name="P1"><text:s/>Fig.</text:p>
        <text:p text:style-name="P1"/>
        <text:p text:style-name="P1"><text:s/>12 Schematic of some CO2 electronic and vibrational levels,</text:p>
        <text:p text:style-name="P1"><text:soft-page-break/></text:p>
        <text:p text:style-name="P1"><text:s/>illustrating that much more energy is needed for direct electronic excitation–dissociation than for #%step-wise vibrational excitation,</text:p>
        <text:p text:style-name="P1"/>
        <text:p text:style-name="P1"><text:s/>i.</text:p>
        <text:p text:style-name="P1"/>
        <text:p text:style-name="P1">e. the so-called %%ladder-climbing process (reproduced from ref.</text:p>
        <text:p text:style-name="P1"/>
        <text:p text:style-name="P1"><text:s/>91 with permission from the Royal Society of Chemistry).</text:p>
        <text:p text:style-name="P1"/>
        <text:p text:style-name="P1"><text:s/></text:p>
      </text:section>
      <text:p text:style-name="P1"/>
      <text:p text:style-name="P8"/>
      <text:p text:style-name="P10">#20</text:p>
      <text:section text:style-name="Sect1" text:name="セクション19">
        <text:p text:style-name="P1"><text:s/>4.2. #%<text:span text:style-name="T2">Different types of plasma set-ups</text:span> used for CO2 conversion</text:p>
        <text:p text:style-name="P1"/>
        <text:p text:style-name="P1">As mentioned above,</text:p>
        <text:p text:style-name="P1"/>
        <text:p text:style-name="P1"><text:s/>in recent years,</text:p>
        <text:p text:style-name="P1"/>
        <text:p text:style-name="P1"><text:s/>there has been an increasing interest in the use of plasma technology for CO2 conversion.</text:p>
        <text:p text:style-name="P1"/>
        <text:p text:style-name="P1"><text:s/>Experiments have been carried out in several types of plasmas.</text:p>
        <text:p text:style-name="P1"/>
        <text:p text:style-name="P1"><text:s/>The most common types reported in the literature are dielectric barrier discharges (DBDs),</text:p>
        <text:p text:style-name="P1"/>
        <text:p text:style-name="P1"><text:s/>microwave (MW) and gliding arc (GA) discharges,</text:p>
        <text:p text:style-name="P1"/>
        <text:p text:style-name="P1"><text:s/>although other types have been used as well (e.</text:p>
        <text:p text:style-name="P1"/>
        <text:p text:style-name="P1">g. radiofrequency,</text:p>
        <text:p text:style-name="P1"/>
        <text:p text:style-name="P1"><text:s/>corona,</text:p>
        <text:p text:style-name="P1"/>
        <text:p text:style-name="P1"><text:s/>glow,</text:p>
        <text:p text:style-name="P1"/>
        <text:p text:style-name="P1"><text:s/>spark and nanosecond pulse discharges).</text:p>
        <text:p text:style-name="P1"/>
        <text:p text:style-name="P1"><text:s/>A DBD is a typical example of a ‘non-thermal plasma’,</text:p>
        <text:p text:style-name="P1"/>
        <text:p text:style-name="P1"><text:s/>where the gas is more or less at room temperature,</text:p>
        <text:p text:style-name="P1"/>
        <text:p text:style-name="P1"><text:s/>and the electrons are heated to temperatures of 2–3 eV (∼20 000–30 000 K) by the strong electric field in the plasma.</text:p>
        <text:p text:style-name="P1"/>
        <text:p text:style-name="P1"><text:s/>The MW and GA discharges are examples of ‘warm plasmas’ (see Section 4.1.3 above).</text:p>
        <text:p text:style-name="P1"/>
        <text:p text:style-name="P1"><text:s/>The gas can reach temperatures of up to 1000 K and more,</text:p>
        <text:p text:style-name="P1"/>
        <text:p text:style-name="P1"><text:s/>and the electron temperature is <text:soft-page-break/>typically up to a few eV.</text:p>
        <text:p text:style-name="P1"/>
        <text:p text:style-name="P1"><text:s/>The operating conditions and characteristic features of the three major plasma types for CO2 conversion are explained here,</text:p>
        <text:p text:style-name="P1"/>
        <text:p text:style-name="P1"><text:s/>as well as for some other plasma types that have also been applied for CO2 conversion.</text:p>
        <text:p text:style-name="P1"/>
        <text:p text:style-name="P1"/>
        <text:p text:style-name="P1">4.2.1. Dielectric barrier discharge (DBD)</text:p>
        <text:p text:style-name="P1"/>
        <text:p text:style-name="P1">Dielectric barrier discharges (DBDs),</text:p>
        <text:p text:style-name="P1"/>
        <text:p text:style-name="P1"><text:s/>also called ‘silent discharges’,</text:p>
        <text:p text:style-name="P1"/>
        <text:p text:style-name="P1"><text:s/>have been known for more than a century.</text:p>
        <text:p text:style-name="P1"/>
        <text:p text:style-name="P1"><text:s/>The first experimental investigations were reported by Siemens in 1857 and were concentrated on the most well-known industrial application of DBDs,</text:p>
        <text:p text:style-name="P1"/>
        <text:p text:style-name="P1"><text:s/>i.</text:p>
        <text:p text:style-name="P1"/>
        <text:p text:style-name="P1">e. ozone generation.</text:p>
        <text:p text:style-name="P1"/>
        <text:p text:style-name="P1">80 For an extensive overview of the history,</text:p>
        <text:p text:style-name="P1"/>
        <text:p text:style-name="P1"><text:s/>discharge physics and industrial applications of DBDs,</text:p>
        <text:p text:style-name="P1"/>
        <text:p text:style-name="P1"><text:s/>we refer to the review of Kogelschatz et al.</text:p>
        <text:p text:style-name="P1"/>
        <text:p text:style-name="P1">80</text:p>
        <text:p text:style-name="P1"/>
        <text:p text:style-name="P1">A DBD consists of two plane-parallel or concentric metal electrodes and,</text:p>
        <text:p text:style-name="P1"/>
        <text:p text:style-name="P1"><text:s/>as its name suggests,</text:p>
        <text:p text:style-name="P1"/>
        <text:p text:style-name="P1"><text:s/>it contains at least one %dielectric barrier (e.</text:p>
        <text:p text:style-name="P1"/>
        <text:p text:style-name="P1">g. glass,</text:p>
        <text:p text:style-name="P1"/>
        <text:p text:style-name="P1"><text:s/>quartz,</text:p>
        <text:p text:style-name="P1"/>
        <text:p text:style-name="P1"><text:s/>ceramic material or polymers) in between the electrodes.</text:p>
        <text:p text:style-name="P1"/>
        <text:p text:style-name="P1">78,80,86,93 The purpose of the dielectric barrier is to restrict the electric current and thus to prevent the formation of sparks and/or arcs.</text:p>
        <text:p text:style-name="P1"/>
        <text:p text:style-name="P1">93 </text:p>
        <text:p text:style-name="P1"/>
        <text:p text:style-name="P8"/>
        <text:p text:style-name="P10">#20.1</text:p>
        <text:p text:style-name="P1">A gas flow is applied between the (discharge) gap,</text:p>
        <text:p text:style-name="P1"/>
        <text:p text:style-name="P1"><text:s/>which can typically vary from 0.1 mm (e.</text:p>
        <text:p text:style-name="P1"/>
        <text:p text:style-name="P1">g. in plasma displays),</text:p>
        <text:p text:style-name="P1"/>
        <text:p text:style-name="P1"><text:s/>to over 1 mm (e.</text:p>
        <text:p text:style-name="P1"/>
        <text:p text:style-name="P1">g. for ozone generators) to several cm (e.</text:p>
        <text:p text:style-name="P1"><text:soft-page-break/></text:p>
        <text:p text:style-name="P1">g. in %CO2 lasers).</text:p>
        <text:p text:style-name="P1"/>
        <text:p text:style-name="P1">78,86 </text:p>
        <text:p text:style-name="P1"/>
        <text:p text:style-name="P8"/>
        <text:p text:style-name="P10">#20.2</text:p>
        <text:p text:style-name="P1">Some typical planar (top) and cylindrical (bottom) DBD configurations are shown in Fig.</text:p>
        <text:p text:style-name="P1"/>
        <text:p text:style-name="P1"><text:s/>13. In general,</text:p>
        <text:p text:style-name="P1"/>
        <text:p text:style-name="P1"><text:s/>DBDs operate at approximately atmospheric pressure (0.1–10 atm,</text:p>
        <text:p text:style-name="P1"/>
        <text:p text:style-name="P1"><text:s/>but usually 1 atm),</text:p>
        <text:p text:style-name="P1"/>
        <text:p text:style-name="P1"><text:s/>while an alternating voltage with an amplitude of 1–100 kV and a frequency of a few Hz to MHz is applied between both electrodes.</text:p>
        <text:p text:style-name="P1"/>
        <text:p text:style-name="P1"><text:s/></text:p>
        <text:p text:style-name="P1"/>
        <text:p text:style-name="P1">To ignite the discharge,</text:p>
        <text:p text:style-name="P1"/>
        <text:p text:style-name="P1"><text:s/>or more specifically,</text:p>
        <text:p text:style-name="P1"/>
        <text:p text:style-name="P1"><text:s/>to transport current in the discharge gap,</text:p>
        <text:p text:style-name="P1"/>
        <text:p text:style-name="P1"><text:s/>an electric field high enough to cause breakdown in the gas needs to be applied.</text:p>
        <text:p text:style-name="P1"/>
        <text:p text:style-name="P1"><text:s/>This breakdown voltage (Vb) can be determined according to Paschen's Law,</text:p>
        <text:p text:style-name="P1"/>
        <text:p text:style-name="P1"><text:s/>and is a function of the pressure (p) and the gap distance (d):</text:p>
        <text:p text:style-name="P1"/>
        <text:p text:style-name="P1"><text:s/>where C,</text:p>
        <text:p text:style-name="P1"/>
        <text:p text:style-name="P1"><text:s/>D and γ are the gas (or mixture) specific parameters.</text:p>
        <text:p text:style-name="P1"/>
        <text:p text:style-name="P1"><text:s/>Upon breakdown of the gas,</text:p>
        <text:p text:style-name="P1"/>
        <text:p text:style-name="P1"><text:s/>most often a non-uniform plasma,</text:p>
        <text:p text:style-name="P1"/>
        <text:p text:style-name="P1"><text:s/>consisting of a large number of micro-discharges (or filaments),</text:p>
        <text:p text:style-name="P1"/>
        <text:p text:style-name="P1"><text:s/>is observed (indicated as purple in the top-left panel of Fig.</text:p>
        <text:p text:style-name="P1"/>
        <text:p text:style-name="P1"><text:s/>13). This mode is called the ‘%filamentary mode’,</text:p>
        <text:p text:style-name="P1"/>
        <text:p text:style-name="P1"><text:s/>and plasma formation is restricted to these micro-discharges.</text:p>
        <text:p text:style-name="P1"/>
        <text:p text:style-name="P1"><text:s/>The occurrence of a filamentary mode,</text:p>
        <text:p text:style-name="P1"/>
        <text:p text:style-name="P1"><text:s/>as opposed to a homogeneous mode,</text:p>
        <text:p text:style-name="P1"/>
        <text:p text:style-name="P1"><text:s/>depends on the type of gas.</text:p>
        <text:p text:style-name="P1"/>
        <text:p text:style-name="P1"><text:s/>Most gases,</text:p>
        <text:p text:style-name="P1"/>
        <text:p text:style-name="P1"><text:s/>including CO2, give rise to a filamentary mode.</text:p>
        <text:p text:style-name="P1"/>
        <text:p text:style-name="P1"><text:s/>It is stated that the volume of the micro-discharges,</text:p>
        <text:p text:style-name="P1"/>
        <text:p text:style-name="P1"><text:soft-page-break/><text:s/>and hence the plasma volume,</text:p>
        <text:p text:style-name="P1"/>
        <text:p text:style-name="P1"><text:s/>comprises about 1–10% of the total gas volume.</text:p>
        <text:p text:style-name="P1"/>
        <text:p text:style-name="P1">94,95 The rest of the gas is not ionized and serves as background reservoir to absorb the energy dissipated in the micro-discharges and to collect and transport the long-lived species created in the micro-discharges.</text:p>
        <text:p text:style-name="P1"/>
        <text:p text:style-name="P1">80 For a more detailed physical description on the formation of these micro-discharges,</text:p>
        <text:p text:style-name="P1"/>
        <text:p text:style-name="P1"><text:s/>we refer to the review of Fridman et al.</text:p>
        <text:p text:style-name="P1"/>
        <text:p text:style-name="P1">86</text:p>
      </text:section>
      <text:p text:style-name="P1"/>
      <text:p text:style-name="P1">]20200610_191426</text:p>
      <text:p text:style-name="P1"/>
      <text:p text:style-name="P8"/>
      <text:p text:style-name="P10">#21</text:p>
      <text:section text:style-name="Sect1" text:name="セクション20">
        <text:p text:style-name="P1"><text:s/>4.2.2. Microwave (MW) discharge</text:p>
        <text:p text:style-name="P1"/>
        <text:p text:style-name="P1">Microwave discharges operate according to a different principle and belong to the group of warm plasmas.</text:p>
        <text:p text:style-name="P1"/>
        <text:p text:style-name="P1"><text:s/>They are electrode-less and as their name suggests,</text:p>
        <text:p text:style-name="P1"/>
        <text:p text:style-name="P1"><text:s/>the electric power is applied as microwaves,</text:p>
        <text:p text:style-name="P1"/>
        <text:p text:style-name="P1"><text:s/>i.</text:p>
        <text:p text:style-name="P1"/>
        <text:p text:style-name="P1">e. electromagnetic radiation in the frequency range of 300 MHz to 10 GHz.</text:p>
        <text:p text:style-name="P1"/>
        <text:p text:style-name="P1"><text:s/>There exist several different types of MW plasmas,</text:p>
        <text:p text:style-name="P1"/>
        <text:p text:style-name="P1"><text:s/>e.</text:p>
        <text:p text:style-name="P1"/>
        <text:p text:style-name="P1">g. cavity induced plasmas,</text:p>
        <text:p text:style-name="P1"/>
        <text:p text:style-name="P1"><text:s/>free expanding atmospheric plasma torches,</text:p>
        <text:p text:style-name="P1"/>
        <text:p text:style-name="P1"><text:s/>electron cyclotron resonance plasmas and surface-wave discharges.</text:p>
        <text:p text:style-name="P1"/>
        <text:p text:style-name="P1"><text:s/>For more details about the different microwave discharges,</text:p>
        <text:p text:style-name="P1"/>
        <text:p text:style-name="P1"><text:s/>we refer to several reviews in the literature.</text:p>
        <text:p text:style-name="P1"/>
        <text:p text:style-name="P1">21,78,93,96</text:p>
        <text:p text:style-name="P1"/>
        <text:p text:style-name="P1">In the so-called %%<text:span text:style-name="T1">surface-wave discharge</text:span>,</text:p>
        <text:p text:style-name="P1"/>
        <text:p text:style-name="P1"><text:s/>which is most commonly used for CO2 conversion research,</text:p>
        <text:p text:style-name="P1"/>
        <text:p text:style-name="P1"><text:s/>the gas flows through a quartz tube – <text:soft-page-break/>which is transparent to microwave radiation – intersecting with a rectangular wave guide,</text:p>
        <text:p text:style-name="P1"/>
        <text:p text:style-name="P1"><text:s/>where the discharge is initiated,</text:p>
        <text:p text:style-name="P1"/>
        <text:p text:style-name="P1"><text:s/>see Fig.</text:p>
        <text:p text:style-name="P1"/>
        <text:p text:style-name="P1"><text:s/>14. This system,</text:p>
        <text:p text:style-name="P1"/>
        <text:p text:style-name="P1"><text:s/>also called ‘guide-surfatron’,</text:p>
        <text:p text:style-name="P1"/>
        <text:p text:style-name="P1"><text:s/>involves surface waves.</text:p>
        <text:p text:style-name="P1"/>
        <text:p text:style-name="P1"><text:s/>The microwaves propagate along the interface between the quartz tube and the plasma column.</text:p>
        <text:p text:style-name="P1"/>
        <text:p text:style-name="P1"><text:s/>The wave energy is absorbed by the plasma.</text:p>
        <text:p text:style-name="P1"/>
        <text:p text:style-name="P1"><text:s/>Characteristic features are the wavelength (815 MHz or 2.45 GHz),</text:p>
        <text:p text:style-name="P1"/>
        <text:p text:style-name="P1"><text:s/>which is comparable to the length of the apparatus,</text:p>
        <text:p text:style-name="P1"/>
        <text:p text:style-name="P1"><text:s/>and the short period of the exciting microwave field.</text:p>
        <text:p text:style-name="P1"/>
        <text:p text:style-name="P1"><text:s/>Surface-wave discharges can be created both at reduced and at atmospheric pressure,</text:p>
        <text:p text:style-name="P1"/>
        <text:p text:style-name="P1"><text:s/>but in the pressure regime above 0.1 atm they approach a state of LTE.</text:p>
        <text:p text:style-name="P1"/>
        <text:p text:style-name="P1">78 </text:p>
        <text:p text:style-name="P1"/>
        <text:p text:style-name="P8"/>
        <text:p text:style-name="P10">#21.1</text:p>
        <text:p text:style-name="P1"><text:s/>4.2.3. Gliding arc (GA) discharge</text:p>
        <text:p text:style-name="P1"/>
        <text:p text:style-name="P1">A gliding arc (GA) discharge is also a warm plasma,</text:p>
        <text:p text:style-name="P1"/>
        <text:p text:style-name="P1"><text:s/>combining advantages of both thermal and non-thermal plasma systems.</text:p>
        <text:p text:style-name="P1"/>
        <text:p text:style-name="P1">86 It is a transient type of arc discharge.</text:p>
        <text:p text:style-name="P1"/>
        <text:p text:style-name="P1"><text:s/>At high currents,</text:p>
        <text:p text:style-name="P1"/>
        <text:p text:style-name="P1"><text:s/>the periodic discharge typically evolves during one cycle from an arc to a strongly %%<text:span text:style-name="T1">non-equilibrium discharge</text:span>.</text:p>
        <text:p text:style-name="P1"/>
        <text:p text:style-name="P1"><text:s/>The %%<text:span text:style-name="T1">non-equilibrium GA</text:span> is a very sophisticated physical phenomenon: this transitional quasi-equilibrium/non-equilibrium discharge is essentially non-uniform in time and in space,</text:p>
        <text:p text:style-name="P1"/>
        <text:p text:style-name="P1"><text:s/>and includes an internal transition from thermal to non-thermal mechanisms of ionization.</text:p>
        <text:p text:style-name="P1"/>
        <text:p text:style-name="P1">86</text:p>
        <text:p text:style-name="P1"/>
        <text:p text:style-name="P1">A classical GA plasma is an %%<text:span text:style-name="T1">auto-oscillating periodic discharge</text:span>,</text:p>
        <text:p text:style-name="P1"/>
        <text:p text:style-name="P1"><text:s/>where the gas flows between two diverging flat electrodes.</text:p>
        <text:p text:style-name="P1"/>
        <text:p text:style-name="P1"><text:s/>When applying a potential difference <text:soft-page-break/>between both electrodes,</text:p>
        <text:p text:style-name="P1"/>
        <text:p text:style-name="P1"><text:s/>an arc plasma is formed at the narrowest gap,</text:p>
        <text:p text:style-name="P1"/>
        <text:p text:style-name="P1"><text:s/>which is then dragged by the gas flow towards a rising interelectrode distance,</text:p>
        <text:p text:style-name="P1"/>
        <text:p text:style-name="P1"><text:s/>until it extinguishes and a new arc is ignited at the shortest interelectrode gap.</text:p>
        <text:p text:style-name="P1"/>
        <text:p text:style-name="P8"/>
        <text:p text:style-name="P10">#21.1.1</text:p>
        <text:p text:style-name="P1"><text:s/>More specifically,</text:p>
        <text:p text:style-name="P1"/>
        <text:p text:style-name="P1"><text:s/>the length of the arc column increases together with the voltage until it exceeds its critical value (lcrit).</text:p>
        <text:p text:style-name="P1"/>
        <text:p text:style-name="P1"><text:s/>At this point,</text:p>
        <text:p text:style-name="P1"/>
        <text:p text:style-name="P1"><text:s/>heat losses from the plasma column begin to exceed the supplied energy and it is no longer possible to sustain the plasma in its %%<text:span text:style-name="T1">LTE state</text:span>,</text:p>
        <text:p text:style-name="P1"/>
        <text:p text:style-name="P1"><text:s/>resulting in a fast transition into a non-LTE state.</text:p>
        <text:p text:style-name="P1"/>
        <text:p text:style-name="P8"/>
        <text:p text:style-name="P10">#21.1.2</text:p>
        <text:p text:style-name="P1"><text:s/>The discharge cools rapidly to gas temperature but the plasma conductivity is maintained by a high value of the electron temperature (Te ∼ 1 eV,</text:p>
        <text:p text:style-name="P1"/>
        <text:p text:style-name="P1"><text:s/>which is most suitable for efficient vibrational excitation of CO2). After this fast transition,</text:p>
        <text:p text:style-name="P1"/>
        <text:p text:style-name="P1"><text:s/>the GA continues its evolution under non-LTE conditions,</text:p>
        <text:p text:style-name="P1"/>
        <text:p text:style-name="P1"><text:s/>until the length reaches a new critical value (l ∼ 3·lcrit),</text:p>
        <text:p text:style-name="P1"/>
        <text:p text:style-name="P1"><text:s/>leading to decay of the discharge,</text:p>
        <text:p text:style-name="P1"/>
        <text:p text:style-name="P1"><text:s/>after which the evolution repeats from the initial breakdown.</text:p>
        <text:p text:style-name="P7"/>
        <text:p text:style-name="P10">#21.1.3</text:p>
        <text:p text:style-name="P1"/>
        <text:p text:style-name="P1"><text:s/>During this cycle,</text:p>
        <text:p text:style-name="P1"/>
        <text:p text:style-name="P1"><text:s/>up to 75–80% of the energy can be dissipated in the non-LTE zone of the gliding arc.</text:p>
        <text:p text:style-name="P1"/>
        <text:p text:style-name="P1"><text:s/>It is this effect that permits the stimulation of chemical reactions in regimes quite different from conventional thermal reaction chemistry.</text:p>
        <text:p text:style-name="P1"/>
        <text:p text:style-name="P1"><text:s/>When the GA is operated under milder conditions,</text:p>
        <text:p text:style-name="P1"/>
        <text:p text:style-name="P1"><text:s/>i.</text:p>
        <text:p text:style-name="P1"/>
        <text:p text:style-name="P1">e. lower currents and high frequencies,</text:p>
        <text:p text:style-name="P1"><text:soft-page-break/></text:p>
        <text:p text:style-name="P1"><text:s/>this transition to the non-LTE phase can occur in the order of nanoseconds.</text:p>
        <text:p text:style-name="P1"/>
        <text:p text:style-name="P1"><text:s/>As a result,</text:p>
        <text:p text:style-name="P1"/>
        <text:p text:style-name="P1"><text:s/>the GA operates in the non-LTE regime starting almost immediately after its ignition,</text:p>
        <text:p text:style-name="P1"/>
        <text:p text:style-name="P1"><text:s/>and a higher fraction of the discharge energy can be consumed by the non-LTE phase.</text:p>
        <text:p text:style-name="P1"/>
        <text:p text:style-name="P1">97–99</text:p>
        <text:p text:style-name="P1"/>
        <text:p text:style-name="P8"/>
        <text:p text:style-name="P10">#21.1.4</text:p>
        <text:p text:style-name="P1"/>
        <text:p text:style-name="P1">The classical GA plasma,</text:p>
        <text:p text:style-name="P1"/>
        <text:p text:style-name="P1"><text:s/>however,</text:p>
        <text:p text:style-name="P1"/>
        <text:p text:style-name="P1"><text:s/>also exhibits some disadvantages.</text:p>
        <text:p text:style-name="P1"/>
        <text:p text:style-name="P1"><text:s/>The flat 2D electrode geometry makes it less compatible with industrial systems,</text:p>
        <text:p text:style-name="P1"/>
        <text:p text:style-name="P1"><text:s/>and also the gas conversion is non-uniform and quite limited,</text:p>
        <text:p text:style-name="P1"/>
        <text:p text:style-name="P1"><text:s/>because a considerable fraction of the gas does not pass through the active plasma region.</text:p>
        <text:p text:style-name="P1"/>
        <text:p text:style-name="P1"><text:s/>Moreover,</text:p>
        <text:p text:style-name="P1"/>
        <text:p text:style-name="P1"><text:s/>a high gas flow rate is needed to drag the arc,</text:p>
        <text:p text:style-name="P1"/>
        <text:p text:style-name="P1"><text:s/>so the gas residence time is limited,</text:p>
        <text:p text:style-name="P1"/>
        <text:p text:style-name="P1"><text:s/>thereby further limiting the conversion.</text:p>
        <text:p text:style-name="P1"/>
        <text:p text:style-name="P1"><text:s/>Therefore,</text:p>
        <text:p text:style-name="P1"/>
        <text:p text:style-name="P1"><text:s/>a 3D cylindrical GA plasma reactor was developed a few years ago,</text:p>
        <text:p text:style-name="P1"/>
        <text:p text:style-name="P1"><text:s/>which makes use of vortex flow stabilization.</text:p>
        <text:p text:style-name="P1"/>
        <text:p text:style-name="P8"/>
        <text:p text:style-name="P10">#21.1.5</text:p>
        <text:p text:style-name="P1">100 The gas flows in the reactor through a tangential inlet.</text:p>
        <text:p text:style-name="P1"/>
        <text:p text:style-name="P1"><text:s/>An arc is again formed between both electrodes,</text:p>
        <text:p text:style-name="P1"/>
        <text:p text:style-name="P1"><text:s/>and is dragged with the tangential gas flow,</text:p>
        <text:p text:style-name="P1"/>
        <text:p text:style-name="P1"><text:s/>thereby expanding until it extinguishes,</text:p>
        <text:p text:style-name="P1"/>
        <text:p text:style-name="P1"><text:s/>followed by a new cycle.</text:p>
        <text:p text:style-name="P1"/>
        <text:p text:style-name="P1"><text:s/>Basically,</text:p>
        <text:p text:style-name="P1"/>
        <text:p text:style-name="P1"><text:s/>the arc is again gliding between the anode and cathode,</text:p>
        <text:p text:style-name="P1"/>
        <text:p text:style-name="P1"><text:soft-page-break/><text:s/>and it is stabilized in the centre of the reactor.</text:p>
        <text:p text:style-name="P1"/>
        <text:p text:style-name="P1"><text:s/>Depending on the diameter of the anode tube,</text:p>
        <text:p text:style-name="P1"/>
        <text:p text:style-name="P1"><text:s/>a forward or reverse vortex gas flow is created.</text:p>
        <text:p text:style-name="P1"/>
        <text:p text:style-name="P1"><text:s/>If the anode diameter is equal to the cathode diameter,</text:p>
        <text:p text:style-name="P1"/>
        <text:p text:style-name="P1"><text:s/>the gas can leave the reactor through the anode outlet,</text:p>
        <text:p text:style-name="P1"/>
        <text:p text:style-name="P1"><text:s/>leading only to a forward vortex flow.</text:p>
        <text:p text:style-name="P1"/>
        <text:p text:style-name="P1"><text:s/>On the other hand,</text:p>
        <text:p text:style-name="P1"/>
        <text:p text:style-name="P1"><text:s/>if the anode diameter is smaller than the cathode diameter,</text:p>
        <text:p text:style-name="P1"/>
        <text:p text:style-name="P1"><text:s/>the gas cannot immediately leave the reactor,</text:p>
        <text:p text:style-name="P1"/>
        <text:p text:style-name="P1"><text:s/>and will first flow upwards close to the walls,</text:p>
        <text:p text:style-name="P1"/>
        <text:p text:style-name="P1"><text:s/>in a forward vortex.</text:p>
        <text:p text:style-name="P1"/>
        <text:p text:style-name="P1"><text:s/>As this gas is still cold,</text:p>
        <text:p text:style-name="P1"/>
        <text:p text:style-name="P1"><text:s/>it creates an isolating and cooling effect,</text:p>
        <text:p text:style-name="P1"/>
        <text:p text:style-name="P1"><text:s/>protecting the reactor walls from the warm plasma arc in the centre.</text:p>
        <text:p text:style-name="P1"/>
        <text:p text:style-name="P1"><text:s/>When it reaches the upper end of the reactor,</text:p>
        <text:p text:style-name="P1"/>
        <text:p text:style-name="P1"><text:s/>it will have lost some speed due to friction and inertia,</text:p>
        <text:p text:style-name="P1"/>
        <text:p text:style-name="P1"><text:s/>and when flowing downwards,</text:p>
        <text:p text:style-name="P1"/>
        <text:p text:style-name="P1"><text:s/>it moves in a smaller inner vortex,</text:p>
        <text:p text:style-name="P1"/>
        <text:p text:style-name="P1"><text:s/>a so-called reverse vortex,</text:p>
        <text:p text:style-name="P1"/>
        <text:p text:style-name="P1"><text:s/>where it mixes with the plasma arc,</text:p>
        <text:p text:style-name="P1"/>
        <text:p text:style-name="P1"><text:s/>resulting in a more energy-efficient conversion.</text:p>
        <text:p text:style-name="P1"/>
        <text:p text:style-name="P1"><text:s/>The reverse vortex flow GA is also called a ‘gliding arc plasmatron’ (GAP).</text:p>
        <text:p text:style-name="P1"/>
        <text:p text:style-name="P1"><text:s/>Fig.</text:p>
        <text:p text:style-name="P1"/>
        <text:p text:style-name="P1"><text:s/>15 shows the difference between these two types of GAs.</text:p>
        <text:p text:style-name="P1"/>
        <text:p text:style-name="P1"><text:s/></text:p>
      </text:section>
      <text:p text:style-name="P1"/>
      <text:p text:style-name="P8"/>
      <text:p text:style-name="P10">#22 ==&gt; DROP</text:p>
      <text:section text:style-name="Sect1" text:name="セクション21">
        <text:p text:style-name="P1"><text:s/>4.2.4. Other plasma types used for CO2 conversion</text:p>
        <text:p text:style-name="P1"><text:soft-page-break/></text:p>
        <text:p text:style-name="P1">Besides the above three main discharge types for CO2 conversion,</text:p>
        <text:p text:style-name="P1"/>
        <text:p text:style-name="P1"><text:s/>some research is also being carried out with other plasma types,</text:p>
        <text:p text:style-name="P1"/>
        <text:p text:style-name="P1"><text:s/>which are briefly discussed here.</text:p>
        <text:p text:style-name="P1"/>
        <text:p text:style-name="P1"><text:s/>These include radio frequency (RF) discharges,</text:p>
        <text:p text:style-name="P1"/>
        <text:p text:style-name="P1"><text:s/>several different atmospheric pressure glow discharges (APGD),</text:p>
        <text:p text:style-name="P1"/>
        <text:p text:style-name="P1"><text:s/>corona discharges,</text:p>
        <text:p text:style-name="P1"/>
        <text:p text:style-name="P1"><text:s/>spark discharges and nanosecond pulsed discharges.</text:p>
        <text:p text:style-name="P1"/>
        <text:p text:style-name="P1"/>
        <text:p text:style-name="P1"/>
        <text:p text:style-name="P1">RF discharges usually operate in the 1–100 MHz frequency range,</text:p>
        <text:p text:style-name="P1"/>
        <text:p text:style-name="P1"><text:s/>resulting in a corresponding wavelength (300–3 m) much larger than the plasma reactor dimensions.</text:p>
        <text:p text:style-name="P1"/>
        <text:p text:style-name="P1"><text:s/>The %%<text:span text:style-name="T1">power coupling</text:span> can be done through capacitive or inductive coupling,</text:p>
        <text:p text:style-name="P1"/>
        <text:p text:style-name="P1"><text:s/>resulting in capacitively coupled plasma (CCP) and inductively coupled plasma (ICP).</text:p>
        <text:p text:style-name="P1"/>
        <text:p text:style-name="P1"><text:s/>These kind of discharges are mainly applied to %%<text:span text:style-name="T1">thin-film deposition</text:span>,</text:p>
        <text:p text:style-name="P1"/>
        <text:p text:style-name="P1"><text:s/>plasma etching,</text:p>
        <text:p text:style-name="P1"/>
        <text:p text:style-name="P1"><text:s/>the sputtering of materials and as an ion source in mass spectrometry,</text:p>
        <text:p text:style-name="P1"/>
        <text:p text:style-name="P1">96 but some research is also being performed for CO2 conversion applications,</text:p>
        <text:p text:style-name="P1"/>
        <text:p text:style-name="P1"><text:s/>as is illustrated in Section 5. An RF source operating at low pressure,</text:p>
        <text:p text:style-name="P1"/>
        <text:p text:style-name="P1"><text:s/>both with and without the influence of an external magnetic field,</text:p>
        <text:p text:style-name="P1"/>
        <text:p text:style-name="P1"><text:s/>has been used.</text:p>
        <text:p text:style-name="P1"/>
        <text:p text:style-name="P1"><text:s/>The advantages for CO2 conversion are its capability to allow obtaining high electron densities at low gas temperature.</text:p>
        <text:p text:style-name="P1"/>
        <text:p text:style-name="P1"/>
        <text:p text:style-name="P1"/>
        <text:p text:style-name="P1">When a sufficiently large electric field is applied,</text:p>
        <text:p text:style-name="P1"/>
        <text:p text:style-name="P1"><text:s/>%%<text:span text:style-name="T1">corona discharges</text:span> occur near sharp points,</text:p>
        <text:p text:style-name="P1"/>
        <text:p text:style-name="P1"><text:s/>edges or thin wires when used as an electrode.</text:p>
        <text:p text:style-name="P1"/>
        <text:p text:style-name="P1"><text:s/>When a high negative voltage is applied to the electrode,</text:p>
        <text:p text:style-name="P1"/>
        <text:p text:style-name="P1"><text:s/>it acts as a cathode and is considered as a negative corona discharge.</text:p>
        <text:p text:style-name="P1"/>
        <text:p text:style-name="P1"><text:s/>When a positive voltage is applied,</text:p>
        <text:p text:style-name="P1"><text:soft-page-break/></text:p>
        <text:p text:style-name="P1"><text:s/>it is considered as a positive corona discharge.</text:p>
        <text:p text:style-name="P1"/>
        <text:p text:style-name="P8"/>
        <text:p text:style-name="P10">#22.1</text:p>
        <text:p text:style-name="P1"><text:s/>Corona discharges are always non-uniform,</text:p>
        <text:p text:style-name="P1"/>
        <text:p text:style-name="P1"><text:s/>with a strong electric field,</text:p>
        <text:p text:style-name="P1"/>
        <text:p text:style-name="P1"><text:s/>ionization and luminosity close to the wire/sharp electrode,</text:p>
        <text:p text:style-name="P1"/>
        <text:p text:style-name="P1"><text:s/>whereas the charged particles are dragged to the other electrode by weak electric fields.</text:p>
        <text:p text:style-name="P1"/>
        <text:p text:style-name="P1"><text:s/>They are often operated in a pulsed mode,</text:p>
        <text:p text:style-name="P1"/>
        <text:p text:style-name="P1"><text:s/>mostly to increase the power,</text:p>
        <text:p text:style-name="P1"/>
        <text:p text:style-name="P1"><text:s/>while inhibiting the transition of the streamer formation into sparks.</text:p>
        <text:p text:style-name="P1"/>
        <text:p text:style-name="P1">21 An advantage of corona discharges compared to DBDs is that they are relatively easy to establish; however,</text:p>
        <text:p text:style-name="P1"/>
        <text:p text:style-name="P1"><text:s/>their performance in CO2 conversion processes is quite similar,</text:p>
        <text:p text:style-name="P1"/>
        <text:p text:style-name="P1"><text:s/>as will become clear from Section 5.</text:p>
        <text:p text:style-name="P1"/>
        <text:p text:style-name="P1">When a streamer is able to connect two electrodes,</text:p>
        <text:p text:style-name="P1"/>
        <text:p text:style-name="P1"><text:s/>without the presence of a pulsed power supply (see corona discharge above) or the presence of a dielectric (see DBD),</text:p>
        <text:p text:style-name="P1"/>
        <text:p text:style-name="P1"><text:s/>a spark discharge can develop by further growth of the current.</text:p>
        <text:p text:style-name="P1"/>
        <text:p text:style-name="P1">21 However,</text:p>
        <text:p text:style-name="P1"/>
        <text:p text:style-name="P1"><text:s/>when the amount of power provided is restricted,</text:p>
        <text:p text:style-name="P1"/>
        <text:p text:style-name="P1"><text:s/>the discharge cannot develop into a stationary (thermal) arc and instead the discharge extinguishes within several hundred microseconds.</text:p>
        <text:p text:style-name="P1"/>
        <text:p text:style-name="P1"><text:s/>Hence,</text:p>
        <text:p text:style-name="P1"/>
        <text:p text:style-name="P1"><text:s/>spark discharges consist of an initiation of streamers that develop into highly energetic spark channels,</text:p>
        <text:p text:style-name="P1"/>
        <text:p text:style-name="P1"><text:s/>which then extinguish and reignite periodically.</text:p>
        <text:p text:style-name="P1"/>
        <text:p text:style-name="P1"><text:s/>Lightning is a typical example of a spark discharge.</text:p>
        <text:p text:style-name="P1"/>
        <text:p text:style-name="P1"/>
        <text:p text:style-name="P8"/>
        <text:p text:style-name="P10">#22.2</text:p>
        <text:p text:style-name="P1">A wide variety of plasma set-ups fall under APGDs,</text:p>
        <text:p text:style-name="P1"/>
        <text:p text:style-name="P1"><text:s/>such as miniaturized direct current (dc) GDs,</text:p>
        <text:p text:style-name="P1"><text:soft-page-break/></text:p>
        <text:p text:style-name="P1"><text:s/>microhollow cathode dc discharges and RF discharges as well as DBDs.</text:p>
        <text:p text:style-name="P1"/>
        <text:p text:style-name="P1">78 The main advantage of APGDs is the absence of vacuum conditions compared to with regular glow discharges,</text:p>
        <text:p text:style-name="P1"/>
        <text:p text:style-name="P1"><text:s/>and also operating without elevated temperatures.</text:p>
        <text:p text:style-name="P1"/>
        <text:p text:style-name="P1"><text:s/>Depending on the gas mixture and electrode configuration,</text:p>
        <text:p text:style-name="P1"/>
        <text:p text:style-name="P1"><text:s/>the discharge can operate in a stable homogeneous glow or filamentary glow mode.</text:p>
        <text:p text:style-name="P1"/>
        <text:p text:style-name="P1"><text:s/>For example,</text:p>
        <text:p text:style-name="P1"/>
        <text:p text:style-name="P1"><text:s/>a DBD can operate in APGD mode,</text:p>
        <text:p text:style-name="P1"/>
        <text:p text:style-name="P1"><text:s/>and in this case the discharge benefits from the average power densities of a DBD but operating in a uniform homogeneous glow mode,</text:p>
        <text:p text:style-name="P1"/>
        <text:p text:style-name="P1"><text:s/>thus benefiting uniform gas treatment.</text:p>
        <text:p text:style-name="P1"/>
        <text:p text:style-name="P1">21 This discharge is interesting for DRM due to its special characteristics of electron density (3 × 1012 cm−3), electron temperature (∼2 eV,</text:p>
        <text:p text:style-name="P1"/>
        <text:p text:style-name="P1"><text:s/>suitable for the vibrational excitation of CO2) and plasma gas temperature (900 K),</text:p>
        <text:p text:style-name="P1"/>
        <text:p text:style-name="P1"><text:s/>which is lower than that of thermal plasma but higher than that of DBDs and corona discharges.</text:p>
        <text:p text:style-name="P1"/>
        <text:p text:style-name="P1"/>
        <text:p text:style-name="P1"/>
        <text:p text:style-name="P1">Finally,</text:p>
        <text:p text:style-name="P1"/>
        <text:p text:style-name="P1"><text:s/>nanosecond pulsed discharges are basically discharges that rely on repetitively pulsed excitation,</text:p>
        <text:p text:style-name="P1"/>
        <text:p text:style-name="P1"><text:s/>through a nanosecond scale pulse rise time and duration.</text:p>
        <text:p text:style-name="P1"/>
        <text:p text:style-name="P1"><text:s/>This leads to a highly non-LTE state with very high plasma densities for a relatively low power consumption due to the short pulse durations.</text:p>
        <text:p text:style-name="P1"/>
        <text:p text:style-name="P1"><text:s/>Whereas (sub)microsecond pulsed discharges are initiated by Townsend discharges,</text:p>
        <text:p text:style-name="P1"/>
        <text:p text:style-name="P1"><text:s/>nanosecond pulsed discharges ignite instantaneously,</text:p>
        <text:p text:style-name="P1"/>
        <text:p text:style-name="P1"><text:s/>i.</text:p>
        <text:p text:style-name="P1"/>
        <text:p text:style-name="P1">e. without the involvement of secondary electrons.</text:p>
        <text:p text:style-name="P1"/>
        <text:p text:style-name="P1"><text:s/>Furthermore,</text:p>
        <text:p text:style-name="P1"/>
        <text:p text:style-name="P1"><text:s/>the discharge remains in a glow-like (rather than filamentary) mode despite the high electric field.</text:p>
        <text:p text:style-name="P1"/>
        <text:p text:style-name="P1"><text:s/>The interest in shorter pulses is not because of the duration of the discharge itself,</text:p>
        <text:p text:style-name="P1"><text:soft-page-break/></text:p>
        <text:p text:style-name="P1"><text:s/>but rather because they offer better control of the electron energy than continuous wave discharges,</text:p>
        <text:p text:style-name="P1"/>
        <text:p text:style-name="P1"><text:s/>depending on the pulse length.</text:p>
        <text:p text:style-name="P1"/>
        <text:p text:style-name="P1">101 Thus,</text:p>
        <text:p text:style-name="P1"/>
        <text:p text:style-name="P1"><text:s/>more energy can be directed towards the desired dissociation channels.</text:p>
        <text:p text:style-name="P1"/>
        <text:p text:style-name="P1"><text:s/></text:p>
      </text:section>
      <text:p text:style-name="P1"/>
      <text:p text:style-name="P1"/>
      <text:p text:style-name="P1"/>
      <text:p text:style-name="P8"/>
      <text:p text:style-name="P10">#23</text:p>
      <text:section text:style-name="Sect1" text:name="セクション22">
        <text:p text:style-name="P1"><text:s/>7. Conclusions and outlook</text:p>
        <text:p text:style-name="P1"/>
        <text:p text:style-name="P1">The conversion of CO2 – preferably into value-added products – is considered one of the great challenges of our century.</text:p>
        <text:p text:style-name="P1"/>
        <text:p text:style-name="P1"><text:s/>In the past decade,</text:p>
        <text:p text:style-name="P1"/>
        <text:p text:style-name="P1"><text:s/>substantial progress with several novel technologies has been made.</text:p>
        <text:p text:style-name="P1"/>
        <text:p text:style-name="P1"><text:s/>The last section of this review intended to provide the reader with a state-of-the art and critical assessment of an – up till now – rather underexposed emerging technology: the plasmachemical conversion of CO2. To achieve this,</text:p>
        <text:p text:style-name="P1"/>
        <text:p text:style-name="P1"><text:s/>we provided an introduction to the basic concepts of plasma,</text:p>
        <text:p text:style-name="P1"/>
        <text:p text:style-name="P1"><text:s/>and we demonstrated its viability as a gas conversion technology,</text:p>
        <text:p text:style-name="P1"/>
        <text:p text:style-name="P1"><text:s/>finally putting it in the broader context of its peers.</text:p>
        <text:p text:style-name="P1"/>
        <text:p text:style-name="P1"/>
        <text:p text:style-name="P1"/>
        <text:p text:style-name="P1">From the advances in the area of CO2 conversion discussed in this review,</text:p>
        <text:p text:style-name="P1"/>
        <text:p text:style-name="P1"><text:s/>one outcome stands out without doubt.</text:p>
        <text:p text:style-name="P1"/>
        <text:p text:style-name="P1"><text:s/>The question is not ‘if’ one of these novel technologies will be industrially competitive,</text:p>
        <text:p text:style-name="P1"/>
        <text:p text:style-name="P1"><text:s/>but rather ‘when’ and ‘which one(s) will play the leading role’.</text:p>
        <text:p text:style-name="P1"/>
        <text:p text:style-name="P1"><text:s/>To shine a brighter light on – the final burning question – whether plasma technology could be the answer – or at least be part of the equation – we briefly summarize here the arising opportunities and challenges for plasma technology in the field of CO2 conversion.</text:p>
        <text:p text:style-name="P1"/>
        <text:p text:style-name="P1"><text:soft-page-break/></text:p>
        <text:p text:style-name="P8"/>
        <text:p text:style-name="P10">#23.1</text:p>
        <text:p text:style-name="P1">Plasmas possess some important advantages over certain other (novel) technologies: (i) they can operate at room temperature using any source of (renewable) electricity,</text:p>
        <text:p text:style-name="P1"/>
        <text:p text:style-name="P1"><text:s/>(ii) they have a large flexibility in terms of the feeds that need to be processed,</text:p>
        <text:p text:style-name="P1"/>
        <text:p text:style-name="P1"><text:s/>(iii) they provide an extremely flexible ‘turnkey’ process,</text:p>
        <text:p text:style-name="P1"/>
        <text:p text:style-name="P1"><text:s/>which allows for the efficient storage of energy,</text:p>
        <text:p text:style-name="P1"/>
        <text:p text:style-name="P1"><text:s/>peak shaving and grid stabilization,</text:p>
        <text:p text:style-name="P1"/>
        <text:p text:style-name="P1"><text:s/>(iv) the reactors have low investment and operating costs,</text:p>
        <text:p text:style-name="P1"/>
        <text:p text:style-name="P1"><text:s/>(v) they have a simple scalability both in size and applicability,</text:p>
        <text:p text:style-name="P1"/>
        <text:p text:style-name="P1"><text:s/>and (vi) last but not least,</text:p>
        <text:p text:style-name="P1"/>
        <text:p text:style-name="P1"><text:s/>the technology does not rely on rare earth materials – making it rather unique at this point.</text:p>
        <text:p text:style-name="P1"/>
        <text:p text:style-name="P1"><text:s/>This unprecedented combination of features gives plasmachemical conversion a very high overall flexibility,</text:p>
        <text:p text:style-name="P1"/>
        <text:p text:style-name="P1"><text:s/>making it an extremely useful and valuable technology for CCU.</text:p>
        <text:p text:style-name="P1"/>
        <text:p text:style-name="P1"/>
        <text:p text:style-name="P1"/>
        <text:p text:style-name="P1">The flip side of the coin is that the reliance of plasma technology on indirect solar energy in the form of electricity is – at the same time – a limiting factor for the solar-to-fuel conversion efficiency,</text:p>
        <text:p text:style-name="P1"/>
        <text:p text:style-name="P1"><text:s/>especially compared to technologies that can directly harvest solar energy.</text:p>
        <text:p text:style-name="P1"/>
        <text:p text:style-name="P8"/>
        <text:p text:style-name="P10">#23.2</text:p>
        <text:p text:style-name="P1"><text:s/>Nonetheless,</text:p>
        <text:p text:style-name="P1"/>
        <text:p text:style-name="P1"><text:s/>this also allows plasma technology to rely on other renewable energy sources,</text:p>
        <text:p text:style-name="P1"/>
        <text:p text:style-name="P1"><text:s/>and more importantly,</text:p>
        <text:p text:style-name="P1"/>
        <text:p text:style-name="P1"><text:s/>it adds to its overall – location and process – flexibility,</text:p>
        <text:p text:style-name="P1"/>
        <text:p text:style-name="P1"><text:s/>since it is not dependent on the availability of sunlight.</text:p>
        <text:p text:style-name="P1"/>
        <text:p text:style-name="P1"><text:s/>More urgent,</text:p>
        <text:p text:style-name="P1"/>
        <text:p text:style-name="P1"><text:s/>however,</text:p>
        <text:p text:style-name="P1"/>
        <text:p text:style-name="P1"><text:s/>is the issue of product separation.</text:p>
        <text:p text:style-name="P1"/>
        <text:p text:style-name="P1"><text:s/>From all the data available in the <text:soft-page-break/>literature,</text:p>
        <text:p text:style-name="P1"/>
        <text:p text:style-name="P1"><text:s/>it is clear that converting CO2 – with or without an additional hydrogen source – always yields a mixture of products after reaction.</text:p>
        <text:p text:style-name="P1"/>
        <text:p text:style-name="P1"><text:s/>This implies the need for an – often expensive – post-processing separation step.</text:p>
        <text:p text:style-name="P1"/>
        <text:p text:style-name="P1"/>
        <text:p text:style-name="P8"/>
        <text:p text:style-name="P10">#23.3</text:p>
        <text:p text:style-name="P1">From the benchmarking discussion,</text:p>
        <text:p text:style-name="P1"/>
        <text:p text:style-name="P1"><text:s/>it is clear that plasma technology can definitely play an important role in the field of CO2 conversion,</text:p>
        <text:p text:style-name="P1"/>
        <text:p text:style-name="P1"><text:s/>and it is not beyond our grasp to think about its eventual commercial implementation,</text:p>
        <text:p text:style-name="P1"/>
        <text:p text:style-name="P1"><text:s/>be it on a large or small scale.</text:p>
        <text:p text:style-name="P1"/>
        <text:p text:style-name="P1"><text:s/>Nevertheless,</text:p>
        <text:p text:style-name="P1"/>
        <text:p text:style-name="P1"><text:s/>as always,</text:p>
        <text:p text:style-name="P1"/>
        <text:p text:style-name="P1"><text:s/>only a few candidates seem suitable for the specific task at hand,</text:p>
        <text:p text:style-name="P1"/>
        <text:p text:style-name="P1"><text:s/>as we outline here.</text:p>
        <text:p text:style-name="P1"/>
        <text:p text:style-name="P1"/>
        <text:p text:style-name="P8"/>
        <text:p text:style-name="P10">#23.3.1</text:p>
        <text:p text:style-name="P1">Two main CO2 conversion strategies were discussed: (i) pure CO2 splitting and (ii) CO2 conversion in combination with a co-reactant serving as the hydrogen source,</text:p>
        <text:p text:style-name="P1"/>
        <text:p text:style-name="P1"><text:s/>i.</text:p>
        <text:p text:style-name="P1"/>
        <text:p text:style-name="P1">e. CH4, H2 and H2O, yielding processes named the dry reforming of methane (DRM),</text:p>
        <text:p text:style-name="P1"/>
        <text:p text:style-name="P1"><text:s/>the hydrogenation of CO2 and artificial photosynthesis,</text:p>
        <text:p text:style-name="P1"/>
        <text:p text:style-name="P1"><text:s/>respectively.</text:p>
        <text:p text:style-name="P1"/>
        <text:p text:style-name="P10">#23.3.2</text:p>
        <text:p text:style-name="P1"/>
        <text:p text:style-name="P1"><text:s/>At this time,</text:p>
        <text:p text:style-name="P1"/>
        <text:p text:style-name="P1"><text:s/>the conversion of CO2 through the latter two processes is – although possible – inefficient in a plasma-only set-up,</text:p>
        <text:p text:style-name="P1"/>
        <text:p text:style-name="P1"><text:s/>not to mention industrially undesirable,</text:p>
        <text:p text:style-name="P1"/>
        <text:p text:style-name="P1"><text:s/>due to the formation of possibly dangerous mixtures to be handled.</text:p>
        <text:p text:style-name="P1"/>
        <text:p text:style-name="P8"/>
        <text:p text:style-name="P10">#23.3.3</text:p>
        <text:p text:style-name="P1"><text:s/>In the future,</text:p>
        <text:p text:style-name="P1"/>
        <text:p text:style-name="P1"><text:soft-page-break/><text:s/>the combination of plasma with other technologies,</text:p>
        <text:p text:style-name="P1"/>
        <text:p text:style-name="P1"><text:s/>such as catalysis or electrolysis,</text:p>
        <text:p text:style-name="P1"/>
        <text:p text:style-name="P1"><text:s/>could solve these issues.</text:p>
        <text:p text:style-name="P1"/>
        <text:p text:style-name="P1"><text:s/>On the contrary,</text:p>
        <text:p text:style-name="P1"/>
        <text:p text:style-name="P1"><text:s/>for both pure CO2 splitting and DRM,</text:p>
        <text:p text:style-name="P1"/>
        <text:p text:style-name="P1"><text:s/>the proposed energy efficiency target of 60% has already been surpassed by several types of plasma reactors,</text:p>
        <text:p text:style-name="P1"/>
        <text:p text:style-name="P1"><text:s/>resulting in a solar-to-fuel conversion efficiency for the production of syngas above – the required – 20% mark.</text:p>
        <text:p text:style-name="P1"/>
        <text:p text:style-name="P8"/>
        <text:p text:style-name="P10">#23.3.4</text:p>
        <text:p text:style-name="P1">In the short run,</text:p>
        <text:p text:style-name="P1"/>
        <text:p text:style-name="P1"><text:s/>pure CO2 splitting using the most energy-efficient set-ups,</text:p>
        <text:p text:style-name="P1"/>
        <text:p text:style-name="P1"><text:s/>i.</text:p>
        <text:p text:style-name="P1"/>
        <text:p text:style-name="P1">e. MW and GA discharges,</text:p>
        <text:p text:style-name="P1"/>
        <text:p text:style-name="P1"><text:s/>appears to have a high potential.</text:p>
        <text:p text:style-name="P1"/>
        <text:p text:style-name="P1"><text:s/>In this case,</text:p>
        <text:p text:style-name="P1"/>
        <text:p text:style-name="P1"><text:s/>pure CO and O2 could be produced,</text:p>
        <text:p text:style-name="P1"/>
        <text:p text:style-name="P1"><text:s/>after a separation step,</text:p>
        <text:p text:style-name="P1"/>
        <text:p text:style-name="P1"><text:s/>or a pure CO stream when in situ trapping of the O2 can be successfully implemented,</text:p>
        <text:p text:style-name="P1"/>
        <text:p text:style-name="P1"><text:s/>e.</text:p>
        <text:p text:style-name="P1"/>
        <text:p text:style-name="P1">g. by combination with other technologies or through the addition of scavengers.</text:p>
        <text:p text:style-name="P1"/>
        <text:p text:style-name="P1"/>
        <text:p text:style-name="P10">#23.3.5</text:p>
        <text:p text:style-name="P1"/>
        <text:p text:style-name="P1">In the long run,</text:p>
        <text:p text:style-name="P1"/>
        <text:p text:style-name="P1"><text:s/>it seems evident that CO2 conversion in combination with a hydrogen containing co-reactant has the highest potential for the efficient production of value-added products,</text:p>
        <text:p text:style-name="P1"/>
        <text:p text:style-name="P1"><text:s/>such as alcohols,</text:p>
        <text:p text:style-name="P1"/>
        <text:p text:style-name="P1"><text:s/>aldehydes,</text:p>
        <text:p text:style-name="P1"/>
        <text:p text:style-name="P1"><text:s/>esters and acids.</text:p>
        <text:p text:style-name="P1"/>
        <text:p text:style-name="P1"><text:s/>In particular,</text:p>
        <text:p text:style-name="P1"/>
        <text:p text:style-name="P1"><text:s/>the %%<text:span text:style-name="T1">direct oxidative pathway[직접 산화 경로</text:span>,</text:p>
        <text:p text:style-name="P1"/>
        <text:p text:style-name="P1"><text:s/>in which the intermediate syngas step is circumvented,</text:p>
        <text:p text:style-name="P1"/>
        <text:p text:style-name="P1"><text:s/>has great potential.</text:p>
        <text:p text:style-name="P1"/>
        <text:p text:style-name="P1"/>
        <text:p text:style-name="P10"><text:soft-page-break/>#23.3.6</text:p>
        <text:p text:style-name="P1"><text:s/>For now,</text:p>
        <text:p text:style-name="P1"/>
        <text:p text:style-name="P1"><text:s/>however,</text:p>
        <text:p text:style-name="P1"/>
        <text:p text:style-name="P1"><text:s/>a lot of research in this area is still needed to #%<text:span text:style-name="T2">increase the selectivity</text:span> towards these valuable bulk chemicals over the currently produced syngas.</text:p>
        <text:p text:style-name="P1"/>
        <text:p text:style-name="P1"><text:s/>This will most probably need to be achieved in combination with catalysts.</text:p>
        <text:p text:style-name="P1"/>
        <text:p text:style-name="P1"><text:s/>However,</text:p>
        <text:p text:style-name="P1"/>
        <text:p text:style-name="P1"><text:s/>even today,</text:p>
        <text:p text:style-name="P1"/>
        <text:p text:style-name="P1"><text:s/>APGD and GA discharges already provide an energy-efficient alternative to produce syngas in any desired ratio through DRM.</text:p>
        <text:p text:style-name="P1"/>
        <text:p text:style-name="P1"/>
        <text:p text:style-name="P1"/>
        <text:p text:style-name="P10">#23.3.7</text:p>
        <text:p text:style-name="P1"/>
        <text:p text:style-name="P1">By all means,</text:p>
        <text:p text:style-name="P1"/>
        <text:p text:style-name="P1"><text:s/>plasma technology is not just an overlooked unicorn – although its combination of features does make it quite unique for CCU – but,</text:p>
        <text:p text:style-name="P1"/>
        <text:p text:style-name="P1"><text:s/>as mentioned several times throughout this work,</text:p>
        <text:p text:style-name="P1"/>
        <text:p text:style-name="P1"><text:s/>and just like for all other emerging technologies in this field,</text:p>
        <text:p text:style-name="P1"/>
        <text:p text:style-name="P1"><text:s/>several important challenges remain.</text:p>
        <text:p text:style-name="P1"/>
        <text:p text:style-name="P8"/>
        <text:p text:style-name="P10">#23.4</text:p>
        <text:p text:style-name="P1"><text:s/>General challenges comprise the need for further fundamental research,</text:p>
        <text:p text:style-name="P1"/>
        <text:p text:style-name="P1"><text:s/>concerning: (i) the plasmachemical processes taking place in warm discharges,</text:p>
        <text:p text:style-name="P1"/>
        <text:p text:style-name="P1"><text:s/>such as MW and GA,</text:p>
        <text:p text:style-name="P1"/>
        <text:p text:style-name="P1"><text:s/>which stimulate vibrational excitation; whereby the latter,</text:p>
        <text:p text:style-name="P1"/>
        <text:p text:style-name="P1"><text:s/>representing the most energy-efficient dissociation pathway,</text:p>
        <text:p text:style-name="P1"/>
        <text:p text:style-name="P1"><text:s/>should be further exploited by enhancing the non-equilibrium character of these plasmas to further improve the energy efficiency,</text:p>
        <text:p text:style-name="P1"/>
        <text:p text:style-name="P1"><text:s/>(ii) the combination of plasma with catalysis and the possibility of taking advantage of the synergetic effects and the selective production of value-added compounds,</text:p>
        <text:p text:style-name="P1"/>
        <text:p text:style-name="P1"><text:s/>(iii) in situ O/O2 trapping by using scavengers,</text:p>
        <text:p text:style-name="P1"/>
        <text:p text:style-name="P1"/>
        <text:p text:style-name="P8"/>
        <text:p text:style-name="P1"><text:soft-page-break/></text:p>
        <text:p text:style-name="P1"><text:s/>or combinations with other technologies,</text:p>
        <text:p text:style-name="P1"/>
        <text:p text:style-name="P1"><text:s/>such as catalysis or %%<text:span text:style-name="T1">SOEC</text:span>,</text:p>
        <text:p text:style-name="P1"/>
        <text:p text:style-name="P1"><text:s/>to further enhance the conversions and yields towards the desired value-added compounds,</text:p>
        <text:p text:style-name="P1"/>
        <text:p text:style-name="P8"/>
        <text:p text:style-name="P10">#23.4.1</text:p>
        <text:p text:style-name="P1"><text:s/>(iv) the demonstration of successful scale-up for other discharges than DBDs and (v) the production and tuning of efficient power supplies for generating and sustaining the plasma.</text:p>
        <text:p text:style-name="P1"/>
        <text:p text:style-name="P1"/>
        <text:p text:style-name="P8"/>
        <text:p text:style-name="P10">#23.5</text:p>
        <text:p text:style-name="P1">Moreover,</text:p>
        <text:p text:style-name="P1"/>
        <text:p text:style-name="P1"><text:s/>some important discharge-specific research challenges can also be identified.</text:p>
        <text:p text:style-name="P1"/>
        <text:p text:style-name="P1"><text:s/>For MW plasmas,</text:p>
        <text:p text:style-name="P1"/>
        <text:p text:style-name="P1"><text:s/>the ultimate goal should be to achieve the same energy efficiency at atmospheric pressure as currently obtained at reduced pressure for CO2 splitting,</text:p>
        <text:p text:style-name="P1"/>
        <text:p text:style-name="P1"><text:s/>while more research towards DRM is essential.</text:p>
        <text:p text:style-name="P1"/>
        <text:p text:style-name="P1"><text:s/>For GA plasmas,</text:p>
        <text:p text:style-name="P1"/>
        <text:p text:style-name="P1"><text:s/>the limited amount of gas that passes through the active arc region,</text:p>
        <text:p text:style-name="P1"/>
        <text:p text:style-name="P1"><text:s/>and thus that can be converted by the plasma,</text:p>
        <text:p text:style-name="P1"/>
        <text:p text:style-name="P1"><text:s/>is currently limiting the overall CO2 conversion,</text:p>
        <text:p text:style-name="P1"/>
        <text:p text:style-name="P1"><text:s/>and more research in this direction is needed,</text:p>
        <text:p text:style-name="P1"/>
        <text:p text:style-name="P1"><text:s/>e.</text:p>
        <text:p text:style-name="P1"/>
        <text:p text:style-name="P1">g. by improving the reactor design.</text:p>
        <text:p text:style-name="P1"/>
        <text:p text:style-name="P1"><text:s/>Furthermore,</text:p>
        <text:p text:style-name="P1"/>
        <text:p text:style-name="P1"><text:s/>some other plasma reactors show good performance,</text:p>
        <text:p text:style-name="P1"/>
        <text:p text:style-name="P1"><text:s/>but the available data and insights are still limited,</text:p>
        <text:p text:style-name="P1"/>
        <text:p text:style-name="P1"><text:s/>thus requiring more research to explore their full potential.</text:p>
        <text:p text:style-name="P1"/>
        <text:p text:style-name="P1"><text:s/>Of course,</text:p>
        <text:p text:style-name="P1"/>
        <text:p text:style-name="P1"><text:s/>inherent to every review,</text:p>
        <text:p text:style-name="P1"/>
        <text:p text:style-name="P1"><text:s/>the above analysis represents the current state-of-the-art.</text:p>
        <text:p text:style-name="P1"/>
        <text:p text:style-name="P1"><text:soft-page-break/><text:s/>Plasma-technology-based CO2 conversion is relatively new and it is clearly a fast advancing field with – just like for any emerging technology – ample room for improvement and new (interdisciplinary) developments.</text:p>
        <text:p text:style-name="P1"/>
        <text:p text:style-name="P1"/>
        <text:p text:style-name="P1"/>
        <text:p text:style-name="P1">It appears that the ultimate plasma for CO2 conversion would be a system with a high electron density (Ne) and a low electron temperature (Te) – resulting from a low reduced electric field (E/n) – which are essential to stimulate and achieve a high fraction of vibrational excitation.</text:p>
        <text:p text:style-name="P1"/>
        <text:p text:style-name="P1"><text:s/>At the same time,</text:p>
        <text:p text:style-name="P1"/>
        <text:p text:style-name="P1"><text:s/>this system should operate at a low gas temperature (Tg) to minimize the VT relaxation losses and backward recombination reactions.</text:p>
        <text:p text:style-name="P1"/>
        <text:p text:style-name="P8"/>
        <text:p text:style-name="P10">#23.6</text:p>
        <text:p text:style-name="P1"><text:s/>Finally,</text:p>
        <text:p text:style-name="P1"/>
        <text:p text:style-name="P1"><text:s/>to be industrially attractive,</text:p>
        <text:p text:style-name="P1"/>
        <text:p text:style-name="P1"><text:s/>this should be achieved at atmospheric pressure.</text:p>
        <text:p text:style-name="P1"/>
        <text:p text:style-name="P1"/>
        <text:p text:style-name="P1"/>
        <text:p text:style-name="P1">Future research towards the #%<text:span text:style-name="T2">direct oxidative production of oxygenates</text:span>,</text:p>
        <text:p text:style-name="P1"/>
        <text:p text:style-name="P1"><text:s/>as well as multi-reforming processes with a combination of gases (e.</text:p>
        <text:p text:style-name="P1"/>
        <text:p text:style-name="P1">g. CO2, CH4 and H2O or O2) or several reforming processes in series,</text:p>
        <text:p text:style-name="P1"/>
        <text:p text:style-name="P1"><text:s/>using plasma technology appears very promising and should be pursued.</text:p>
        <text:p text:style-name="P1"/>
        <text:p text:style-name="P1"><text:s/>Furthermore,</text:p>
        <text:p text:style-name="P1"/>
        <text:p text:style-name="P1"><text:s/>more interdisciplinary research into the combination of plasmas with other novel technologies is highly desirable.</text:p>
        <text:p text:style-name="P1"/>
        <text:p text:style-name="P1"><text:s/>For catalysis,</text:p>
        <text:p text:style-name="P1"/>
        <text:p text:style-name="P1"><text:s/>the combination is already proving alluring,</text:p>
        <text:p text:style-name="P1"/>
        <text:p text:style-name="P1"><text:s/>and it is our opinion that combinations with electrolysis,</text:p>
        <text:p text:style-name="P1"/>
        <text:p text:style-name="P1"><text:s/>although even more challenging,</text:p>
        <text:p text:style-name="P1"/>
        <text:p text:style-name="P1"><text:s/>could also lead to synergetic effects.</text:p>
        <text:p text:style-name="P1"/>
        <text:p text:style-name="P1"><text:s/>As is the case for many important issues brought forward in the current age,</text:p>
        <text:p text:style-name="P1"/>
        <text:p text:style-name="P1"><text:s/>with a high probability the future will rely on a true amalgam of technologies and solutions,</text:p>
        <text:p text:style-name="P1"/>
        <text:p text:style-name="P1"><text:s/>each for its specific tasks,</text:p>
        <text:p text:style-name="P1"/>
        <text:p text:style-name="P1"><text:s/>rather than the ‘one solution (or <text:soft-page-break/>technology) fits all’ mentality of the old age.</text:p>
        <text:p text:style-name="P1"/>
        <text:p text:style-name="P8"/>
        <text:p text:style-name="P10">#23.7</text:p>
        <text:p text:style-name="P1"/>
        <text:p text:style-name="P1">From the current analysis,</text:p>
        <text:p text:style-name="P1"/>
        <text:p text:style-name="P1"><text:s/>it is evident that pure CO2 splitting could reach industrial implementation at a faster pace.</text:p>
        <text:p text:style-name="P1"/>
        <text:p text:style-name="P1"><text:s/>Nevertheless,</text:p>
        <text:p text:style-name="P1"/>
        <text:p text:style-name="P1"><text:s/>CO2 conversion using a hydrogen source as a co-reactant should certainly be further pursued,</text:p>
        <text:p text:style-name="P1"/>
        <text:p text:style-name="P1"><text:s/>since – when successful – in the long run it offers us the possibility of producing a wide variety of value-added chemicals and fuels,</text:p>
        <text:p text:style-name="P1"/>
        <text:p text:style-name="P1"><text:s/>starting from the same building block and allowing the flexibility to tune the output depending on the market's needs.</text:p>
        <text:p text:style-name="P1"/>
        <text:p text:style-name="P1"><text:s/>On that account,</text:p>
        <text:p text:style-name="P1"/>
        <text:p text:style-name="P1"><text:s/>we believe plasmas could be – at least part of – the bright light that shines on our horizon.</text:p>
        <text:p text:style-name="P1"/>
        <text:p text:style-name="P1"/>
        <text:p text:style-name="P1">Acknowledgements</text:p>
        <text:p text:style-name="P1"/>
        <text:p text:style-name="P1">We would like to thank W.</text:p>
        <text:p text:style-name="P1"/>
        <text:p text:style-name="P1"><text:s/>Wang (University of Antwerp) for providing the data on the thermal equilibrium conversions.</text:p>
        <text:p text:style-name="P1"/>
        <text:p text:style-name="P1"><text:s/>Furthermore,</text:p>
        <text:p text:style-name="P1"/>
        <text:p text:style-name="P1"><text:s/>we acknowledge financial support from the IAP/7 (Inter-university Attraction Pole) programme ‘PSI-Physical Chemistry of Plasma-Surface Interactions’ by the Belgian Federal Office for Science Policy (BELSPO),</text:p>
        <text:p text:style-name="P1"/>
        <text:p text:style-name="P1"><text:s/>the Methusalem financing of the University of Antwerp,</text:p>
        <text:p text:style-name="P1"/>
        <text:p text:style-name="P1"><text:s/>the Fund for Scientific Research Flanders (FWO; Grant no.</text:p>
        <text:p text:style-name="P1"/>
        <text:p text:style-name="P1"><text:s/>G.</text:p>
        <text:p text:style-name="P1"/>
        <text:p text:style-name="P1">0383.16N, G.</text:p>
        <text:p text:style-name="P1"/>
        <text:p text:style-name="P1">0254.14N and G.</text:p>
        <text:p text:style-name="P1"/>
        <text:p text:style-name="P1">0217.14N),</text:p>
        <text:p text:style-name="P1"/>
        <text:p text:style-name="P1"><text:s/>the TOP research project of the Research Fund of the University of Antwerp (grant ID.</text:p>
        <text:p text:style-name="P1"/>
        <text:p text:style-name="P1"><text:s/>32249). </text:p>
      </text:section>
      <text:p text:style-name="P1"/>
      <text:p text:style-name="P8"/>
      <text:p text:style-name="P10"><text:soft-page-break/>#24</text:p>
      <text:section text:style-name="Sect1" text:name="セクション23">
        <text:p text:style-name="P1"><text:s/>4.3. Plasma-catalysis</text:p>
        <text:p text:style-name="P1"/>
        <text:p text:style-name="P1">As with most of the technologies described in Section 3, plasma set-ups can also be combined with a packing material or catalyst,</text:p>
        <text:p text:style-name="P1"/>
        <text:p text:style-name="P1"><text:s/>giving rise to plasma-catalysis.</text:p>
        <text:p text:style-name="P1"/>
        <text:p text:style-name="P1"><text:s/>Plasma-catalysis is an emerging branch of plasma processing at the interface of a variety of disciplines,</text:p>
        <text:p text:style-name="P1"/>
        <text:p text:style-name="P1"><text:s/>including physical chemistry,</text:p>
        <text:p text:style-name="P1"/>
        <text:p text:style-name="P1"><text:s/>material science,</text:p>
        <text:p text:style-name="P1"/>
        <text:p text:style-name="P1"><text:s/>nanotechnology,</text:p>
        <text:p text:style-name="P1"/>
        <text:p text:style-name="P1"><text:s/>catalysis,</text:p>
        <text:p text:style-name="P1"/>
        <text:p text:style-name="P1"><text:s/>plasma physics and plasma chemistry.</text:p>
        <text:p text:style-name="P1"/>
        <text:p text:style-name="P1"><text:s/>In short,</text:p>
        <text:p text:style-name="P1"/>
        <text:p text:style-name="P1"><text:s/>its objective is to enhance plasma reactions by adding a catalyst to the reaction cycle and vice versa.</text:p>
        <text:p text:style-name="P1"/>
        <text:p text:style-name="P8"/>
        <text:p text:style-name="P10">#24.1</text:p>
        <text:p text:style-name="P1"><text:s/>Theoretically speaking,</text:p>
        <text:p text:style-name="P1"/>
        <text:p text:style-name="P1"><text:s/>combining plasma with catalysis offers the best of both worlds.</text:p>
        <text:p text:style-name="P1"/>
        <text:p text:style-name="P1"><text:s/>Inert molecules are activated by the plasma under mild conditions,</text:p>
        <text:p text:style-name="P1"/>
        <text:p text:style-name="P1"><text:s/>and subsequently the activated species selectively recombine at the catalyst surface to yield the desired products.</text:p>
        <text:p text:style-name="P1"/>
        <text:p text:style-name="P1"><text:s/>This will be especially important to further advance and optimize the %%<text:span text:style-name="T1">direct oxidative liquefaction pathway</text:span> of plasmachemical CO2 conversion,</text:p>
        <text:p text:style-name="P1"/>
        <text:p text:style-name="P1"><text:s/>in order to selectively produce the desired liquid products.</text:p>
        <text:p text:style-name="P1"/>
        <text:p text:style-name="P8"/>
        <text:p text:style-name="P10">#24.2</text:p>
        <text:p text:style-name="P1"><text:s/>In this section,</text:p>
        <text:p text:style-name="P1"/>
        <text:p text:style-name="P1"><text:s/>we present a brief overview of the different approaches and possible interactions between the plasma and the catalyst.</text:p>
        <text:p text:style-name="P1"/>
        <text:p text:style-name="P1"><text:s/>For more extensive details,</text:p>
        <text:p text:style-name="P1"/>
        <text:p text:style-name="P1"><text:s/>we refer to several broad reviews on this specific topic that have recently been published.</text:p>
        <text:p text:style-name="P1"/>
        <text:p text:style-name="P1">83,102–104</text:p>
        <text:p text:style-name="P1">4.3.1. Approaches</text:p>
        <text:p text:style-name="P1"/>
        <text:p text:style-name="P1">Plasmas and catalysts can be combined in two main configurations,</text:p>
        <text:p text:style-name="P1"><text:soft-page-break/></text:p>
        <text:p text:style-name="P1"><text:s/>as illustrated in Fig.</text:p>
        <text:p text:style-name="P1"/>
        <text:p text:style-name="P1"><text:s/>16. In the first,</text:p>
        <text:p text:style-name="P1"/>
        <text:p text:style-name="P1"><text:s/>the so-called two-stage configuration (Fig.</text:p>
        <text:p text:style-name="P1"/>
        <text:p text:style-name="P1"><text:s/>16(b)),</text:p>
        <text:p text:style-name="P1"/>
        <text:p text:style-name="P1"><text:s/>the catalyst is spatially separated from the plasma region,</text:p>
        <text:p text:style-name="P1"/>
        <text:p text:style-name="P1"><text:s/>either upstream or downstream,</text:p>
        <text:p text:style-name="P1"/>
        <text:p text:style-name="P1"><text:s/>but the main configuration is downstream.</text:p>
        <text:p text:style-name="P1"/>
        <text:p text:style-name="P1"><text:s/>In the second,</text:p>
        <text:p text:style-name="P1"/>
        <text:p text:style-name="P1"><text:s/>the so-called one-stage configuration (Fig.</text:p>
        <text:p text:style-name="P1"/>
        <text:p text:style-name="P1"><text:s/>16(c)),</text:p>
        <text:p text:style-name="P1"/>
        <text:p text:style-name="P1"><text:s/>the catalyst is placed inside the discharge region.</text:p>
        <text:p text:style-name="P1"/>
        <text:p text:style-name="P1"><text:s/>In a traditional thermal catalysis experiment,</text:p>
        <text:p text:style-name="P1"/>
        <text:p text:style-name="P1"><text:s/>molecules are dissociatively adsorbed onto the catalyst with the energy being supplied in the form of heat.</text:p>
        <text:p text:style-name="P1"/>
        <text:p text:style-name="P1"><text:s/>In plasma-assisted catalysis,</text:p>
        <text:p text:style-name="P1"/>
        <text:p text:style-name="P1"><text:s/>species are activated by the plasma due to excitation,</text:p>
        <text:p text:style-name="P1"/>
        <text:p text:style-name="P1"><text:s/>ionization or dissociation by electrons in the gas phase or on the catalyst surface.</text:p>
        <text:p text:style-name="P1"/>
        <text:p text:style-name="P1"><text:s/></text:p>
        <text:p text:style-name="P1"/>
        <text:p text:style-name="P1"><text:s/>The major difference between the one-stage and two-stage configuration is the kind of species to which the catalyst is exposed.</text:p>
        <text:p text:style-name="P1"/>
        <text:p text:style-name="P1"><text:s/>In the two-stage configuration,</text:p>
        <text:p text:style-name="P1"/>
        <text:p text:style-name="P1"><text:s/>the end-products and the long-lived intermediates will interact with the catalyst,</text:p>
        <text:p text:style-name="P1"/>
        <text:p text:style-name="P1"><text:s/>while in the one-stage configuration,</text:p>
        <text:p text:style-name="P1"/>
        <text:p text:style-name="P1"><text:s/>the catalyst can also interact with all the short-lived species,</text:p>
        <text:p text:style-name="P1"/>
        <text:p text:style-name="P1"><text:s/>including excited species,</text:p>
        <text:p text:style-name="P1"/>
        <text:p text:style-name="P1"><text:s/>radicals,</text:p>
        <text:p text:style-name="P1"/>
        <text:p text:style-name="P1"><text:s/>photons and electrons.</text:p>
        <text:p text:style-name="P1"/>
        <text:p text:style-name="P1"><text:s/>Furthermore,</text:p>
        <text:p text:style-name="P1"/>
        <text:p text:style-name="P1"><text:s/>in this configuration the catalyst may also be influenced by the plasma and vice versa (see below).</text:p>
        <text:p text:style-name="P1"/>
        <text:p text:style-name="P8"/>
        <text:p text:style-name="P10">#24.3</text:p>
        <text:p text:style-name="P1"><text:soft-page-break/><text:s/>Besides plasma-catalysis,</text:p>
        <text:p text:style-name="P1"/>
        <text:p text:style-name="P1"><text:s/>the #%<text:span text:style-name="T2">preparation and modification of catalysts by plasma treatment</text:span> is gaining increased attention,</text:p>
        <text:p text:style-name="P1"/>
        <text:p text:style-name="P1"><text:s/>especially for catalysts with a low thermal stability.</text:p>
        <text:p text:style-name="P1"/>
        <text:p text:style-name="P1">103</text:p>
        <text:p text:style-name="P1"/>
        <text:p text:style-name="P1">The most widely investigated and,</text:p>
        <text:p text:style-name="P1"/>
        <text:p text:style-name="P1"><text:s/>for this review,</text:p>
        <text:p text:style-name="P1"/>
        <text:p text:style-name="P1"><text:s/>most interesting configuration is the one-stage configuration,</text:p>
        <text:p text:style-name="P1"/>
        <text:p text:style-name="P1"><text:s/>in which the catalyst is placed inside the discharge region,</text:p>
        <text:p text:style-name="P1"/>
        <text:p text:style-name="P1"><text:s/>either completely or only partially occupying the discharge zone.</text:p>
        <text:p text:style-name="P1"/>
        <text:p text:style-name="P1"><text:s/>The catalyst itself can be introduced in the discharge as pellets,</text:p>
        <text:p text:style-name="P1"/>
        <text:p text:style-name="P1"><text:s/>(fine) powders,</text:p>
        <text:p text:style-name="P1"/>
        <text:p text:style-name="P1"><text:s/>foams,</text:p>
        <text:p text:style-name="P1"/>
        <text:p text:style-name="P1"><text:s/>%%<text:span text:style-name="T1">honeycomb monoliths</text:span>,</text:p>
        <text:p text:style-name="P1"/>
        <text:p text:style-name="P1"><text:s/>different electrode materials and electrode coatings or as coated %%<text:span text:style-name="T1">quartz wool</text:span>.</text:p>
        <text:p text:style-name="P1"/>
        <text:p text:style-name="P1"><text:s/>The ease of adding a catalyst into the discharge zone greatly varies depending on the type of plasma reactor used.</text:p>
        <text:p text:style-name="P1"/>
        <text:p text:style-name="P8"/>
        <text:p text:style-name="P10">#24.4</text:p>
        <text:p text:style-name="P1"><text:s/>In general,</text:p>
        <text:p text:style-name="P1"/>
        <text:p text:style-name="P1"><text:s/>due to their simple geometry and operation close to room temperature,</text:p>
        <text:p text:style-name="P1"/>
        <text:p text:style-name="P1"><text:s/>implementation of a catalyst in a DBD reactor is very easy.</text:p>
        <text:p text:style-name="P1"/>
        <text:p text:style-name="P1"><text:s/>Although MWs also have a simple geometry,</text:p>
        <text:p text:style-name="P1"/>
        <text:p text:style-name="P1"><text:s/>due to the high gas temperature inside the discharge zone (1000–2000 K compared to 300–400 K for DBD) catalysts are often placed downstream,</text:p>
        <text:p text:style-name="P1"/>
        <text:p text:style-name="P1"><text:s/>due to their low thermal stability.</text:p>
        <text:p text:style-name="P1"/>
        <text:p text:style-name="P1"><text:s/>Finally,</text:p>
        <text:p text:style-name="P1"/>
        <text:p text:style-name="P1"><text:s/>GA discharges have rather complex geometries and the same higher gas temperatures,</text:p>
        <text:p text:style-name="P1"/>
        <text:p text:style-name="P1"><text:s/>thus catalysts are typically introduced downstream,</text:p>
        <text:p text:style-name="P1"/>
        <text:p text:style-name="P1"><text:s/>although the use of a %%<text:span text:style-name="T1">spouted bed</text:span> has also been reported.</text:p>
        <text:p text:style-name="P1"/>
        <text:p text:style-name="P1">105 If these MW and GA discharges can be operated at slightly lower temperatures (≤1000 K),</text:p>
        <text:p text:style-name="P1"><text:soft-page-break/></text:p>
        <text:p text:style-name="P1"><text:s/>this would yield new possibilities.</text:p>
        <text:p text:style-name="P1"/>
        <text:p text:style-name="P1"><text:s/>It would also open up the way for using sufficiently thermally stable catalysts inside the discharge zone,</text:p>
        <text:p text:style-name="P1"/>
        <text:p text:style-name="P1"><text:s/>and at the same time it would allow thermal activation of catalysts inside the discharge zone by the plasma.</text:p>
        <text:p text:style-name="P1"/>
        <text:p text:style-name="P8"/>
        <text:p text:style-name="P10">#24.5</text:p>
        <text:p text:style-name="P1">4.3.2. Synergetic effects</text:p>
        <text:p text:style-name="P1"/>
        <text:p text:style-name="P1">The resulting interactions when combining a plasma with a catalyst for plasma-based CO2 conversion often yield improved process results in terms of conversion,</text:p>
        <text:p text:style-name="P1"/>
        <text:p text:style-name="P1"><text:s/>selectivity,</text:p>
        <text:p text:style-name="P1"/>
        <text:p text:style-name="P1"><text:s/>yield and energy efficiency.</text:p>
        <text:p text:style-name="P1"/>
        <text:p text:style-name="P1"><text:s/>This surplus effect,</text:p>
        <text:p text:style-name="P1"/>
        <text:p text:style-name="P1"><text:s/>as shown in Fig.</text:p>
        <text:p text:style-name="P1"/>
        <text:p text:style-name="P1"><text:s/>17, is a complex phenomenon originating from the interplay between the various plasma–catalyst interactions and is often termed ‘synergy’,</text:p>
        <text:p text:style-name="P1"/>
        <text:p text:style-name="P1"><text:s/>when the combined effect is larger than the sum of the two separate effects.</text:p>
        <text:p text:style-name="P1"/>
        <text:p text:style-name="P1">102 Note that most research to date regarding this effect #%<text:span text:style-name="T2">has been performed for DBDs</text:span>.</text:p>
        <text:p text:style-name="P1"/>
        <text:p text:style-name="P1"><text:s/></text:p>
        <text:p text:style-name="P1"/>
        <text:p text:style-name="P1"><text:s/>The complex interactions can be subdivided into two categories: the effects of the plasma on the catalyst,</text:p>
        <text:p text:style-name="P1"/>
        <text:p text:style-name="P1"><text:s/>and vice versa,</text:p>
        <text:p text:style-name="P1"/>
        <text:p text:style-name="P1"><text:s/>the effects of the catalyst on the plasma.</text:p>
        <text:p text:style-name="P1"/>
        <text:p text:style-name="P1">102,107 Second,</text:p>
        <text:p text:style-name="P1"/>
        <text:p text:style-name="P1"><text:s/>it is important to distinguish between the two types of effects: physical and chemical effects.</text:p>
        <text:p text:style-name="P1"/>
        <text:p text:style-name="P1"><text:s/>While the physical effects are mainly responsible for gaining a better energy efficiency,</text:p>
        <text:p text:style-name="P1"/>
        <text:p text:style-name="P1"><text:s/>the chemical effects can lead to an improved selectivity towards the targeted products.</text:p>
        <text:p text:style-name="P1"/>
        <text:p text:style-name="P1"><text:s/>In the case of CO2 splitting,</text:p>
        <text:p text:style-name="P1"/>
        <text:p text:style-name="P1"><text:s/>mainly CO and O2 are formed,</text:p>
        <text:p text:style-name="P1"/>
        <text:p text:style-name="P1"><text:s/>so the primary added value of the catalyst is to increase the energy efficiency,</text:p>
        <text:p text:style-name="P1"/>
        <text:p text:style-name="P1"><text:s/>although the conversion can also be improved by chemical effects,</text:p>
        <text:p text:style-name="P1"/>
        <text:p text:style-name="P1"><text:soft-page-break/><text:s/>such as enhanced dissociative chemisorption due to the catalyst acid/basic sites.</text:p>
        <text:p text:style-name="P1"/>
        <text:p text:style-name="P1"><text:s/>When adding a co-reactant (e.</text:p>
        <text:p text:style-name="P1"/>
        <text:p text:style-name="P1">g. CH4, H2O, H2), the catalyst allows modifying the selectivity towards the targeted products.</text:p>
        <text:p text:style-name="P1"/>
        <text:p text:style-name="P8"/>
        <text:p text:style-name="P10">#24.6</text:p>
        <text:p text:style-name="P1"/>
        <text:p text:style-name="P1">An overview of the plasma–catalyst interactions is given in Fig.</text:p>
        <text:p text:style-name="P1"/>
        <text:p text:style-name="P1"><text:s/>18. When adding a catalyst,</text:p>
        <text:p text:style-name="P1"/>
        <text:p text:style-name="P1"><text:s/>the following effects on the plasma have been reported: (i) an enhancement of the electric field through the geometric distortion and surface roughness; (ii) the formation of micro-discharges inside the pores of the catalyst material,</text:p>
        <text:p text:style-name="P1"/>
        <text:p text:style-name="P1"><text:s/>due to the very strong electric field inside the pores,</text:p>
        <text:p text:style-name="P1"/>
        <text:p text:style-name="P1"><text:s/>leading to different characteristics compared to the bulk; (iii) a change in the discharge type,</text:p>
        <text:p text:style-name="P1"/>
        <text:p text:style-name="P1"><text:s/>because the presence of insulating surfaces promotes the development of surface discharges; (iv) the adsorption of species on the catalyst surface,</text:p>
        <text:p text:style-name="P1"/>
        <text:p text:style-name="P1"><text:s/>which affects their concentration and conversion due to longer retention times.</text:p>
        <text:p text:style-name="P1"/>
        <text:p text:style-name="P1"><text:s/>All the effects of the catalyst on the plasma can thus generally be considered as physical effects.</text:p>
        <text:p text:style-name="P1"/>
        <text:p text:style-name="P1"><text:s/>The reported effects of the plasma on the catalyst,</text:p>
        <text:p text:style-name="P1"/>
        <text:p text:style-name="P1"><text:s/>on the other hand,</text:p>
        <text:p text:style-name="P1"/>
        <text:p text:style-name="P1"><text:s/>are of both a physical and chemical nature.</text:p>
        <text:p text:style-name="P1"/>
        <text:p text:style-name="P1"><text:s/>They include: (i) changes in its physico-chemical properties,</text:p>
        <text:p text:style-name="P1"/>
        <text:p text:style-name="P1"><text:s/>such as a higher adsorption probability at the catalyst surface,</text:p>
        <text:p text:style-name="P1"/>
        <text:p text:style-name="P1"><text:s/>a higher catalyst surface area,</text:p>
        <text:p text:style-name="P1"/>
        <text:p text:style-name="P1"><text:s/>a changed catalyst oxidation state,</text:p>
        <text:p text:style-name="P1"/>
        <text:p text:style-name="P1"><text:s/>the reduction of metal oxide catalysts to their metallic form,</text:p>
        <text:p text:style-name="P1"/>
        <text:p text:style-name="P1"><text:s/>reduced coke formation on the surface and a change in the catalyst work function; (ii) the formation of hot spots on the surface due to the formation of strong micro-discharges; (iii) catalyst activation by photon irradiation emitted by the excited plasma species (although this effect is probably of only minor importance due to the low photon fluxes); (iv) lowered activation barriers due to there being more reactive <text:soft-page-break/>vibrationally excited plasma species and consequently a greater possibility for non-adiabatic barrier crossings; (v) changes in the reaction pathways due to the presence of a wide variety of (re)active species.</text:p>
        <text:p text:style-name="P1"/>
        <text:p text:style-name="P1"><text:s/></text:p>
      </text:section>
      <text:p text:style-name="P1"/>
      <text:p text:style-name="P8"/>
      <text:p text:style-name="P10">#24.7</text:p>
      <text:section text:style-name="Sect1" text:name="セクション24">
        <text:p text:style-name="P1">While the physical effects have been more extensively studied,</text:p>
        <text:p text:style-name="P1"/>
        <text:p text:style-name="P1"><text:s/>such as the plasma behaviour in packed-bed DBD reactors108 or inside catalyst pores,</text:p>
        <text:p text:style-name="P1"/>
        <text:p text:style-name="P1">109 the chemical effects are less understood,</text:p>
        <text:p text:style-name="P1"/>
        <text:p text:style-name="P1"><text:s/>mainly because they are often correlated with the physical effects.</text:p>
        <text:p text:style-name="P1"/>
        <text:p text:style-name="P1"><text:s/>Indeed,</text:p>
        <text:p text:style-name="P1"/>
        <text:p text:style-name="P1"><text:s/>in a DBD,</text:p>
        <text:p text:style-name="P1"/>
        <text:p text:style-name="P1"><text:s/>the catalyst is mostly introduced as a packed bed,</text:p>
        <text:p text:style-name="P1"/>
        <text:p text:style-name="P1"><text:s/>making it difficult to distinguish between the two effects.</text:p>
        <text:p text:style-name="P1"/>
        <text:p text:style-name="P1"><text:s/>Hence,</text:p>
        <text:p text:style-name="P1"/>
        <text:p text:style-name="P1"><text:s/>more systematic studies on both the physical and chemical effects of the catalyst material are highly needed.</text:p>
        <text:p text:style-name="P1"/>
        <text:p text:style-name="P1">102 Furthermore,</text:p>
        <text:p text:style-name="P1"/>
        <text:p text:style-name="P1"><text:s/>as summarized in Fig.</text:p>
        <text:p text:style-name="P1"/>
        <text:p text:style-name="P1"><text:s/>19, the plasma and catalyst both have an influence on the gas composition,</text:p>
        <text:p text:style-name="P1"/>
        <text:p text:style-name="P1"><text:s/>and at the same time the plasma influences the catalyst properties and vice versa,</text:p>
        <text:p text:style-name="P1"/>
        <text:p text:style-name="P1"><text:s/>as mentioned above.</text:p>
        <text:p text:style-name="P1"/>
        <text:p text:style-name="P1"><text:s/>Therefore,</text:p>
        <text:p text:style-name="P1"/>
        <text:p text:style-name="P1"><text:s/>both the gas composition and the plasma and catalyst properties continuously influence each other,</text:p>
        <text:p text:style-name="P1"/>
        <text:p text:style-name="P1"><text:s/>and at the same time are influenced by the plasma chemistry and surface chemistry.</text:p>
        <text:p text:style-name="P1"/>
        <text:p text:style-name="P1"><text:s/>Thus,</text:p>
        <text:p text:style-name="P1"/>
        <text:p text:style-name="P1"><text:s/>it is recommended to develop tailored catalysts for plasma-catalysis,</text:p>
        <text:p text:style-name="P1"/>
        <text:p text:style-name="P1"><text:s/>rather than simply relying on classical catalysts.</text:p>
        <text:p text:style-name="P1"/>
        <text:p text:style-name="P1"><text:s/>This is discussed further in Section 5. </text:p>
        <text:p text:style-name="P1"><text:soft-page-break/></text:p>
        <text:p text:style-name="P1">Finally,</text:p>
        <text:p text:style-name="P1"/>
        <text:p text:style-name="P1"><text:s/>it is worth mentioning that besides CO2 conversion,</text:p>
        <text:p text:style-name="P1"/>
        <text:p text:style-name="P1"><text:s/>the combination of plasma with catalysts is also promising for nanomaterial synthesis,</text:p>
        <text:p text:style-name="P1"/>
        <text:p text:style-name="P1"><text:s/>such as for the growth of carbon nanotubes,</text:p>
        <text:p text:style-name="P1"/>
        <text:p text:style-name="P1"><text:s/>nanofibres,</text:p>
        <text:p text:style-name="P1"/>
        <text:p text:style-name="P1"><text:s/>and graphene.</text:p>
        <text:p text:style-name="P1"/>
        <text:p text:style-name="P1"><text:s/>To date,</text:p>
        <text:p text:style-name="P1"/>
        <text:p text:style-name="P1"><text:s/>research on this topic has been mainly focused on pure methane plasmas,</text:p>
        <text:p text:style-name="P1"/>
        <text:p text:style-name="P1"><text:s/>instead of CO2 plasmas.</text:p>
        <text:p text:style-name="P1"/>
        <text:p text:style-name="P1"><text:s/>This is,</text:p>
        <text:p text:style-name="P1"/>
        <text:p text:style-name="P1"><text:s/>however,</text:p>
        <text:p text:style-name="P1"/>
        <text:p text:style-name="P1"><text:s/>outside the scope of the present review,</text:p>
        <text:p text:style-name="P1"/>
        <text:p text:style-name="P1"><text:s/>but we refer to another recent review paper,</text:p>
        <text:p text:style-name="P1"/>
        <text:p text:style-name="P1"><text:s/>where these applications are discussed in detail.</text:p>
        <text:p text:style-name="P1"/>
        <text:p text:style-name="P1">102</text:p>
      </text:section>
      <text:p text:style-name="P1"/>
      <text:p text:style-name="P1">]XXX</text:p>
      <text:p text:style-name="P1"/>
      <text:p text:style-name="P1"/>
      <text:p text:style-name="P1">------------------------------------------ [resource] 20200526_153656</text:p>
      <table:table table:name="表1" table:style-name="表1">
        <table:table-column table:style-name="表1.A"/>
        <table:table-column table:style-name="表1.B"/>
        <table:table-column table:style-name="表1.C"/>
        <table:table-column table:style-name="表1.D"/>
        <table:table-row>
          <table:table-cell table:style-name="表1.A1" office:value-type="string">
            <text:p text:style-name="P13"/>
          </table:table-cell>
          <table:table-cell table:style-name="表1.A1" office:value-type="string">
            <text:p text:style-name="P4">#%<text:span text:style-name="T1">Plasma-Driven Catalysis</text:span></text:p>
          </table:table-cell>
          <table:table-cell table:style-name="表1.A1" office:value-type="string">
            <text:p text:style-name="P13">keyword</text:p>
          </table:table-cell>
          <table:table-cell table:style-name="表1.D1" office:value-type="string">
            <text:p text:style-name="P14">青２</text:p>
          </table:table-cell>
        </table:table-row>
        <table:table-row>
          <table:table-cell table:style-name="表1.A2" office:value-type="string">
            <text:p text:style-name="P13"/>
          </table:table-cell>
          <table:table-cell table:style-name="表1.A2" office:value-type="string">
            <text:p text:style-name="P4">%%<text:span text:style-name="T2">flexibility to be scaled up and down</text:span></text:p>
          </table:table-cell>
          <table:table-cell table:style-name="表1.A2" office:value-type="string">
            <text:p text:style-name="P13">notice</text:p>
          </table:table-cell>
          <table:table-cell table:style-name="表1.D2" office:value-type="string">
            <text:p text:style-name="P14">緑４</text:p>
          </table:table-cell>
        </table:table-row>
        <table:table-row>
          <table:table-cell table:style-name="表1.A2" office:value-type="string">
            <text:p text:style-name="P13"/>
          </table:table-cell>
          <table:table-cell table:style-name="表1.A2" office:value-type="string">
            <text:p text:style-name="P9">#2</text:p>
          </table:table-cell>
          <table:table-cell table:style-name="表1.A2" office:value-type="string">
            <text:p text:style-name="P13">location number</text:p>
          </table:table-cell>
          <table:table-cell table:style-name="表1.D2" office:value-type="string">
            <text:p text:style-name="P14">青２</text:p>
            <text:p text:style-name="P14">オレンジ色１</text:p>
          </table:table-cell>
        </table:table-row>
      </table:table>
      <text:p text:style-name="P1"/>
      <text:p text:style-name="P1"/>
      <table:table table:name="表2" table:style-name="表2">
        <table:table-column table:style-name="表2.A"/>
        <table:table-column table:style-name="表2.B"/>
        <table:table-column table:style-name="表2.C"/>
        <table:table-column table:style-name="表2.D"/>
        <table:table-row>
          <table:table-cell table:style-name="表2.A1" office:value-type="float" office:value="1">
            <text:p text:style-name="P13">1</text:p>
          </table:table-cell>
          <table:table-cell table:style-name="表2.B1" office:value-type="string">
            <text:p text:style-name="P1">([^\d])(\.|\,)</text:p>
          </table:table-cell>
          <table:table-cell table:style-name="表2.B1" office:value-type="string">
            <text:p text:style-name="P13">$1$2\n\n</text:p>
          </table:table-cell>
          <table:table-cell table:style-name="表2.D1" office:value-type="string">
            <text:p text:style-name="P14"/>
          </table:table-cell>
        </table:table-row>
        <table:table-row>
          <table:table-cell table:style-name="表2.A2">
            <text:p text:style-name="P13"/>
          </table:table-cell>
          <table:table-cell table:style-name="表2.B2" office:value-type="string">
            <text:p text:style-name="P1">([^\d]{2,}?)(\.|\,)</text:p>
          </table:table-cell>
          <table:table-cell table:style-name="表2.B2" office:value-type="string">
            <text:p text:style-name="P13">$1$2\n\n</text:p>
          </table:table-cell>
          <table:table-cell table:style-name="表2.D2" office:value-type="string">
            <text:p text:style-name="P14"/>
          </table:table-cell>
        </table:table-row>
      </table:table>
      <text:p text:style-name="P1"/>
      <text:p text:style-name="P1">/ ------------------------------------------ [resource] 20200526_153656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メイリオ" svg:font-family="メイリオ"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20-05-26T13:56:20.53</meta:creation-date>
    <dc:date>2020-08-23T18:31:12.89</dc:date>
    <dc:creator>iwabuchi ken</dc:creator>
    <meta:editing-duration>PT16H34S</meta:editing-duration>
    <meta:editing-cycles>155</meta:editing-cycles>
    <meta:generator>OpenOffice/4.1.3$Win32 OpenOffice.org_project/413m1$Build-9783</meta:generator>
    <meta:document-statistic meta:table-count="2" meta:image-count="0" meta:object-count="0" meta:page-count="88" meta:paragraph-count="2088" meta:word-count="17980" meta:character-count="116015"/>
  </office:meta>
</office:document-meta>
</file>